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269B0000201A95E36384.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Times New Roman" fo:font-size="10pt" style:font-name-asian="Times New Roman" style:font-size-asian="10pt" style:font-name-complex="Times New Roman" style:font-size-complex="10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5" style:family="paragraph" style:parent-style-name="Standard">
      <style:text-properties fo:font-size="11pt" fo:language="fr" fo:country="FR" style:font-size-asian="11pt" style:font-size-complex="11pt"/>
    </style:style>
    <style:style style:name="P26"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2"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4"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5"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9"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1"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2"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3"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4"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6"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7"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8"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0"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1"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2"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3"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5"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6" style:family="paragraph" style:parent-style-name="Contents_20_1">
      <style:paragraph-properties>
        <style:tab-stops>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6.999cm" style:type="right" style:leader-style="dotted" style:leader-text="."/>
        </style:tab-stops>
      </style:paragraph-properties>
    </style:style>
    <style:style style:name="P58"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0"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1" style:family="paragraph" style:parent-style-name="Standard" style:list-style-name="L24">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2" style:family="paragraph" style:parent-style-name="Standard" style:list-style-name="L24">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63"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64"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5"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6"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7"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8"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9"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0"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1" style:family="paragraph" style:parent-style-name="Standard" style:list-style-name="L16">
      <style:paragraph-properties fo:text-align="justify" style:justify-single-word="false"/>
      <style:text-properties fo:font-size="11pt" style:font-size-asian="11pt" style:font-size-complex="11pt"/>
    </style:style>
    <style:style style:name="P72" style:family="paragraph" style:parent-style-name="Standard" style:list-style-name="L15">
      <style:paragraph-properties fo:text-align="justify" style:justify-single-word="false"/>
    </style:style>
    <style:style style:name="P73" style:family="paragraph" style:parent-style-name="Heading_20_2">
      <style:text-properties fo:language="fr" fo:country="FR"/>
    </style:style>
    <style:style style:name="P74"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75" style:family="paragraph" style:parent-style-name="Heading_20_3">
      <style:text-properties style:font-name="Times New Roman" fo:font-size="12pt" style:font-name-asian="Times New Roman" style:font-size-asian="12pt" style:font-name-complex="Times New Roman" style:font-size-complex="12pt"/>
    </style:style>
    <style:style style:name="P76" style:family="paragraph" style:parent-style-name="Heading_20_3">
      <style:text-properties style:font-name="Times New Roman" fo:font-size="10pt" style:font-name-asian="Times New Roman" style:font-size-asian="10pt" style:font-name-complex="Times New Roman" style:font-size-complex="10pt"/>
    </style:style>
    <style:style style:name="P77"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78" style:family="paragraph" style:parent-style-name="Heading_20_1">
      <style:text-properties fo:language="fr" fo:country="FR"/>
    </style:style>
    <style:style style:name="P79"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1"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2"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3"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4"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5"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6"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7"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9"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0" style:family="paragraph" style:parent-style-name="Text_20_body" style:list-style-name="L20">
      <style:text-properties fo:font-size="11pt" style:font-size-asian="11pt" style:font-size-complex="11pt"/>
    </style:style>
    <style:style style:name="P91" style:family="paragraph" style:parent-style-name="Text_20_body" style:list-style-name="L22">
      <style:text-properties fo:font-size="11pt" style:font-size-asian="11pt" style:font-size-complex="11pt"/>
    </style:style>
    <style:style style:name="P92" style:family="paragraph" style:parent-style-name="Text_20_body" style:list-style-name="L3">
      <style:paragraph-properties fo:text-align="justify" style:justify-single-word="false"/>
      <style:text-properties fo:language="fr" fo:country="FR"/>
    </style:style>
    <style:style style:name="P93" style:family="paragraph" style:parent-style-name="Text_20_body" style:list-style-name="L5">
      <style:paragraph-properties fo:text-align="justify" style:justify-single-word="false"/>
    </style:style>
    <style:style style:name="P94"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21"/>
    <style:style style:name="P96" style:family="paragraph">
      <style:paragraph-properties fo:text-align="center"/>
    </style:style>
    <style:style style:name="P97" style:family="paragraph">
      <style:paragraph-properties style:writing-mode="lr-tb"/>
      <style:text-properties fo:font-size="10pt" style:font-size-asian="10pt" style:font-size-complex="10pt"/>
    </style:style>
    <style:style style:name="P98" style:family="paragraph">
      <style:paragraph-properties style:writing-mode="lr-tb"/>
      <style:text-properties fo:color="#000000" fo:font-size="10pt" style:font-size-asian="10pt" style:font-size-complex="10pt"/>
    </style:style>
    <style:style style:name="P99" style:family="paragraph">
      <style:paragraph-properties style:writing-mode="lr-tb"/>
      <style:text-properties fo:font-size="10pt" fo:font-weight="bold" style:font-size-asian="10pt" style:font-weight-asian="bold" style:font-size-complex="10pt" style:font-weight-complex="bold"/>
    </style:style>
    <style:style style:name="P100" style:family="paragraph">
      <style:paragraph-properties style:writing-mode="lr-tb"/>
      <style:text-properties fo:font-size="10pt" fo:font-style="italic" style:font-size-asian="10pt" style:font-style-asian="italic" style:font-size-complex="10pt" style:font-style-complex="italic"/>
    </style:style>
    <style:style style:name="P101" style:family="paragraph">
      <style:paragraph-properties style:writing-mode="lr-tb"/>
      <style:text-properties fo:font-size="8pt" style:font-size-asian="8pt" style:font-size-complex="8pt"/>
    </style:style>
    <style:style style:name="P102" style:family="paragraph">
      <style:paragraph-properties style:writing-mode="lr-tb"/>
      <style:text-properties fo:font-size="9pt" style:font-size-asian="9pt" style:font-size-complex="9pt"/>
    </style:style>
    <style:style style:name="P103" style:family="paragraph">
      <style:text-properties fo:font-size="10pt" style:font-size-asian="10pt" style:font-size-complex="10pt"/>
    </style:style>
    <style:style style:name="P104" style:family="paragraph">
      <style:paragraph-properties style:writing-mode="lr-tb"/>
      <style:text-properties fo:font-size="12pt" fo:font-weight="bold" style:font-size-asian="12pt" style:font-weight-asian="bold" style:font-size-complex="12pt" style:font-weight-complex="bold"/>
    </style:style>
    <style:style style:name="P105" style:family="paragraph">
      <style:text-properties fo:font-weight="bold" style:font-weight-asian="bold" style:font-weight-complex="bold"/>
    </style:style>
    <style:style style:name="P106" style:family="paragraph">
      <style:text-properties fo:font-size="10pt" fo:font-weight="normal" style:font-size-asian="10pt" style:font-weight-asian="normal" style:font-size-complex="10pt" style:font-weight-complex="normal"/>
    </style:style>
    <style:style style:name="P107"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08" style:family="paragraph">
      <style:paragraph-properties fo:text-align="justify"/>
    </style:style>
    <style:style style:name="P109" style:family="paragraph">
      <style:paragraph-properties fo:margin-left="1.27cm" fo:margin-right="0cm" fo:text-indent="-1.235cm"/>
    </style:style>
    <style:style style:name="P110" style:family="paragraph">
      <style:paragraph-properties fo:text-align="justify" style:writing-mode="lr-tb"/>
      <style:text-properties fo:font-size="11pt" fo:font-weight="bold" style:font-size-asian="10pt" style:font-size-complex="11pt" style:font-weight-complex="bold"/>
    </style:style>
    <style:style style:name="P111" style:family="paragraph">
      <style:paragraph-properties fo:text-align="justify" style:writing-mode="lr-tb"/>
      <style:text-properties style:font-name="Times New Roman" fo:font-size="11pt" style:font-size-asian="8pt" style:font-size-complex="11pt"/>
    </style:style>
    <style:style style:name="P112" style:family="paragraph">
      <style:paragraph-properties fo:text-align="justify" style:writing-mode="lr-tb"/>
      <style:text-properties fo:font-size="8pt" style:font-size-asian="8pt" style:font-size-complex="8pt"/>
    </style:style>
    <style:style style:name="P113"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14"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5" style:family="paragraph">
      <style:text-properties fo:font-size="10pt" fo:font-style="italic" style:font-size-asian="10pt" style:font-style-asian="italic" style:font-size-complex="10pt" style:font-style-complex="italic"/>
    </style:style>
    <style:style style:name="P116" style:family="paragraph">
      <style:text-properties style:font-name="Times New Roman" fo:font-size="8pt" fo:font-style="italic" style:font-size-asian="8pt" style:font-style-asian="italic" style:font-size-complex="8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ize="11pt" style:font-size-asian="9.60000038146973pt" style:font-size-complex="11pt"/>
    </style:style>
    <style:style style:name="T8"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9"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0"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1"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style:font-name="Times New Roman"/>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normal" fo:font-weight="bold" style:font-style-asian="normal" style:font-weight-asian="bold" style:font-style-complex="italic" style:font-weight-complex="bold"/>
    </style:style>
    <style:style style:name="T22" style:family="text">
      <style:text-properties style:font-name="Times New Roman" fo:font-style="normal" fo:font-weight="normal" style:font-style-asian="normal" style:font-weight-asian="normal" style:font-style-complex="italic" style:font-weight-complex="bold"/>
    </style:style>
    <style:style style:name="T23" style:family="text">
      <style:text-properties style:font-name="Times New Roman" fo:font-size="11pt" fo:language="fr" fo:country="FR" fo:font-style="normal" fo:font-weight="normal" style:font-size-asian="11pt" style:font-style-asian="normal" style:font-weight-asian="normal" style:font-size-complex="11pt"/>
    </style:style>
    <style:style style:name="T24"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5"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6" style:family="text">
      <style:text-properties style:font-name="Times New Roman" fo:font-size="11pt" fo:font-style="normal" fo:font-weight="normal" style:font-size-asian="11pt" style:font-style-asian="normal" style:font-weight-asian="normal" style:font-size-complex="11pt"/>
    </style:style>
    <style:style style:name="T27"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8" style:family="text">
      <style:text-properties style:font-name="Times New Roman" fo:font-style="italic" fo:font-weight="bold" style:font-style-asian="italic" style:font-weight-asian="bold" style:font-style-complex="italic" style:font-weight-complex="bold"/>
    </style:style>
    <style:style style:name="T29"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30"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1" style:family="text">
      <style:text-properties style:font-name="Times New Roman" fo:font-style="italic" style:font-name-asian="Times New Roman" style:font-size-asian="11pt" style:font-style-asian="italic" style:font-name-complex="Times New Roman" style:font-style-complex="italic"/>
    </style:style>
    <style:style style:name="T32" style:family="text">
      <style:text-properties style:font-name="Times New Roman" fo:font-style="italic" style:font-name-asian="Times New Roman" style:font-style-asian="italic" style:font-name-complex="Times New Roman" style:font-style-complex="italic"/>
    </style:style>
    <style:style style:name="T33"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4" style:family="text">
      <style:text-properties style:font-name="Times New Roman" fo:language="fr" fo:country="FR" fo:font-style="normal" fo:font-weight="normal" style:font-style-asian="normal" style:font-weight-asian="normal"/>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6"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7"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8" style:family="text">
      <style:text-properties style:font-name="Times New Roman" style:font-name-asian="Times New Roman" style:font-size-asian="11pt" style:font-name-complex="Times New Roman"/>
    </style:style>
    <style:style style:name="T39" style:family="text">
      <style:text-properties style:font-name="Times New Roman" style:font-name-asian="Times New Roman" style:font-name-complex="Times New Roman"/>
    </style:style>
    <style:style style:name="T40" style:family="text">
      <style:text-properties fo:color="#c9211e" style:font-name="Times New Roman" fo:language="fr" fo:country="FR" fo:font-style="normal" fo:font-weight="normal" style:font-style-asian="normal" style:font-weight-asian="normal" loext:opacity="100%"/>
    </style:style>
    <style:style style:name="T41" style:family="text">
      <style:text-properties fo:color="#000000" loext:opacity="100%"/>
    </style:style>
    <style:style style:name="T42" style:family="text">
      <style:text-properties fo:color="#000000" style:font-name="Times New Roman" loext:opacity="100%"/>
    </style:style>
    <style:style style:name="T43" style:family="text">
      <style:text-properties fo:color="#000000" style:font-name="Times New Roman" fo:language="fr" fo:country="FR" fo:font-style="normal" fo:font-weight="normal" style:font-style-asian="normal" style:font-weight-asian="normal"/>
    </style:style>
    <style:style style:name="T44" style:family="text">
      <style:text-properties fo:color="#000000" style:font-name="Times New Roman" fo:language="fr" fo:country="FR" fo:font-style="normal" fo:font-weight="normal" style:font-style-asian="normal" style:font-weight-asian="normal" loext:opacity="100%"/>
    </style:style>
    <style:style style:name="T45"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6" style:family="text">
      <style:text-properties fo:color="#000000" style:font-name="Times New Roman" fo:language="fr" fo:country="FR" fo:font-style="italic" fo:font-weight="normal" style:font-style-asian="italic" style:font-weight-asian="normal" style:font-style-complex="italic"/>
    </style:style>
    <style:style style:name="T47"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8" style:family="text">
      <style:text-properties fo:color="#000000" style:text-underline-style="none" loext:opacity="100%"/>
    </style:style>
    <style:style style:name="T49" style:family="text">
      <style:text-properties fo:color="#ff0000" style:font-name="Times New Roman" loext:opacity="100%"/>
    </style:style>
    <style:style style:name="T50"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1" style:family="text">
      <style:text-properties fo:color="#ff0000" style:font-name="Times New Roman" fo:language="fr" fo:country="FR" fo:font-style="normal" fo:font-weight="normal" style:font-style-asian="normal" style:font-weight-asian="normal" loext:opacity="100%"/>
    </style:style>
    <style:style style:name="T52" style:family="text">
      <style:text-properties fo:color="#ff0000" style:text-underline-style="none" loext:opacity="100%"/>
    </style:style>
    <style:style style:name="T53"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4" style:family="text">
      <style:text-properties fo:color="#2a6099" fo:font-weight="bold" style:font-weight-asian="bold" style:font-weight-complex="bold" loext:opacity="100%"/>
    </style:style>
    <style:style style:name="T55" style:family="text">
      <style:text-properties fo:color="#800080" fo:font-style="italic" style:font-style-asian="italic" style:font-style-complex="italic" loext:opacity="100%"/>
    </style:style>
    <style:style style:name="T56" style:family="text">
      <style:text-properties fo:language="fr" fo:country="FR" fo:font-style="normal" fo:font-weight="normal" style:font-style-asian="normal" style:font-weight-asian="normal" style:font-style-complex="normal" style:font-weight-complex="normal"/>
    </style:style>
    <style:style style:name="T57" style:family="text">
      <style:text-properties fo:color="#0000ff" fo:font-style="italic" style:font-style-asian="italic" style:font-style-complex="italic"/>
    </style:style>
    <style:style style:name="T58" style:family="text">
      <style:text-properties style:text-underline-style="none"/>
    </style:style>
    <style:style style:name="T59" style:family="text">
      <style:text-properties style:text-underline-style="none" loext:opacity="100%"/>
    </style:style>
    <style:style style:name="T60" style:family="text">
      <style:text-properties fo:color="#0000cc"/>
    </style:style>
    <style:style style:name="T61" style:family="text">
      <style:text-properties fo:color="#000000" fo:font-size="10pt" style:font-size-asian="10pt" style:font-size-complex="10pt" loext:opacity="100%"/>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style="italic" fo:font-weight="bold" style:font-size-asian="10pt" style:font-style-asian="italic" style:font-weight-asian="bold" style:font-size-complex="10pt" style:font-style-complex="italic" style:font-weight-complex="bold"/>
    </style:style>
    <style:style style:name="T6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5" style:family="text">
      <style:text-properties fo:font-size="10pt" fo:font-style="italic" style:font-size-asian="10pt" style:font-style-asian="italic" style:font-size-complex="10pt" style:font-style-complex="italic"/>
    </style:style>
    <style:style style:name="T66" style:family="text">
      <style:text-properties fo:font-size="8pt" fo:font-style="italic" fo:font-weight="bold" style:font-size-asian="8pt" style:font-style-asian="italic" style:font-weight-asian="bold" style:font-size-complex="8pt" style:font-style-complex="italic" style:font-weight-complex="bold"/>
    </style:style>
    <style:style style:name="T67" style:family="text">
      <style:text-properties fo:font-size="8pt" style:font-size-asian="8pt" style:font-size-complex="8pt"/>
    </style:style>
    <style:style style:name="T68" style:family="text">
      <style:text-properties fo:color="#c9211e" fo:font-size="8pt" style:font-size-asian="8pt" style:font-size-complex="8pt" loext:opacity="100%"/>
    </style:style>
    <style:style style:name="T69" style:family="text">
      <style:text-properties fo:color="#000000" style:font-name="Symbol1" fo:font-size="10pt" style:font-size-asian="10pt" style:font-size-complex="10pt" loext:opacity="100%"/>
    </style:style>
    <style:style style:name="T70" style:family="text">
      <style:text-properties fo:font-size="9pt" style:font-size-asian="9pt" style:font-size-complex="9pt"/>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color="#3465a4" fo:font-size="10pt" fo:font-weight="bold" style:font-size-asian="10pt" style:font-weight-asian="bold" style:font-size-complex="10pt" style:font-weight-complex="bold" loext:opacity="100%"/>
    </style:style>
    <style:style style:name="T74" style:family="text">
      <style:text-properties fo:color="#800080" fo:font-size="10pt" fo:font-weight="bold" style:font-size-asian="10pt" style:font-weight-asian="bold" style:font-size-complex="10pt" style:font-weight-complex="bold" loext:opacity="100%"/>
    </style:style>
    <style:style style:name="T75"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6"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7"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78"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79" style:family="text">
      <style:text-properties style:font-name="Times New Roman" fo:font-size="10pt" fo:font-weight="bold" style:font-size-asian="10pt" style:font-size-complex="10pt" style:font-weight-complex="bold"/>
    </style:style>
    <style:style style:name="T80" style:family="text">
      <style:text-properties style:font-name="Times New Roman" fo:font-size="10pt" fo:font-weight="normal" style:font-size-asian="10pt" style:font-weight-asian="normal" style:font-size-complex="10pt" style:font-weight-complex="normal"/>
    </style:style>
    <style:style style:name="T81" style:family="text">
      <style:text-properties style:font-name="Times New Roman" fo:font-size="10pt" style:font-size-asian="10pt" style:font-size-complex="10pt"/>
    </style:style>
    <style:style style:name="T82" style:family="text">
      <style:text-properties style:font-name="Times New Roman" fo:font-size="10pt" fo:font-style="italic" fo:font-weight="bold" style:font-size-asian="10pt" style:font-size-complex="10pt" style:font-style-complex="italic" style:font-weight-complex="bold"/>
    </style:style>
    <style:style style:name="T83" style:family="text">
      <style:text-properties fo:color="#3465a4" style:font-name="Times New Roman" fo:font-size="8pt" fo:font-weight="bold" style:font-size-asian="8pt" style:font-weight-asian="bold" style:font-size-complex="8pt" style:font-weight-complex="bold" loext:opacity="100%"/>
    </style:style>
    <style:style style:name="T84" style:family="text">
      <style:text-properties style:font-name="Times New Roman" fo:font-size="8pt" style:font-size-asian="8pt" style:font-size-complex="8pt"/>
    </style:style>
    <style:style style:name="T85" style:family="text">
      <style:text-properties fo:font-size="8pt" fo:font-weight="normal" style:font-size-asian="8pt" style:font-weight-asian="normal" style:font-size-complex="8pt" style:font-weight-complex="normal"/>
    </style:style>
    <style:style style:name="T86" style:family="text">
      <style:text-properties style:font-name="Times New Roman" fo:font-size="12pt" fo:font-weight="bold" style:font-size-asian="12pt" style:font-weight-asian="bold" style:font-size-complex="12pt" style:font-weight-complex="bold"/>
    </style:style>
    <style:style style:name="T87"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88" style:family="text">
      <style:text-properties fo:color="#3465a4" style:font-name="Times New Roman" fo:font-size="8pt" fo:font-weight="bold" style:font-size-asian="8pt" style:font-weight-asian="bold" style:font-size-complex="8pt" style:font-weight-complex="bold"/>
    </style:style>
    <style:style style:name="T89" style:family="text">
      <style:text-properties fo:color="#000000" style:font-name="Times New Roman" fo:font-size="8pt" fo:font-weight="bold" style:font-size-asian="8pt" style:font-weight-asian="bold" style:font-size-complex="8pt" style:font-weight-complex="bold" loext:opacity="100%"/>
    </style:style>
    <style:style style:name="T90" style:family="text">
      <style:text-properties fo:color="#000000" style:font-name="Times New Roman" fo:font-size="8pt" fo:font-weight="normal" style:font-size-asian="8pt" style:font-weight-asian="normal" style:font-size-complex="8pt" style:font-weight-complex="normal" loext:opacity="100%"/>
    </style:style>
    <style:style style:name="T91" style:family="text">
      <style:text-properties fo:color="#3465a4" style:font-name="Times New Roman" fo:font-size="8pt" fo:font-weight="normal" style:font-size-asian="8pt" style:font-weight-asian="normal" style:font-size-complex="8pt" style:font-weight-complex="normal" loext:opacity="100%"/>
    </style:style>
    <style:style style:name="T92" style:family="text">
      <style:text-properties fo:color="#000000" style:font-name="Times New Roman" fo:font-size="8pt" fo:font-weight="normal" style:font-size-asian="8pt" style:font-weight-asian="normal" style:font-size-complex="8pt" style:font-weight-complex="normal"/>
    </style:style>
    <style:style style:name="T93" style:family="text">
      <style:text-properties fo:color="#3465a4" style:font-name="Times New Roman" fo:font-size="8pt" fo:font-weight="normal" style:font-size-asian="8pt" style:font-weight-asian="normal" style:font-size-complex="8pt" style:font-weight-complex="normal"/>
    </style:style>
    <style:style style:name="T94" style:family="text">
      <style:text-properties fo:color="#000000" style:font-name="Times New Roman" fo:font-size="8pt" fo:font-weight="bold" style:font-size-asian="8pt" style:font-weight-asian="bold" style:font-size-complex="8pt" style:font-weight-complex="bold"/>
    </style:style>
    <style:style style:name="T95"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nception d'un protocole et implémentation</text:p>
      <text:p text:style-name="P24">FSK_COM_STACK</text:p>
      <text:p text:style-name="P24"/>
      <text:p text:style-name="P24"/>
      <text:p text:style-name="P23"/>
      <text:p text:style-name="P2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6"><text:a xlink:type="simple" xlink:href="#__RefHeading___Toc2092_2496697646" text:style-name="Index_20_Link" text:visited-style-name="Index_20_Link">1.Présentation<text:tab/>2</text:a></text:p>
          <text:p text:style-name="P56"><text:a xlink:type="simple" xlink:href="#__RefHeading___Toc2094_2496697646" text:style-name="Index_20_Link" text:visited-style-name="Index_20_Link">2.Architecture de la pile de communication<text:tab/>3</text:a></text:p>
          <text:p text:style-name="P57"><text:a xlink:type="simple" xlink:href="#__RefHeading___Toc2096_2496697646" text:style-name="Index_20_Link" text:visited-style-name="Index_20_Link">2.1.Les trames du protocole<text:tab/>4</text:a></text:p>
          <text:p text:style-name="P56"><text:a xlink:type="simple" xlink:href="#__RefHeading__3608_383917237" text:style-name="Index_20_Link" text:visited-style-name="Index_20_Link">3.Mécanisme logiciel de la pile de communication<text:tab/>6</text:a></text:p>
          <text:p text:style-name="P57"><text:a xlink:type="simple" xlink:href="#__RefHeading__3610_383917237" text:style-name="Index_20_Link" text:visited-style-name="Index_20_Link">3.1.La gestion des timeout<text:tab/>6</text:a></text:p>
          <text:p text:style-name="P57"><text:a xlink:type="simple" xlink:href="#__RefHeading__3612_383917237" text:style-name="Index_20_Link" text:visited-style-name="Index_20_Link">3.2.Machine à état fini (FSM)<text:tab/>7</text:a></text:p>
          <text:p text:style-name="P57"><text:a xlink:type="simple" xlink:href="#__RefHeading__3614_383917237" text:style-name="Index_20_Link" text:visited-style-name="Index_20_Link">3.3.Exécution de la pile<text:tab/>7</text:a></text:p>
          <text:p text:style-name="P57"><text:a xlink:type="simple" xlink:href="#__RefHeading__3616_383917237" text:style-name="Index_20_Link" text:visited-style-name="Index_20_Link">3.4.Architecture logicielle<text:tab/>8</text:a></text:p>
          <text:p text:style-name="P56"><text:a xlink:type="simple" xlink:href="#__RefHeading__3618_383917237" text:style-name="Index_20_Link" text:visited-style-name="Index_20_Link">4.La couche ExchangeControl<text:tab/>9</text:a></text:p>
          <text:p text:style-name="P57"><text:a xlink:type="simple" xlink:href="#__RefHeading__3620_383917237" text:style-name="Index_20_Link" text:visited-style-name="Index_20_Link">4.1.Définition des types et variables de la couche ExchangeCtrl<text:tab/>9</text:a></text:p>
          <text:p text:style-name="P57"><text:a xlink:type="simple" xlink:href="#__RefHeading__2235_1642002524" text:style-name="Index_20_Link" text:visited-style-name="Index_20_Link">4.2.L'échange de type requête : émissaire de la requête<text:tab/>11</text:a></text:p>
          <text:p text:style-name="P57"><text:a xlink:type="simple" xlink:href="#__RefHeading__2243_1642002524" text:style-name="Index_20_Link" text:visited-style-name="Index_20_Link">4.3.L'échange de type Message Asynchrone : émissaire du message <text:tab/>13</text:a></text:p>
          <text:p text:style-name="P57"><text:a xlink:type="simple" xlink:href="#__RefHeading__2251_1642002524" text:style-name="Index_20_Link" text:visited-style-name="Index_20_Link">4.4.La réception <text:tab/>15</text:a></text:p>
          <text:p text:style-name="P57"><text:a xlink:type="simple" xlink:href="#__RefHeading__2257_1642002524" text:style-name="Index_20_Link" text:visited-style-name="Index_20_Link">4.5.Les échanges de type Data et Ack<text:tab/>17</text:a></text:p>
          <text:p text:style-name="P56"><text:a xlink:type="simple" xlink:href="#__RefHeading__2265_1642002524" text:style-name="Index_20_Link" text:visited-style-name="Index_20_Link">5.Les couches MAC et Phy_UART<text:tab/>20</text:a></text:p>
          <text:p text:style-name="P57"><text:a xlink:type="simple" xlink:href="#__RefHeading__2267_1642002524" text:style-name="Index_20_Link" text:visited-style-name="Index_20_Link">5.1.Approche générale<text:tab/>20</text:a></text:p>
          <text:p text:style-name="P56"><text:a xlink:type="simple" xlink:href="#__RefHeading__2273_1642002524" text:style-name="Index_20_Link" text:visited-style-name="Index_20_Link">6.La couche PhyUART <text:tab/>21</text:a></text:p>
          <text:p text:style-name="P57"><text:a xlink:type="simple" xlink:href="#__RefHeading__2275_1642002524" text:style-name="Index_20_Link" text:visited-style-name="Index_20_Link">6.1.Rôle <text:tab/>21</text:a></text:p>
          <text:p text:style-name="P57"><text:a xlink:type="simple" xlink:href="#__RefHeading__2277_1642002524" text:style-name="Index_20_Link" text:visited-style-name="Index_20_Link">6.2.FSM de réception<text:tab/>22</text:a></text:p>
          <text:p text:style-name="P57"><text:a xlink:type="simple" xlink:href="#__RefHeading__4235_1521403488" text:style-name="Index_20_Link" text:visited-style-name="Index_20_Link">6.3.L'émission<text:tab/>23</text:a></text:p>
          <text:p text:style-name="P57"><text:a xlink:type="simple" xlink:href="#__RefHeading__4237_1521403488" text:style-name="Index_20_Link" text:visited-style-name="Index_20_Link">6.4.L'interface logicielle PhyUART/MAC, quelques informations ...<text:tab/>23</text:a></text:p>
          <text:p text:style-name="P57"><text:a xlink:type="simple" xlink:href="#__RefHeading__4239_1521403488" text:style-name="Index_20_Link" text:visited-style-name="Index_20_Link">6.5.Tests logiciels<text:tab/>24</text:a></text:p>
          <text:p text:style-name="P57"><text:a xlink:type="simple" xlink:href="#__RefHeading__4241_1521403488" text:style-name="Index_20_Link" text:visited-style-name="Index_20_Link">6.6.Timing FSM<text:tab/>24</text:a></text:p>
          <text:p text:style-name="P56"><text:a xlink:type="simple" xlink:href="#__RefHeading__4125_1521403488" text:style-name="Index_20_Link" text:visited-style-name="Index_20_Link">7.La couche MAC <text:tab/>24</text:a></text:p>
          <text:p text:style-name="P56"><text:a xlink:type="simple" xlink:href="#__RefHeading__4127_1521403488" text:style-name="Index_20_Link" text:visited-style-name="Index_20_Link">8.Implémentation logicielle<text:tab/>24</text:a></text:p>
          <text:p text:style-name="P56"><text:a xlink:type="simple" xlink:href="#__RefHeading__4275_1521403488" text:style-name="Index_20_Link" text:visited-style-name="Index_20_Link">9.Aspect temps réel ...<text:tab/>25</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7"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96" svg:x1="3.48cm" svg:y1="1.166cm" svg:x2="3.427cm" svg:y2="4.235cm"><text:p/></draw:line><draw:line draw:name="Ligne 16" draw:style-name="gr3" draw:text-style-name="P96" svg:x1="6.692cm" svg:y1="1.136cm" svg:x2="6.71cm" svg:y2="4.376cm"><text:p/></draw:line><draw:frame draw:name="Cadre de texte 15" draw:style-name="gr4" draw:text-style-name="P97" svg:width="1.271cm" svg:height="0.408cm" svg:x="2.863cm" svg:y="0.584cm"><draw:text-box><text:p><text:span text:style-name="T1">Part A</text:span></text:p></draw:text-box></draw:frame><draw:frame draw:name="Cadre de texte 16" draw:style-name="gr4" draw:text-style-name="P97" svg:width="1.271cm" svg:height="0.408cm" svg:x="6.038cm" svg:y="0.524cm"><draw:text-box><text:p><text:span text:style-name="T1">Part B</text:span></text:p></draw:text-box></draw:frame><draw:line draw:name="Ligne 17" draw:style-name="gr3" draw:text-style-name="P96" svg:x1="3.445cm" svg:y1="1.589cm" svg:x2="6.655cm" svg:y2="1.589cm"><text:p/></draw:line><draw:line draw:name="Ligne 18" draw:style-name="gr5" draw:text-style-name="P96" svg:x1="6.655cm" svg:y1="2.083cm" svg:x2="3.48cm" svg:y2="2.088cm"><text:p/></draw:line><draw:line draw:name="Ligne 19" draw:style-name="gr6" draw:text-style-name="P96" svg:x1="3.48cm" svg:y1="3.17cm" svg:x2="6.69cm" svg:y2="3.17cm"><text:p/></draw:line><draw:line draw:name="Ligne 20" draw:style-name="gr3" draw:text-style-name="P96" svg:x1="9.619cm" svg:y1="3.018cm" svg:x2="7.026cm" svg:y2="2.03cm"><text:p/></draw:line><draw:line draw:name="Ligne 21" draw:style-name="gr3" draw:text-style-name="P96" svg:x1="9.619cm" svg:y1="4.135cm" svg:x2="7.026cm" svg:y2="3.147cm"><text:p/></draw:line><draw:frame draw:name="Cadre de texte 17" draw:style-name="gr4" draw:text-style-name="P97" svg:width="2.911cm" svg:height="0.408cm" svg:x="9.883cm" svg:y="2.805cm"><draw:text-box><text:p><text:span text:style-name="T1">Échange synchrone</text:span></text:p></draw:text-box></draw:frame><draw:frame draw:name="Cadre de texte 18" draw:style-name="gr7" draw:text-style-name="P97" svg:width="3.687cm" svg:height="0.814cm" svg:x="9.883cm" svg:y="3.981cm"><draw:text-box><text:p><text:span text:style-name="T1">Message asynchrone</text:span></text:p></draw:text-box></draw:frame><draw:frame draw:name="Cadre de texte 19" draw:style-name="gr8" draw:text-style-name="P98" svg:width="2.029cm" svg:height="0.507cm" svg:x="4.345cm" svg:y="1.166cm"><draw:text-box><text:p><text:span text:style-name="T61">requête</text:span></text:p></draw:text-box></draw:frame><draw:frame draw:name="Cadre de texte 20" draw:style-name="gr4" draw:text-style-name="P98" svg:width="1.606cm" svg:height="0.408cm" svg:x="4.644cm" svg:y="2.089cm"><draw:text-box><text:p><text:span text:style-name="T61">data</text:span></text:p></draw:text-box></draw:frame><draw:frame draw:name="Cadre de texte 21" draw:style-name="gr9" draw:text-style-name="P98" svg:width="2.7cm" svg:height="0.671cm" svg:x="3.886cm" svg:y="2.648cm"><draw:text-box><text:p><text:span text:style-name="T61">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99" svg:width="2.911cm" svg:height="0.408cm" svg:x="8.931cm" svg:y="0.51cm"><draw:text-box><text:p><text:span text:style-name="T62">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8824415821454739700" text:style-name="L1">
        <text:list-item>
          <text:p text:style-name="P79"><text:span text:style-name="T18">la réalisation de ces deux types d'échange</text:span><text:span text:style-name="T18"> (synchrone, asynchrone)</text:span><text:span text:style-name="T18">,</text:span></text:p>
        </text:list-item>
        <text:list-item>
          <text:p text:style-name="P79"><text:span text:style-name="T18">un comportement logiciel </text:span><text:span text:style-name="T17">non bloquant</text:span><text:span text:style-name="T18"> vis à vis de l'application : l'application ne doit pas attendre les données après une requête (ou plutôt, l'attente doit pouvoir se faire en non bloquant). Cette gestion est justement confiée à la pile de communication,</text:span></text:p>
        </text:list-item>
        <text:list-item>
          <text:p text:style-name="P79"><text:span text:style-name="T18">une </text:span><text:span text:style-name="T17">robustesse</text:span><text:span text:style-name="T17"> </text:span><text:span text:style-name="T18">pour </text:span><text:span text:style-name="T18">garantir </text:span><text:span text:style-name="T18">au maximum </text:span><text:span text:style-name="T18">la transmission des messages </text:span><text:span text:style-name="T18">en utilisant :</text:span><text:span text:style-name="T18"> </text:span></text:p>
          <text:list>
            <text:list-item>
              <text:p text:style-name="P80">un préambule (bits) propre au réseau crée afin de filtrer les devices appartenant au réseau de tout autre communication 433MHz (télécommandes quelconques, domotique...),</text:p>
            </text:list-item>
            <text:list-item>
              <text:p text:style-name="P79"><text:span text:style-name="T18">un accusé de réception systématique </text:span><text:span text:style-name="T18">à tout message envoyé (les données pour une requête, ou un <text:s/>acquittement simple pour un message asynchrone),</text:span></text:p>
            </text:list-item>
            <text:list-item>
              <text:p text:style-name="P80">une répétition de l'envoi des messages si un délai est dépassé (Time Out)</text:p>
            </text:list-item>
          </text:list>
        </text:list-item>
      </text:list>
      <text:p text:style-name="P7"/>
      <text:h text:style-name="P78"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00" svg:width="5.255cm" svg:height="1.625cm" svg:x="10.95cm" svg:y="0.854cm"><draw:text-box><text:p><text:span text:style-name="T63">Exemple : L'application initie un échange caractérisé par son ID</text:span></text:p><text:p><text:span text:style-name="T64"/></text:p><text:p><text:span text:style-name="T64"/></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99" svg:width="2.911cm" svg:height="0.408cm" svg:x="7.106cm" svg:y="10.204cm"><draw:text-box><text:p><text:span text:style-name="T62">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99" svg:width="2.911cm" svg:height="0.408cm" svg:x="7.073cm" svg:y="5.768cm"><draw:text-box><text:p><text:span text:style-name="T62">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99" svg:width="2.911cm" svg:height="0.408cm" svg:x="7.057cm" svg:y="3.598cm"><draw:text-box><text:p><text:span text:style-name="T62">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99" svg:width="2.911cm" svg:height="0.408cm" svg:x="6.969cm" svg:y="0.852cm"><draw:text-box><text:p><text:span text:style-name="T62">Application</text:span></text:p></draw:text-box></draw:frame></draw:g><draw:line draw:name="Ligne verticale 1" draw:style-name="gr14" draw:text-style-name="P96" svg:x1="8.361cm" svg:y1="1.762cm" svg:x2="8.361cm" svg:y2="3.408cm"><text:p/></draw:line><draw:frame draw:name="Cadre de texte 13" draw:style-name="gr15" draw:text-style-name="P100" svg:width="3.335cm" svg:height="2.031cm" svg:x="8.593cm" svg:y="0.467cm"><draw:text-box><text:p><text:span text:style-name="T63">Exchange : ID n°</text:span></text:p><text:p><text:span text:style-name="T65">- requests</text:span></text:p><text:p><text:span text:style-name="T65">- data</text:span></text:p><text:p><text:span text:style-name="T65">-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99" svg:width="2.911cm" svg:height="0.408cm" svg:x="7.108cm" svg:y="12.427cm"><draw:text-box><text:p><text:span text:style-name="T62">FSK (Phy 1)</text:span></text:p></draw:text-box></draw:frame></draw:g><draw:g draw:name="DrawObject6" draw:style-name="gr10"><draw:line draw:name="Ligne verticale 2" draw:style-name="gr3" draw:text-style-name="P96" svg:x1="7.375cm" svg:y1="4.307cm" svg:x2="7.375cm" svg:y2="5.577cm"><text:p/></draw:line><draw:frame draw:name="Cadre de texte 22" draw:style-name="gr16" draw:text-style-name="P100" svg:width="1.71cm" svg:height="0.989cm" svg:x="5.56cm" svg:y="4.59cm"><draw:text-box><text:p><text:span text:style-name="T65">- request</text:span></text:p><text:p><text:span text:style-name="T65">- AsyMssg</text:span></text:p></draw:text-box></draw:frame><draw:line draw:name="Ligne verticale 3" draw:style-name="gr3" draw:text-style-name="P96" svg:x1="9.208cm" svg:y1="5.577cm" svg:x2="9.19cm" svg:y2="4.307cm"><text:p/></draw:line><draw:frame draw:name="Cadre de texte 23" draw:style-name="gr16" draw:text-style-name="P100" svg:width="1.71cm" svg:height="0.989cm" svg:x="9.387cm" svg:y="4.59cm"><draw:text-box><text:p><text:span text:style-name="T65">- data</text:span></text:p><text:p><text:span text:style-name="T65">- Ack</text:span></text:p></draw:text-box></draw:frame></draw:g><draw:g draw:name="DrawObject 6" draw:style-name="gr10"><draw:line draw:name="Ligne verticale 5" draw:style-name="gr3" draw:text-style-name="P96" svg:x1="7.375cm" svg:y1="6.523cm" svg:x2="7.375cm" svg:y2="7.793cm"><text:p/></draw:line><draw:frame draw:name="Cadre de texte 24" draw:style-name="gr16" draw:text-style-name="P100" svg:width="1.71cm" svg:height="0.989cm" svg:x="5.56cm" svg:y="6.805cm"><draw:text-box><text:p><text:span text:style-name="T65">- request</text:span></text:p><text:p><text:span text:style-name="T65">- AsyMssg</text:span></text:p></draw:text-box></draw:frame><draw:line draw:name="Ligne verticale 6" draw:style-name="gr3" draw:text-style-name="P96" svg:x1="9.208cm" svg:y1="7.793cm" svg:x2="9.19cm" svg:y2="6.523cm"><text:p/></draw:line><draw:frame draw:name="Cadre de texte 25" draw:style-name="gr16" draw:text-style-name="P100" svg:width="1.71cm" svg:height="0.989cm" svg:x="9.387cm" svg:y="6.805cm"><draw:text-box><text:p><text:span text:style-name="T65">- data</text:span></text:p><text:p><text:span text:style-name="T65">- Ack</text:span></text:p></draw:text-box></draw:frame></draw:g><draw:g draw:name="DrawObject 7" draw:style-name="gr10"><draw:line draw:name="Ligne verticale 7" draw:style-name="gr3" draw:text-style-name="P96" svg:x1="7.375cm" svg:y1="10.964cm" svg:x2="7.375cm" svg:y2="12.234cm"><text:p/></draw:line><draw:frame draw:name="Cadre de texte 26" draw:style-name="gr16" draw:text-style-name="P100" svg:width="1.71cm" svg:height="0.989cm" svg:x="5.56cm" svg:y="11.247cm"><draw:text-box><text:p><text:span text:style-name="T65">- request</text:span></text:p><text:p><text:span text:style-name="T65">- AsyMssg</text:span></text:p></draw:text-box></draw:frame><draw:line draw:name="Ligne verticale 8" draw:style-name="gr3" draw:text-style-name="P96" svg:x1="9.208cm" svg:y1="12.234cm" svg:x2="9.19cm" svg:y2="10.964cm"><text:p/></draw:line><draw:frame draw:name="Cadre de texte 27" draw:style-name="gr16" draw:text-style-name="P100" svg:width="1.71cm" svg:height="0.989cm" svg:x="9.387cm" svg:y="11.247cm"><draw:text-box><text:p><text:span text:style-name="T65">- data</text:span></text:p><text:p><text:span text:style-name="T65">- Ack</text:span></text:p></draw:text-box></draw:frame></draw:g><draw:g draw:name="DrawObject8" draw:style-name="gr10"><draw:path draw:name="Forme52" draw:style-name="gr17" draw:text-style-name="P96" svg:width="0.115cm" svg:height="0.286cm" svg:x="11.155cm" svg:y="12.037cm" svg:viewBox="0 0 116 287" svg:d="M0 287c58-646 116 0 116 0"><text:p/></draw:path><draw:path draw:name="Forme53" draw:style-name="gr17" draw:text-style-name="P96" svg:width="0.115cm" svg:height="0.286cm" svg:x="11.271cm" svg:y="12.321cm" svg:viewBox="0 0 116 287" svg:d="M0 0c58 645 116 0 116 0"><text:p/></draw:path><draw:path draw:name="Forme54" draw:style-name="gr17" draw:text-style-name="P96" svg:width="0.115cm" svg:height="0.286cm" svg:x="11.386cm" svg:y="12.037cm" svg:viewBox="0 0 116 287" svg:d="M0 287c58-646 116 0 116 0"><text:p/></draw:path><draw:path draw:name="Forme55" draw:style-name="gr17" draw:text-style-name="P96" svg:width="0.115cm" svg:height="0.286cm" svg:x="11.503cm" svg:y="12.321cm" svg:viewBox="0 0 116 287" svg:d="M0 0c58 645 116 0 116 0"><text:p/></draw:path><draw:path draw:name="Forme56" draw:style-name="gr17" draw:text-style-name="P96" svg:width="0.115cm" svg:height="0.286cm" svg:x="11.618cm" svg:y="12.037cm" svg:viewBox="0 0 116 287" svg:d="M0 287c58-646 116 0 116 0"><text:p/></draw:path><draw:path draw:name="Forme57" draw:style-name="gr17" draw:text-style-name="P96" svg:width="0.115cm" svg:height="0.286cm" svg:x="11.735cm" svg:y="12.321cm" svg:viewBox="0 0 116 287" svg:d="M0 0c58 645 116 0 116 0"><text:p/></draw:path><draw:path draw:name="Forme58" draw:style-name="gr17" draw:text-style-name="P96" svg:width="0.115cm" svg:height="0.286cm" svg:x="11.85cm" svg:y="12.037cm" svg:viewBox="0 0 116 287" svg:d="M0 287c58-646 116 0 116 0"><text:p/></draw:path><draw:path draw:name="Forme63" draw:style-name="gr17" draw:text-style-name="P96" svg:width="0.073cm" svg:height="0.286cm" svg:x="11.973cm" svg:y="12.321cm" svg:viewBox="0 0 74 287" svg:d="M0 0c37 645 74 0 74 0"><text:p/></draw:path><draw:path draw:name="Forme64" draw:style-name="gr17" draw:text-style-name="P96" svg:width="0.073cm" svg:height="0.286cm" svg:x="12.049cm" svg:y="12.037cm" svg:viewBox="0 0 74 287" svg:d="M0 287c37-646 74 0 74 0"><text:p/></draw:path><draw:path draw:name="Forme65" draw:style-name="gr17" draw:text-style-name="P96" svg:width="0.073cm" svg:height="0.286cm" svg:x="12.123cm" svg:y="12.321cm" svg:viewBox="0 0 74 287" svg:d="M0 0c37 645 74 0 74 0"><text:p/></draw:path><draw:path draw:name="Forme66" draw:style-name="gr17" draw:text-style-name="P96" svg:width="0.073cm" svg:height="0.286cm" svg:x="12.197cm" svg:y="12.037cm" svg:viewBox="0 0 74 287" svg:d="M0 287c37-646 74 0 74 0"><text:p/></draw:path><draw:path draw:name="Forme67" draw:style-name="gr17" draw:text-style-name="P96" svg:width="0.073cm" svg:height="0.286cm" svg:x="12.273cm" svg:y="12.321cm" svg:viewBox="0 0 74 287" svg:d="M0 0c37 645 74 0 74 0"><text:p/></draw:path><draw:path draw:name="Forme68" draw:style-name="gr17" draw:text-style-name="P96" svg:width="0.073cm" svg:height="0.286cm" svg:x="12.347cm" svg:y="12.037cm" svg:viewBox="0 0 74 287" svg:d="M0 287c37-646 74 0 74 0"><text:p/></draw:path><draw:path draw:name="Forme69" draw:style-name="gr17" draw:text-style-name="P96" svg:width="0.073cm" svg:height="0.286cm" svg:x="12.418cm" svg:y="12.321cm" svg:viewBox="0 0 74 287" svg:d="M0 0c37 645 74 0 74 0"><text:p/></draw:path><draw:path draw:name="Forme75" draw:style-name="gr18" draw:text-style-name="P96" svg:width="0.115cm" svg:height="0.286cm" svg:x="11.386cm" svg:y="12.037cm" svg:viewBox="0 0 116 287" svg:d="M0 287c58-646 116 0 116 0"><text:p/></draw:path><draw:path draw:name="Forme76" draw:style-name="gr18" draw:text-style-name="P96" svg:width="0.115cm" svg:height="0.286cm" svg:x="11.503cm" svg:y="12.321cm" svg:viewBox="0 0 116 287" svg:d="M0 0c58 645 116 0 116 0"><text:p/></draw:path><draw:path draw:name="Forme77" draw:style-name="gr18" draw:text-style-name="P96" svg:width="0.115cm" svg:height="0.286cm" svg:x="11.619cm" svg:y="12.037cm" svg:viewBox="0 0 116 287" svg:d="M0 287c58-646 116 0 116 0"><text:p/></draw:path><draw:path draw:name="Forme78" draw:style-name="gr18" draw:text-style-name="P96" svg:width="0.115cm" svg:height="0.286cm" svg:x="11.735cm" svg:y="12.321cm" svg:viewBox="0 0 116 287" svg:d="M0 0c58 645 116 0 116 0"><text:p/></draw:path><draw:path draw:name="Forme79" draw:style-name="gr18" draw:text-style-name="P96" svg:width="0.115cm" svg:height="0.286cm" svg:x="11.85cm" svg:y="12.037cm" svg:viewBox="0 0 116 287" svg:d="M0 287c58-646 116 0 116 0"><text:p/></draw:path><draw:path draw:name="Forme84" draw:style-name="gr18" draw:text-style-name="P96" svg:width="0.073cm" svg:height="0.286cm" svg:x="11.973cm" svg:y="12.321cm" svg:viewBox="0 0 74 287" svg:d="M0 0c37 645 74 0 74 0"><text:p/></draw:path><draw:path draw:name="Forme85" draw:style-name="gr18" draw:text-style-name="P96" svg:width="0.073cm" svg:height="0.286cm" svg:x="12.049cm" svg:y="12.037cm" svg:viewBox="0 0 74 287" svg:d="M0 287c37-646 74 0 74 0"><text:p/></draw:path><draw:path draw:name="Forme86" draw:style-name="gr18" draw:text-style-name="P96" svg:width="0.073cm" svg:height="0.286cm" svg:x="12.123cm" svg:y="12.321cm" svg:viewBox="0 0 74 287" svg:d="M0 0c37 645 74 0 74 0"><text:p/></draw:path><draw:g draw:name="Forme87" draw:style-name="gr10"><draw:path draw:style-name="gr18" draw:text-style-name="P96" svg:width="0.115cm" svg:height="0.286cm" svg:x="11.155cm" svg:y="12.037cm" svg:viewBox="0 0 116 287" svg:d="M0 287c58-646 116 0 116 0"><text:p/></draw:path><draw:path draw:style-name="gr18" draw:text-style-name="P96" svg:width="0.115cm" svg:height="0.286cm" svg:x="11.271cm" svg:y="12.321cm" svg:viewBox="0 0 116 287" svg:d="M0 0c58 645 116 0 116 0"><text:p/></draw:path></draw:g><draw:path draw:name="Forme102" draw:style-name="gr18" draw:text-style-name="P96" svg:width="0.073cm" svg:height="0.286cm" svg:x="12.123cm" svg:y="12.321cm" svg:viewBox="0 0 74 287" svg:d="M74 0c-37 645-74 0-74 0"><text:p/></draw:path><draw:path draw:name="Forme103" draw:style-name="gr18" draw:text-style-name="P96" svg:width="0.073cm" svg:height="0.291cm" svg:x="12.197cm" svg:y="12.034cm" svg:viewBox="0 0 74 292" svg:d="M0 292c37-656 74 0 74 0"><text:p/></draw:path><draw:path draw:name="Forme104" draw:style-name="gr18" draw:text-style-name="P96" svg:width="0.074cm" svg:height="0.286cm" svg:x="12.347cm" svg:y="12.037cm" svg:viewBox="0 0 75 287" svg:d="M75 287c-38-646-75 0-75 0"><text:p/></draw:path><draw:path draw:name="Forme105" draw:style-name="gr18" draw:text-style-name="P96" svg:width="0.074cm" svg:height="0.286cm" svg:x="12.273cm" svg:y="12.321cm" svg:viewBox="0 0 75 287" svg:d="M75 0c-38 645-75 0-75 0"><text:p/></draw:path><draw:path draw:name="Forme107" draw:style-name="gr18" draw:text-style-name="P96" svg:width="0.074cm" svg:height="0.286cm" svg:x="12.418cm" svg:y="12.321cm" svg:viewBox="0 0 75 287" svg:d="M75 0c-38 645-75 0-75 0"><text:p/></draw:path><draw:path draw:name="Forme111" draw:style-name="gr18" draw:text-style-name="P96" svg:width="0.115cm" svg:height="0.286cm" svg:x="11.386cm" svg:y="12.037cm" svg:viewBox="0 0 116 287" svg:d="M0 287c58-646 116 0 116 0"><text:p/></draw:path><draw:path draw:name="Forme112" draw:style-name="gr18" draw:text-style-name="P96" svg:width="0.115cm" svg:height="0.286cm" svg:x="11.503cm" svg:y="12.321cm" svg:viewBox="0 0 116 287" svg:d="M0 0c58 645 116 0 116 0"><text:p/></draw:path></draw:g><draw:line draw:name="Ligne 8" draw:style-name="gr19" draw:text-style-name="P96" svg:x1="9.989cm" svg:y1="12.487cm" svg:x2="10.966cm" svg:y2="12.501cm"><text:p/></draw:line><draw:line draw:name="Ligne 9" draw:style-name="gr19" draw:text-style-name="P96" svg:x1="11.15cm" svg:y1="12.922cm" svg:x2="10.019cm" svg:y2="12.922cm"><text:p/></draw:line><draw:g draw:name="DrawObject 8" draw:style-name="gr10"><draw:path draw:name="Forme 31" draw:style-name="gr17" draw:text-style-name="P96" svg:width="0.106cm" svg:height="0.036cm" svg:x="11.25cm" svg:y="12.886cm" svg:viewBox="0 0 107 37" svg:d="M0 37c54-83 107 0 107 0"><text:p/></draw:path><draw:path draw:name="Forme 32" draw:style-name="gr17" draw:text-style-name="P96" svg:width="0.106cm" svg:height="0.036cm" svg:x="11.356cm" svg:y="12.923cm" svg:viewBox="0 0 107 37" svg:d="M0 0c53 83 107 0 107 0"><text:p/></draw:path><draw:path draw:name="Forme 33" draw:style-name="gr17" draw:text-style-name="P96" svg:width="0.106cm" svg:height="0.036cm" svg:x="11.465cm" svg:y="12.886cm" svg:viewBox="0 0 107 37" svg:d="M0 37c54-83 107 0 107 0"><text:p/></draw:path><draw:path draw:name="Forme 34" draw:style-name="gr17" draw:text-style-name="P96" svg:width="0.106cm" svg:height="0.036cm" svg:x="11.571cm" svg:y="12.923cm" svg:viewBox="0 0 107 37" svg:d="M0 0c53 83 107 0 107 0"><text:p/></draw:path><draw:path draw:name="Forme 35" draw:style-name="gr17" draw:text-style-name="P96" svg:width="0.106cm" svg:height="0.036cm" svg:x="11.677cm" svg:y="12.886cm" svg:viewBox="0 0 107 37" svg:d="M0 37c54-83 107 0 107 0"><text:p/></draw:path><draw:path draw:name="Forme 36" draw:style-name="gr17" draw:text-style-name="P96" svg:width="0.106cm" svg:height="0.036cm" svg:x="11.783cm" svg:y="12.923cm" svg:viewBox="0 0 107 37" svg:d="M0 0c53 83 107 0 107 0"><text:p/></draw:path><draw:path draw:name="Forme 37" draw:style-name="gr17" draw:text-style-name="P96" svg:width="0.106cm" svg:height="0.036cm" svg:x="11.892cm" svg:y="12.886cm" svg:viewBox="0 0 107 37" svg:d="M0 37c54-83 107 0 107 0"><text:p/></draw:path><draw:path draw:name="Forme 38" draw:style-name="gr17" draw:text-style-name="P96" svg:width="0.068cm" svg:height="0.036cm" svg:x="12.005cm" svg:y="12.923cm" svg:viewBox="0 0 69 37" svg:d="M0 0c34 83 69 0 69 0"><text:p/></draw:path><draw:path draw:name="Forme 39" draw:style-name="gr17" draw:text-style-name="P96" svg:width="0.068cm" svg:height="0.036cm" svg:x="12.074cm" svg:y="12.886cm" svg:viewBox="0 0 69 37" svg:d="M0 37c34-83 69 0 69 0"><text:p/></draw:path><draw:path draw:name="Forme 40" draw:style-name="gr17" draw:text-style-name="P96" svg:width="0.068cm" svg:height="0.036cm" svg:x="12.141cm" svg:y="12.923cm" svg:viewBox="0 0 69 37" svg:d="M0 0c34 83 69 0 69 0"><text:p/></draw:path><draw:path draw:name="Forme 41" draw:style-name="gr17" draw:text-style-name="P96" svg:width="0.068cm" svg:height="0.036cm" svg:x="12.211cm" svg:y="12.886cm" svg:viewBox="0 0 69 37" svg:d="M0 37c34-83 69 0 69 0"><text:p/></draw:path><draw:path draw:name="Forme 42" draw:style-name="gr17" draw:text-style-name="P96" svg:width="0.068cm" svg:height="0.036cm" svg:x="12.279cm" svg:y="12.923cm" svg:viewBox="0 0 69 37" svg:d="M0 0c34 83 69 0 69 0"><text:p/></draw:path><draw:path draw:name="Forme 43" draw:style-name="gr17" draw:text-style-name="P96" svg:width="0.068cm" svg:height="0.036cm" svg:x="12.348cm" svg:y="12.886cm" svg:viewBox="0 0 69 37" svg:d="M0 37c34-83 69 0 69 0"><text:p/></draw:path><draw:path draw:name="Forme 44" draw:style-name="gr17" draw:text-style-name="P96" svg:width="0.068cm" svg:height="0.036cm" svg:x="12.416cm" svg:y="12.923cm" svg:viewBox="0 0 69 37" svg:d="M0 0c34 83 69 0 69 0"><text:p/></draw:path><draw:path draw:name="Forme 45" draw:style-name="gr18" draw:text-style-name="P96" svg:width="0.106cm" svg:height="0.036cm" svg:x="11.465cm" svg:y="12.886cm" svg:viewBox="0 0 107 37" svg:d="M0 37c54-83 107 0 107 0"><text:p/></draw:path><draw:path draw:name="Forme 46" draw:style-name="gr18" draw:text-style-name="P96" svg:width="0.106cm" svg:height="0.036cm" svg:x="11.571cm" svg:y="12.923cm" svg:viewBox="0 0 107 37" svg:d="M0 0c53 83 107 0 107 0"><text:p/></draw:path><draw:path draw:name="Forme 47" draw:style-name="gr18" draw:text-style-name="P96" svg:width="0.106cm" svg:height="0.036cm" svg:x="11.677cm" svg:y="12.886cm" svg:viewBox="0 0 107 37" svg:d="M0 37c54-83 107 0 107 0"><text:p/></draw:path><draw:path draw:name="Forme 48" draw:style-name="gr18" draw:text-style-name="P96" svg:width="0.106cm" svg:height="0.036cm" svg:x="11.786cm" svg:y="12.923cm" svg:viewBox="0 0 107 37" svg:d="M0 0c53 83 107 0 107 0"><text:p/></draw:path><draw:path draw:name="Forme 49" draw:style-name="gr18" draw:text-style-name="P96" svg:width="0.106cm" svg:height="0.036cm" svg:x="11.892cm" svg:y="12.886cm" svg:viewBox="0 0 107 37" svg:d="M0 37c54-83 107 0 107 0"><text:p/></draw:path><draw:path draw:name="Forme 50" draw:style-name="gr18" draw:text-style-name="P96" svg:width="0.068cm" svg:height="0.036cm" svg:x="12.005cm" svg:y="12.923cm" svg:viewBox="0 0 69 37" svg:d="M0 0c34 83 69 0 69 0"><text:p/></draw:path><draw:path draw:name="Forme 51" draw:style-name="gr18" draw:text-style-name="P96" svg:width="0.068cm" svg:height="0.036cm" svg:x="12.074cm" svg:y="12.886cm" svg:viewBox="0 0 69 37" svg:d="M0 37c34-83 69 0 69 0"><text:p/></draw:path><draw:path draw:name="Forme 52" draw:style-name="gr18" draw:text-style-name="P96" svg:width="0.068cm" svg:height="0.036cm" svg:x="12.141cm" svg:y="12.923cm" svg:viewBox="0 0 69 37" svg:d="M0 0c34 83 69 0 69 0"><text:p/></draw:path><draw:g draw:name="Forme 53" draw:style-name="gr10"><draw:path draw:style-name="gr18" draw:text-style-name="P96" svg:width="0.106cm" svg:height="0.036cm" svg:x="11.25cm" svg:y="12.886cm" svg:viewBox="0 0 107 37" svg:d="M0 37c54-83 107 0 107 0"><text:p/></draw:path><draw:path draw:style-name="gr18" draw:text-style-name="P96" svg:width="0.106cm" svg:height="0.036cm" svg:x="11.356cm" svg:y="12.923cm" svg:viewBox="0 0 107 37" svg:d="M0 0c53 83 107 0 107 0"><text:p/></draw:path></draw:g><draw:path draw:name="Forme 54" draw:style-name="gr18" draw:text-style-name="P96" svg:width="0.068cm" svg:height="0.036cm" svg:x="12.141cm" svg:y="12.923cm" svg:viewBox="0 0 69 37" svg:d="M69 0c-35 83-69 0-69 0"><text:p/></draw:path><draw:path draw:name="Forme 55" draw:style-name="gr18" draw:text-style-name="P96" svg:width="0.068cm" svg:height="0.036cm" svg:x="12.212cm" svg:y="12.885cm" svg:viewBox="0 0 69 37" svg:d="M0 37c34-84 69 0 69 0"><text:p/></draw:path><draw:path draw:name="Forme 56" draw:style-name="gr18" draw:text-style-name="P96" svg:width="0.068cm" svg:height="0.036cm" svg:x="12.349cm" svg:y="12.886cm" svg:viewBox="0 0 69 37" svg:d="M69 37c-35-83-69 0-69 0"><text:p/></draw:path><draw:path draw:name="Forme 57" draw:style-name="gr18" draw:text-style-name="P96" svg:width="0.068cm" svg:height="0.036cm" svg:x="12.28cm" svg:y="12.923cm" svg:viewBox="0 0 69 37" svg:d="M69 0c-35 83-69 0-69 0"><text:p/></draw:path><draw:path draw:name="Forme 58" draw:style-name="gr18" draw:text-style-name="P96" svg:width="0.068cm" svg:height="0.036cm" svg:x="12.417cm" svg:y="12.923cm" svg:viewBox="0 0 69 37" svg:d="M69 0c-35 83-69 0-69 0"><text:p/></draw:path><draw:path draw:name="Forme 59" draw:style-name="gr18" draw:text-style-name="P96" svg:width="0.106cm" svg:height="0.036cm" svg:x="11.465cm" svg:y="12.886cm" svg:viewBox="0 0 107 37" svg:d="M0 37c54-83 107 0 107 0"><text:p/></draw:path><draw:path draw:name="Forme 60" draw:style-name="gr18" draw:text-style-name="P96" svg:width="0.106cm" svg:height="0.036cm" svg:x="11.571cm" svg:y="12.923cm" svg:viewBox="0 0 107 37" svg:d="M0 0c53 83 107 0 107 0"><text:p/></draw:path></draw:g><draw:g draw:name="DrawObject11" draw:style-name="gr10"><draw:line draw:name="Ligne 10" draw:style-name="gr20" draw:text-style-name="P96" svg:x1="3.256cm" svg:y1="0.344cm" svg:x2="3.523cm" svg:y2="0.344cm"><text:p/></draw:line><draw:line draw:name="Ligne 11" draw:style-name="gr20" draw:text-style-name="P96" svg:x1="3.523cm" svg:y1="0.665cm" svg:x2="3.523cm" svg:y2="0.344cm"><text:p/></draw:line><draw:line draw:name="Ligne 12" draw:style-name="gr20" draw:text-style-name="P96" svg:x1="3.523cm" svg:y1="0.665cm" svg:x2="3.681cm" svg:y2="0.665cm"><text:p/></draw:line><draw:line draw:name="Ligne 13" draw:style-name="gr20" draw:text-style-name="P96"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96"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96"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96"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96"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99" svg:width="2.911cm" svg:height="0.408cm" svg:x="6.985cm" svg:y="7.983cm"><draw:text-box><text:p><text:span text:style-name="T62"><text:s text:c="2"/></text:span><text:span text:style-name="T62">Phy_UART</text:span></text:p></draw:text-box></draw:frame></draw:g><draw:g draw:name="DrawObject 10" draw:style-name="gr10"><draw:line draw:name="Ligne verticale 4" draw:style-name="gr3" draw:text-style-name="P96" svg:x1="7.375cm" svg:y1="8.731cm" svg:x2="7.375cm" svg:y2="10.001cm"><text:p/></draw:line><draw:frame draw:name="Cadre de texte 31" draw:style-name="gr16" draw:text-style-name="P100" svg:width="1.71cm" svg:height="0.989cm" svg:x="5.56cm" svg:y="9.014cm"><draw:text-box><text:p><text:span text:style-name="T65">- request</text:span></text:p><text:p><text:span text:style-name="T65">- AsyMssg</text:span></text:p></draw:text-box></draw:frame><draw:line draw:name="Ligne verticale 9" draw:style-name="gr3" draw:text-style-name="P96" svg:x1="9.208cm" svg:y1="10.001cm" svg:x2="9.19cm" svg:y2="8.731cm"><text:p/></draw:line><draw:frame draw:name="Cadre de texte 32" draw:style-name="gr16" draw:text-style-name="P100" svg:width="1.71cm" svg:height="0.989cm" svg:x="9.387cm" svg:y="9.014cm"><draw:text-box><text:p><text:span text:style-name="T65">- data</text:span></text:p><text:p><text:span text:style-name="T65">- Ack</text:span></text:p></draw:text-box></draw:frame></draw:g><draw:frame draw:name="Cadre de texte 38" draw:style-name="gr23" draw:text-style-name="P101" svg:width="4.368cm" svg:height="0.981cm" svg:x="0.659cm" svg:y="0.395cm"><draw:text-box><text:p><text:span text:style-name="T66">ExchCtrle Frame</text:span></text:p><text:p><text:span text:style-name="T67">|Dest@|ID|Type_LenData|Data|Trial|</text:span></text:p><text:p><text:span text:style-name="T66"/></text:p></draw:text-box></draw:frame><draw:frame draw:name="Cadre de texte 33" draw:style-name="gr23" draw:text-style-name="P101" svg:width="5.231cm" svg:height="0.981cm" svg:x="0.33cm" svg:y="0.649cm"><draw:text-box><text:p><text:span text:style-name="T66">MAC Frame</text:span></text:p><text:p><text:span text:style-name="T67">|</text:span><text:span text:style-name="T68">My@</text:span><text:span text:style-name="T67">|Dest@|ID|Type_LenData|Data|Trial|</text:span></text:p><text:p><text:span text:style-name="T66"/></text:p></draw:text-box></draw:frame><draw:frame draw:name="Cadre de texte 35" draw:style-name="gr24" draw:text-style-name="P101" svg:width="6.467cm" svg:height="1.692cm" svg:x="10.638cm" svg:y="0.362cm"><draw:text-box><text:p><text:span text:style-name="T66">MAC Frame</text:span></text:p><text:p><text:span text:style-name="T67">|Org@|</text:span><text:span text:style-name="T68">Dest@</text:span><text:span text:style-name="T67">|ID|Type_LenData|Data|Trial|</text:span></text:p><text:p><text:span text:style-name="T66"/></text:p></draw:text-box></draw:frame><draw:frame draw:name="Cadre de texte 1" draw:style-name="gr23" draw:text-style-name="P101" svg:width="5.453cm" svg:height="0.981cm" svg:x="10.86cm" svg:y="0.937cm"><draw:text-box><text:p><text:span text:style-name="T66">ExchCtrle Frame</text:span></text:p><text:p><text:span text:style-name="T67">|Org@|ID|Type_LenData|Data|Trial|</text:span></text:p><text:p><text:span text:style-name="T66"/></text:p></draw:text-box></draw:frame><draw:frame draw:name="Cadre de texte 2" draw:style-name="gr25" draw:text-style-name="P101" svg:width="8.109cm" svg:height="1.308cm" svg:x="-0.734cm" svg:y="0.496cm"><draw:text-box><text:p><text:span text:style-name="T66">Phy Frame</text:span></text:p><text:p><text:span text:style-name="T68">|#####|Len</text:span><text:span text:style-name="T67">|Org@|Dest@|ID|Type_LenData|Data|Trial|</text:span><text:span text:style-name="T68">CheckSum|</text:span><text:span text:style-name="T67"> </text:span></text:p><text:p><text:span text:style-name="T66"/></text:p></draw:text-box></draw:frame><draw:frame draw:name="Cadre de texte 3" draw:style-name="gr25" draw:text-style-name="P101" svg:width="8.109cm" svg:height="1.308cm" svg:x="10.419cm" svg:y="0.921cm"><draw:text-box><text:p><text:span text:style-name="T66">Phy Frame</text:span></text:p><text:p><text:span text:style-name="T68">|#####|Len|</text:span><text:span text:style-name="T67">Org@|Dest@|ID|Type_LenData|Data|Trial|</text:span><text:span text:style-name="T68">CheckSum| </text:span></text:p><text:p><text:span text:style-name="T66"/></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8">N</text:span><text:span text:style-name="T18">otons que les échanges au niveau de la couche "</text:span><text:span text:style-name="T4">ExchangeControl</text:span><text:span text:style-name="T18">" se font nécessairement en mode synchrone dans le sens où, même un message asynchrone sera acquitté par le receveur pour renforcer la qualité de la liaison</text:span><text:span text:style-name="T18">.</text:span></text:p>
      <text:p text:style-name="P7"/>
      <text:p text:style-name="P7"/>
      <text:p text:style-name="P7"/>
      <text:p text:style-name="P6"/>
      <text:p text:style-name="P7"/>
      <text:p text:style-name="P7"/>
      <text:h text:style-name="P73" text:outline-level="2"><text:bookmark-start text:name="__RefHeading___Toc2096_2496697646"/><text:soft-page-break/>Les trames du protocole<text:bookmark-end text:name="__RefHeading___Toc2096_2496697646"/></text:h>
      <text:p text:style-name="P3"><text:span text:style-name="T7">Le protocole est fait pour gérer jusqu'à </text:span><text:span text:style-name="T7">256</text:span><text:span text:style-name="T7"> entités qui échangent en FSK. </text:span><text:span text:style-name="T7">Les adresses s'étendent donc de 0 à 0xF</text:span><text:span text:style-name="T7">E, avec OxFF réservée pour le broadcast.</text:span><text:span text:style-name="T7"> </text:span><text:span text:style-name="T7">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5">Constitution </text:span><text:span text:style-name="T25">: </text:span></text:p>
      <text:p text:style-name="Standard"><text:span text:style-name="T23"><text:s/></text:span><text:span text:style-name="T26">|Dest@| ID|Type_LenData|Data|Trial| </text:span><text:span text:style-name="T23"><text:s text:c="2"/>ou |Org@|ID|Type_LenData|Data|Trial| </text:span></text:p>
      <text:p text:style-name="P31"/>
      <text:p text:style-name="P25"/>
      <text:p text:style-name="P5"><text:span text:style-name="T3">champ Dest/Org@ (8bits)</text:span>: Selon le sens, c'est l'adresse à qui est destiné le message, ou l'adresse source du message,</text:p>
      <text:p text:style-name="P5"><text:span text:style-name="T28">ID</text:span><text:span text:style-name="T22">|</text:span><text:span text:style-name="T3"> (8bits)</text:span> : C'est le numéro de l'échange en cours. Il permet d'identifier une réponse à une requête ou un acquittement à un message asynchrone. Il caractérise de manière univoque un échange.</text:p>
      <text:p text:style-name="P26"><text:span text:style-name="T21">Type_LenData</text:span><text:span text:style-name="T28"> </text:span><text:span text:style-name="T20">: </text:span><text:span text:style-name="T20">Les 6 bits de poids </text:span><text:span text:style-name="T20">faibles</text:span><text:span text:style-name="T20"> représentent la longueur de données, c'est à dire le nombre de caractères qui constituent la donnée (6</text:span><text:span text:style-name="T20">3</text:span><text:span text:style-name="T20"> maximum). Les deux bits de poids fort indiquent le type de trame :</text:span></text:p>
      <text:list xml:id="list544589008052876228" text:style-name="L2">
        <text:list-item>
          <text:p text:style-name="P58">00 = Req (Requête),</text:p>
        </text:list-item>
        <text:list-item>
          <text:p text:style-name="P58">01 = Data,</text:p>
        </text:list-item>
        <text:list-item>
          <text:p text:style-name="P58">10 = AsyMssg (Message asynchrone),</text:p>
        </text:list-item>
        <text:list-item>
          <text:p text:style-name="P58">11 = Ack</text:p>
        </text:list-item>
      </text:list>
      <text:p text:style-name="P41"/>
      <text:p text:style-name="P7"><text:span text:style-name="T28">Data : </text:span><text:span text:style-name="T19">les données proprement dites, succession de caractères 8 bits qui ont un sens ordonnée pour l'application en amont. A ce niveau, c'est un simple bloc de données 8 bits, dont le nombre est indiqué dans le champ précédent.</text:span></text:p>
      <text:p text:style-name="P41"/>
      <text:p text:style-name="P26"><text:span text:style-name="T28">Trial(8bits) </text:span><text:span text:style-name="T20">: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7"/>
      <text:p text:style-name="P27"/>
      <text:p text:style-name="P27"/>
      <text:p text:style-name="P27"/>
      <text:p text:style-name="P27"/>
      <text:p text:style-name="P27"/>
      <text:p text:style-name="P27"/>
      <text:p text:style-name="P27"/>
      <text:p text:style-name="P27"/>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2">Constitution :</text:p>
      <text:p text:style-name="Standard"><text:span text:style-name="T23">E</text:span><text:span text:style-name="T23">n descendant, transmission :</text:span></text:p>
      <text:p text:style-name="P30"><text:span text:style-name="T34">|</text:span><text:span text:style-name="T40">My@</text:span><text:span text:style-name="T34">|Dest@|ID|Type_LenData|Data|Trial| </text:span></text:p>
      <text:p text:style-name="P31"/>
      <text:p text:style-name="P31">En remontant, réception :</text:p>
      <text:p text:style-name="P30"><text:span text:style-name="T34"><text:s/>|Org@|</text:span><text:span text:style-name="T40">Dest@</text:span><text:span text:style-name="T34">|ID|Type_LenData|Data|Trial|</text:span></text:p>
      <text:p text:style-name="P31"><text:s/></text:p>
      <text:p text:style-name="P33"/>
      <text:p text:style-name="P10"/>
      <text:p text:style-name="P9">Pour chacun des deux types de trame :</text:p>
      <text:list xml:id="list7586423951143645485" text:style-name="L3">
        <text:list-item>
          <text:p text:style-name="P88">dans le sens d'une transmission, la couche MAC aura encapsulé la trame précédente pour y ajouter en tête l'adresse origine du message, à savoir My@ (traduire mon adresse, celle de l'entité en question, connue par la couche MAC),</text:p>
        </text:list-item>
        <text:list-item>
          <text:p text:style-name="P92"><text:span text:style-name="T8">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8"> (le message est alors décapsulé, on enlève Dest@ qui ne sert plus</text:span><text:span text:style-name="T8">)</text:span><text:span text:style-name="T8">.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5">Constitution </text:span><text:span text:style-name="T25">:</text:span></text:p>
      <text:p text:style-name="Standard"><text:span text:style-name="T23">E</text:span><text:span text:style-name="T23">n descendant, transmission :</text:span></text:p>
      <text:p text:style-name="P30"><text:span text:style-name="T51">|#####|Len</text:span><text:span text:style-name="T44">||My@|</text:span><text:span text:style-name="T34">Dest@|ID|Type_LenData|Data|Trial|</text:span><text:span text:style-name="T51">CheckSum| </text:span></text:p>
      <text:p text:style-name="P31"/>
      <text:p text:style-name="P31">En remontant, réception :</text:p>
      <text:p text:style-name="P27"><text:span text:style-name="T49">|#####|Len</text:span><text:span text:style-name="T19"> </text:span><text:span text:style-name="T42">|Dest@|Org@|ID|</text:span><text:span text:style-name="T19">Type_LenData|Data|Trial|</text:span><text:span text:style-name="T49">CheckSum| </text:span><text:span text:style-name="T19"><text:s text:c="2"/></text:span></text:p>
      <text:p text:style-name="P9"/>
      <text:p text:style-name="P9">La couche Driver UART va encapsuler (décapsuler) la trame issu de (allant vers) la couche MAC. Pour l'encapsulation on ajoute les champs :</text:p>
      <text:p text:style-name="P4"><text:span text:style-name="T10">préambule ##### (5 octets, 40 bits) </text:span><text:span text:style-name="T8">: </text:span><text:span text:style-name="T8">ils sont nécessaires pour filtrer les autres transmission à 433MHz.</text:span></text:p>
      <text:p text:style-name="P4"><text:span text:style-name="T10">Len</text:span><text:span text:style-name="T11"> </text:span><text:span text:style-name="T10">(1octet)</text:span><text:span text:style-name="T11"> </text:span><text:span text:style-name="T8">: c'est la longueur totale de la trame, hors préembule #####. Il inclut le checksum.</text:span></text:p>
      <text:p text:style-name="P4"><text:span text:style-name="T10">Checksum</text:span><text:span text:style-name="T9"> </text:span><text:span text:style-name="T10">(</text:span><text:span text:style-name="T10">1 </text:span><text:span text:style-name="T10">octet) </text:span><text:span text:style-name="T8">: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96" svg:x1="2.628cm" svg:y1="0.806cm" svg:x2="2.575cm" svg:y2="3.875cm"><text:p/></draw:line><draw:line text:anchor-type="paragraph" draw:z-index="5" draw:name="Ligne 26" draw:style-name="gr27" draw:text-style-name="P96" svg:x1="5.839cm" svg:y1="0.776cm" svg:x2="5.857cm" svg:y2="4.016cm"><text:p/></draw:line><draw:frame text:anchor-type="paragraph" draw:z-index="6" draw:name="Cadre de texte 29" draw:style-name="gr28" draw:text-style-name="P97" svg:width="1.271cm" svg:height="0.408cm" svg:x="2.011cm" svg:y="0.224cm"><draw:text-box><text:p><text:span text:style-name="T1">Part A</text:span></text:p></draw:text-box></draw:frame><draw:frame text:anchor-type="paragraph" draw:z-index="7" draw:name="Cadre de texte 34" draw:style-name="gr28" draw:text-style-name="P97" svg:width="1.271cm" svg:height="0.408cm" svg:x="5.186cm" svg:y="0.164cm"><draw:text-box><text:p><text:span text:style-name="T1">Part B</text:span></text:p></draw:text-box></draw:frame><draw:line text:anchor-type="paragraph" draw:z-index="8" draw:name="Ligne 27" draw:style-name="gr27" draw:text-style-name="P96" svg:x1="2.593cm" svg:y1="1.229cm" svg:x2="5.803cm" svg:y2="1.229cm"><text:p/></draw:line><draw:line text:anchor-type="paragraph" draw:z-index="9" draw:name="Ligne 28" draw:style-name="gr29" draw:text-style-name="P96" svg:x1="5.803cm" svg:y1="1.723cm" svg:x2="2.628cm" svg:y2="1.728cm"><text:p/></draw:line><draw:line text:anchor-type="paragraph" draw:z-index="10" draw:name="Ligne 29" draw:style-name="gr30" draw:text-style-name="P96" svg:x1="2.628cm" svg:y1="2.81cm" svg:x2="5.838cm" svg:y2="2.81cm"><text:p/></draw:line><draw:line text:anchor-type="paragraph" draw:z-index="11" draw:name="Ligne 30" draw:style-name="gr27" draw:text-style-name="P96" svg:x1="8.767cm" svg:y1="2.658cm" svg:x2="6.174cm" svg:y2="1.67cm"><text:p/></draw:line><draw:frame text:anchor-type="paragraph" draw:z-index="13" draw:name="Cadre de texte 36" draw:style-name="gr28" draw:text-style-name="P97" svg:width="2.911cm" svg:height="0.408cm" svg:x="9.031cm" svg:y="2.445cm"><draw:text-box><text:p><text:span text:style-name="T1">Échange synchrone</text:span></text:p></draw:text-box></draw:frame><draw:frame text:anchor-type="paragraph" draw:z-index="16" draw:name="Cadre de texte 41" draw:style-name="gr33" draw:text-style-name="P98" svg:width="2.7cm" svg:height="0.671cm" svg:x="3.034cm" svg:y="2.288cm"><draw:text-box><text:p><text:span text:style-name="T61">mssg Asy <text:s/>(</text:span><text:span text:style-name="T69"></text:span><text:span text:style-name="T61">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99" svg:width="3.982cm" svg:height="0.847cm" svg:x="8.183cm" svg:y="0.157cm"><draw:text-box><text:p><text:span text:style-name="T62">Niveau ExchangeCtrl</text:span></text:p></draw:text-box></draw:frame></draw:g></text:p>
      <text:p text:style-name="P9"><draw:frame text:anchor-type="paragraph" draw:z-index="14" draw:name="Cadre de texte 39" draw:style-name="gr31" draw:text-style-name="P98" svg:width="2.029cm" svg:height="0.507cm" svg:x="2.905cm" svg:y="0.118cm"><draw:text-box><text:p><text:span text:style-name="T61">Requête (</text:span><text:span text:style-name="T69"></text:span><text:span text:style-name="T61"> n)</text:span></text:p></draw:text-box></draw:frame></text:p>
      <text:p text:style-name="P9"/>
      <text:p text:style-name="P7"><draw:frame text:anchor-type="paragraph" draw:z-index="15" draw:name="Cadre de texte 40" draw:style-name="gr32" draw:text-style-name="P98" svg:width="2.886cm" svg:height="0.466cm" svg:x="2.847cm" svg:y="-0.152cm"><draw:text-box><text:p><text:span text:style-name="T61">Data (ou Trial = -1)</text:span></text:p></draw:text-box></draw:frame></text:p>
      <text:p text:style-name="P7"><draw:line text:anchor-type="paragraph" draw:z-index="12" draw:name="Ligne 31" draw:style-name="gr27" draw:text-style-name="P96" svg:x1="8.767cm" svg:y1="0.026cm" svg:x2="6.174cm" svg:y2="0.155cm"><text:p/></draw:line></text:p>
      <text:p text:style-name="P7"><draw:line text:anchor-type="paragraph" draw:z-index="18" draw:name="Ligne 1" draw:style-name="gr29" draw:text-style-name="P96" svg:x1="5.803cm" svg:y1="0.139cm" svg:x2="2.628cm" svg:y2="0.144cm"><text:p/></draw:line><draw:frame text:anchor-type="paragraph" draw:z-index="23" draw:name="Cadre de texte 40" draw:style-name="gr32" draw:text-style-name="P98" svg:width="2.886cm" svg:height="0.466cm" svg:x="2.847cm" svg:y="0.261cm"><draw:text-box><text:p><text:span text:style-name="T61">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1"/>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7925079360760973978" text:style-name="L4">
        <text:list-item>
          <text:p text:style-name="P81"><text:span text:style-name="T4">SystickStart()</text:span> : initialise un compteur et lance le systick </text:p>
        </text:list-item>
        <text:list-item>
          <text:p text:style-name="P81"><text:span text:style-name="T4">SystickGet() </text:span>: renvoie la valeur du compteur 100us.</text:p>
        </text:list-item>
      </text:list>
      <text:p text:style-name="P7"/>
      <text:p text:style-name="P7">Chaque brique logicielle xxx qui aura besoin d'un Timeout devra :</text:p>
      <text:list xml:id="list1125741199244091111" text:style-name="L5">
        <text:list-item>
          <text:p text:style-name="P93"><text:span text:style-name="T13">utiliser une fonction nommée </text:span><text:span text:style-name="T14">xxx_TimeOut_Start(TimeOut_ms)</text:span><text:span text:style-name="T13"> : mémorise quelque part la valeur courante du systick à laquelle on ajoute 10 * TimeOut_ms (pour passer en multiple de 100µs),</text:span></text:p>
        </text:list-item>
        <text:list-item>
          <text:p text:style-name="P93"><text:span text:style-name="T13">utiliser une fonction nommée</text:span><text:span text:style-name="T14"> xxx_GetTimeOut_Status()</text:span><text:span text:style-name="T13"> : compare la valeur courante du Systick avec la valeur mémorisée. Donne 0 ou 1 selon que le temps est échu ou pas.</text:span></text:p>
          <text:p text:style-name="P82"/>
        </text:list-item>
      </text:list>
      <text:p text:style-name="P7">Attention, la comparaison devra se faire en signé pour gérer correctement le débordement. </text:p>
      <text:p text:style-name="P21"><text:span text:style-name="T13">Exemple (systick 24bits) : valeur maximale = 0xFFFFFF </text:span><text:span text:style-name="T53"></text:span><text:span text:style-name="T24"> </text:span><text:span text:style-name="T24">1677 secondes (27,78 heures). </text:span></text:p>
      <text:p text:style-name="P21"><text:span text:style-name="T24">Supposons que la mémorisation soit 0xFFFFFF (-1 en extension 32 bits). Supposons que le Timeout voulu soit de 2ms, la valeur attendue est donc 0x</text:span><text:span text:style-name="T50">FF</text:span><text:span text:style-name="T24">FFFFFF + 10*2 = -1+20=19. </text:span></text:p>
      <text:p text:style-name="P18">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7237516200022541505" text:style-name="L6">
        <text:list-item>
          <text:p text:style-name="P83"><text:span text:style-name="T4">xxx_FSM_Reset()</text:span> : met la machine à état dans son état initial (Init) qui ne fait strictement rien,</text:p>
        </text:list-item>
        <text:list-item>
          <text:p text:style-name="P83"><text:span text:style-name="T4">xxx_FSM_Start() </text:span>: sort de l'état initial (transition <text:span text:style-name="T4">Start</text:span> active), active le graphe d'état. La machine à état est fonctionnelle,</text:p>
        </text:list-item>
        <text:list-item>
          <text:p text:style-name="P83"><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869022345233211596" text:style-name="L7">
        <text:list-item>
          <text:p text:style-name="P89">xxx_FSM_CurrentState : char</text:p>
        </text:list-item>
        <text:list-item>
          <text:p text:style-name="P89">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2274094114909760726" text:style-name="L8">
        <text:list-item>
          <text:p text:style-name="P84">utiliser le systick pour gérer le timeout de chaque couche,</text:p>
        </text:list-item>
        <text:list-item>
          <text:p text:style-name="P84">utiliser un autre timer pour gérer TOUTES les machines à état sous forme interruptive. La routine d'interruption FSM doit lancer en suivant toutes les progressions des FSM,</text:p>
        </text:list-item>
        <text:list-item>
          <text:p text:style-name="P84">L'interruption FSM est logée dans la couche la plus haute de la pile, donc dans <text:span text:style-name="T4">ExchangeCtrl</text:span>.</text:p>
        </text:list-item>
        <text:list-item>
          <text:p text:style-name="P84">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5752728561058132353" text:style-name="L9">
        <text:list-item>
          <text:p text:style-name="P85">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85"><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96" svg:x1="8.797cm" svg:y1="0.037cm" svg:x2="8.797cm" svg:y2="2.794cm"><text:p/></draw:line><draw:line draw:name="Ligne 41" draw:style-name="gr20" draw:text-style-name="P96" svg:x1="13.173cm" svg:y1="0.037cm" svg:x2="13.173cm" svg:y2="2.794cm"><text:p/></draw:line><draw:frame draw:name="Cadre de texte 84" draw:style-name="gr42" draw:text-style-name="P101" svg:width="0.787cm" svg:height="0.435cm" svg:x="7.834cm" svg:y="0.037cm"><draw:text-box><text:p><text:span text:style-name="T67">Free</text:span></text:p></draw:text-box></draw:frame><draw:frame draw:name="Cadre de texte 85" draw:style-name="gr42" draw:text-style-name="P101" svg:width="0.787cm" svg:height="0.435cm" svg:x="7.8cm" svg:y="0.819cm"><draw:text-box><text:p><text:span text:style-name="T67">Free</text:span></text:p></draw:text-box></draw:frame><draw:frame draw:name="Cadre de texte 86" draw:style-name="gr42" draw:text-style-name="P101" svg:width="0.787cm" svg:height="0.435cm" svg:x="7.834cm" svg:y="0.369cm"><draw:text-box><text:p><text:span text:style-name="T67">_</text:span></text:p></draw:text-box></draw:frame><draw:frame draw:name="Cadre de texte 87" draw:style-name="gr42" draw:text-style-name="P101" svg:width="0.787cm" svg:height="0.435cm" svg:x="7.784cm" svg:y="2.054cm"><draw:text-box><text:p><text:span text:style-name="T67">Free</text:span></text:p></draw:text-box></draw:frame><draw:frame draw:name="Cadre de texte 88" draw:style-name="gr42" draw:text-style-name="P101" svg:width="0.787cm" svg:height="0.435cm" svg:x="7.8cm" svg:y="1.253cm"><draw:text-box><text:p><text:span text:style-name="T67">_</text:span></text:p></draw:text-box></draw:frame><draw:frame draw:name="Cadre de texte 89" draw:style-name="gr42" draw:text-style-name="P101" svg:width="0.787cm" svg:height="0.435cm" svg:x="7.834cm" svg:y="1.685cm"><draw:text-box><text:p><text:span text:style-name="T67">_</text:span></text:p></draw:text-box></draw:frame><draw:frame draw:name="Cadre de texte 90" draw:style-name="gr42" draw:text-style-name="P101" svg:width="0.787cm" svg:height="0.435cm" svg:x="7.784cm" svg:y="2.454cm"><draw:text-box><text:p><text:span text:style-name="T67">Free</text:span></text:p></draw:text-box></draw:frame><draw:frame draw:name="Cadre de texte 91" draw:style-name="gr43" draw:text-style-name="P102" svg:width="0.482cm" svg:height="2.924cm" svg:x="7.063cm" svg:y="-0.042cm"><draw:text-box><text:p><text:span text:style-name="T70">0</text:span></text:p><text:p><text:span text:style-name="T70">1</text:span></text:p><text:p><text:span text:style-name="T70"/></text:p><text:p><text:span text:style-name="T70">…</text:span></text:p><text:p><text:span text:style-name="T70"/></text:p><text:p><text:span text:style-name="T70"/></text:p><text:p><text:span text:style-name="T70"/></text:p><text:p><text:span text:style-name="T70">9</text:span></text:p></draw:text-box></draw:frame><draw:frame draw:name="Cadre de texte 92" draw:style-name="gr7" draw:text-style-name="P97" svg:width="1.604cm" svg:height="0.814cm" svg:x="6.022cm" svg:y="-0.654cm"><draw:text-box><text:p><text:span text:style-name="T1"><text:s text:c="3"/></text:span><text:span text:style-name="T1">Index i</text:span></text:p></draw:text-box></draw:frame><draw:frame draw:name="Cadre de texte 93" draw:style-name="gr4" draw:text-style-name="P99" svg:width="1.812cm" svg:height="0.408cm" svg:x="10.255cm" svg:y="2.937cm"><draw:text-box><text:p><text:span text:style-name="T62">EchTab</text:span></text:p></draw:text-box></draw:frame><draw:frame draw:name="Cadre de texte 94" draw:style-name="gr7" draw:text-style-name="P97" svg:width="1.604cm" svg:height="0.814cm" svg:x="7.625cm" svg:y="-0.654cm"><draw:text-box><text:p><text:span text:style-name="T1">Status</text:span></text:p></draw:text-box></draw:frame><draw:frame draw:name="Cadre de texte 95" draw:style-name="gr7" draw:text-style-name="P97"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01" svg:width="2.396cm" svg:height="0.555cm" svg:x="4.552cm" svg:y="0.067cm"><draw:text-box><text:p><text:span text:style-name="T67"><text:s text:c="2"/></text:span><text:span text:style-name="T67">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01" svg:width="2.396cm" svg:height="0.555cm" svg:x="4.568cm" svg:y="1.305cm"><draw:text-box><text:p><text:span text:style-name="T67"><text:s text:c="9"/></text:span><text:span text:style-name="T67">MAC</text:span></text:p></draw:text-box></draw:frame></draw:g><draw:line draw:name="Ligne verticale 10" draw:style-name="gr3" draw:text-style-name="P96" svg:x1="5.595cm" svg:y1="0.621cm" svg:x2="5.595cm" svg:y2="1.194cm"><text:p/></draw:line></draw:g></text:p>
      <text:p text:style-name="P12"/>
      <text:p text:style-name="P12"/>
      <text:p text:style-name="P12"><draw:line text:anchor-type="paragraph" draw:z-index="21" draw:name="Ligne verticale 11" draw:style-name="gr38" draw:text-style-name="P96"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01" svg:width="2.396cm" svg:height="0.555cm" svg:x="4.494cm" svg:y="-0.072cm"><draw:text-box><text:p><text:span text:style-name="T67"><text:s text:c="6"/></text:span><text:span text:style-name="T67">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4508371400806856836" text:style-name="L10">
        <text:list-item>
          <text:p text:style-name="P86">une requête, message asynchrone, une donnée ou un simple accusé de réception.</text:p>
        </text:list-item>
        <text:list-item>
          <text:p text:style-name="P86">une FSM associée,</text:p>
        </text:list-item>
        <text:list-item>
          <text:p text:style-name="P86">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2"><text:s/>|Dest@|ID|Type_LenData|Data|Trial| <text:s text:c="2"/>ou |Dest@|ID|Type_LenData|Data|Trial| </text:p>
      <text:p text:style-name="P32"/>
      <text:p text:style-name="P32">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3">Status</text:p>
          </table:table-cell>
          <table:table-cell table:style-name="Tableau10.A1" office:value-type="string">
            <text:p text:style-name="P53">Org/dest Adr</text:p>
          </table:table-cell>
          <table:table-cell table:style-name="Tableau10.A1" office:value-type="string">
            <text:p text:style-name="P53">ID</text:p>
          </table:table-cell>
          <table:table-cell table:style-name="Tableau10.A1" office:value-type="string">
            <text:p text:style-name="P53">Type</text:p>
          </table:table-cell>
          <table:table-cell table:style-name="Tableau10.A1" office:value-type="string">
            <text:p text:style-name="P53">LenData</text:p>
          </table:table-cell>
          <table:table-cell table:style-name="Tableau10.A1" office:value-type="string">
            <text:p text:style-name="P53">Data[30]</text:p>
          </table:table-cell>
          <table:table-cell table:style-name="Tableau10.A1" office:value-type="string">
            <text:p text:style-name="P53">Trial</text:p>
          </table:table-cell>
          <table:table-cell table:style-name="Tableau10.A1" office:value-type="string">
            <text:p text:style-name="P53">TimeOutDate</text:p>
          </table:table-cell>
          <table:table-cell table:style-name="Tableau10.A1" office:value-type="string">
            <text:p text:style-name="P22">FSM_CurrentState</text:p>
          </table:table-cell>
          <table:table-cell table:style-name="Tableau10.J1" office:value-type="string">
            <text:p text:style-name="P53">FSM_Trans</text:p>
          </table:table-cell>
        </table:table-row>
      </table:table>
      <text:p text:style-name="P19"/>
      <text:p text:style-name="P10"><text:span text:style-name="T55">Type :</text:span><text:span text:style-name="T4"> </text:span><text:span text:style-name="T4">Exchange </text:span>:</text:p>
      <text:list xml:id="list2669939495023262707" text:style-name="L11">
        <text:list-item>
          <text:p text:style-name="P87">Enum Status <text:s text:c="5"/></text:p>
        </text:list-item>
        <text:list-item>
          <text:p text:style-name="P87">char OrgAdr</text:p>
        </text:list-item>
        <text:list-item>
          <text:p text:style-name="P87"><draw:frame text:anchor-type="paragraph" draw:z-index="24" draw:style-name="gr44" draw:text-style-name="P103" svg:width="7.07cm" svg:height="1.207cm" svg:x="8.393cm" svg:y="0.069cm"><draw:text-box><text:p><text:span text:style-name="T1">Les champs bleus permettent la gestion de la FSM associée à l'échange</text:span></text:p></draw:text-box></draw:frame>char DestAdr</text:p>
        </text:list-item>
        <text:list-item>
          <text:p text:style-name="P87">char ID</text:p>
        </text:list-item>
        <text:list-item>
          <text:p text:style-name="P87">char Type <text:s/></text:p>
        </text:list-item>
        <text:list-item>
          <text:p text:style-name="P87">char LenData</text:p>
        </text:list-item>
        <text:list-item>
          <text:p text:style-name="P87">char Data[30] <text:s text:c="2"/>30 ?</text:p>
        </text:list-item>
        <text:list-item>
          <text:p text:style-name="P87">char Trial</text:p>
        </text:list-item>
        <text:list-item>
          <text:p text:style-name="P94">int TimeOutDate</text:p>
        </text:list-item>
        <text:list-item>
          <text:p text:style-name="P94">char FSM_CurrentState </text:p>
        </text:list-item>
        <text:list-item>
          <text:p text:style-name="P94">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4">void</text:span> Exch_FSM_Reset (<text:span text:style-name="T54">int </text:span><text:span text:style-name="T41">Exch_Index</text:span>)</text:p>
      <text:p text:style-name="P7"><text:span text:style-name="T3">ExchTab</text:span>[Exch_Index] .CurrentState=Init</text:p>
      <text:p text:style-name="P7"/>
      <text:p text:style-name="P7"><text:span text:style-name="T54">void</text:span> Exch_FSM_Start(<text:span text:style-name="T54">int </text:span><text:span text:style-name="T41">Exch_Index</text:span>)</text:p>
      <text:p text:style-name="P7"><text:span text:style-name="T3">ExchTab</text:span>[Exch_Index] .FSM_Trans.Start=1</text:p>
      <text:p text:style-name="P7"/>
      <text:p text:style-name="P7"><text:span text:style-name="T54">void</text:span> Exch_FSM_Progress (<text:span text:style-name="T54">int </text:span><text:span text:style-name="T41">Exch_Index</text:span>)</text:p>
      <text:p text:style-name="P7">Connaissant Exch_Index, on extrait Type </text:p>
      <text:p text:style-name="P7">Swich type:</text:p>
      <text:p text:style-name="P7">Case type == Req</text:p>
      <text:p text:style-name="P7"><text:tab/>Req_FSM_Progress(<text:span text:style-name="T54">int </text:span><text:span text:style-name="T41">Exch_Index</text:span>)</text:p>
      <text:p text:style-name="P7">Case type == AsyMssg</text:p>
      <text:p text:style-name="P7"><text:tab/>AsyMssg_FSM_Progress(<text:span text:style-name="T54">int </text:span><text:span text:style-name="T41">Exch_Index</text:span>)</text:p>
      <text:p text:style-name="P7">Case type == Data</text:p>
      <text:p text:style-name="P7"><text:tab/>Data_FSM_Progress(<text:span text:style-name="T54">int </text:span><text:span text:style-name="T41">Exch_Index</text:span>)</text:p>
      <text:p text:style-name="P7">Others (Ack )</text:p>
      <text:p text:style-name="P7"><text:tab/>Ack_FSM_Progress(<text:span text:style-name="T54">int </text:span><text:span text:style-name="T41">Exch_Index</text:span>)</text:p>
      <text:p text:style-name="P7">Fin switch</text:p>
      <text:p text:style-name="P7"/>
      <text:p text:style-name="P7"/>
      <text:p text:style-name="P32"/>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9"/>
      <text:p text:style-name="P29"><draw:g text:anchor-type="paragraph" draw:z-index="25" draw:style-name="gr12"><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01" svg:width="2.384cm" svg:height="1.181cm" svg:x="1.212cm" svg:y="0.568cm"><draw:text-box><text:p><text:span text:style-name="T67"><text:s text:c="7"/></text:span></text:p><text:p><text:span text:style-name="T71"><text:s text:c="4"/></text:span><text:span text:style-name="T71">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01" svg:width="2.384cm" svg:height="1.181cm" svg:x="13.341cm" svg:y="0.453cm"><draw:text-box><text:p><text:span text:style-name="T67"><text:s text:c="7"/></text:span></text:p><text:p><text:span text:style-name="T71"><text:s text:c="3"/></text:span><text:span text:style-name="T71">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04" svg:width="4.88cm" svg:height="1.16cm" svg:x="1.475cm" svg:y="3.175cm"><draw:text-box><text:p><text:span text:style-name="T71"><text:s text:c="7"/></text:span><text:span text:style-name="T71">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04" svg:width="4.885cm" svg:height="1.16cm" svg:x="1.503cm" svg:y="6.652cm"><draw:text-box><text:p><text:span text:style-name="T71"><text:s text:c="2"/></text:span><text:span text:style-name="T71">ExchangeCtrl</text:span></text:p></draw:text-box></draw:frame></draw:g><draw:line draw:name="Ligne 8" draw:style-name="gr49" draw:text-style-name="P96"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04" svg:width="4.88cm" svg:height="1.16cm" svg:x="11.677cm" svg:y="3.096cm"><draw:text-box><text:p><text:span text:style-name="T71"><text:s text:c="7"/></text:span><text:span text:style-name="T71">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04" svg:width="3.365cm" svg:height="1.16cm" svg:x="11.566cm" svg:y="6.652cm"><draw:text-box><text:p><text:span text:style-name="T71"><text:s text:c="2"/></text:span><text:span text:style-name="T71">ExchangeCtrl</text:span></text:p></draw:text-box></draw:frame></draw:g><draw:line draw:name="Ligne 9" draw:style-name="gr3" draw:text-style-name="P96" svg:x1="12.095cm" svg:y1="6.42cm" svg:x2="12.095cm" svg:y2="4.333cm"><text:p/></draw:line><draw:frame draw:name="Cadre de texte 27" draw:style-name="gr7" draw:text-style-name="P97" svg:width="1.574cm" svg:height="0.814cm" svg:x="-1.102cm" svg:y="6.634cm"><draw:text-box><text:p><text:span text:style-name="T1">2- Create Exch n°x</text:span></text:p></draw:text-box></draw:frame><draw:frame draw:name="Cadre de texte 28" draw:style-name="gr7" draw:text-style-name="P97" svg:width="1.574cm" svg:height="0.814cm" svg:x="8.963cm" svg:y="6.68cm"><draw:text-box><text:p><text:span text:style-name="T1">4- Create Exch n°y</text:span></text:p></draw:text-box></draw:frame><draw:frame draw:name="Cadre de texte 29" draw:style-name="gr7" draw:text-style-name="P97" svg:width="2.744cm" svg:height="0.814cm" svg:x="4.648cm" svg:y="8.765cm"><draw:text-box><text:p><text:span text:style-name="T1">3- Req (ID=x)</text:span></text:p></draw:text-box></draw:frame><draw:frame draw:name="Cadre de texte 30" draw:style-name="gr51" draw:text-style-name="P97" svg:width="1.574cm" svg:height="0.525cm" svg:x="10.885cm" svg:y="4.84cm"><draw:text-box><text:p><text:span text:style-name="T1">5- Req</text:span></text:p></draw:text-box></draw:frame><draw:line draw:name="Ligne 10" draw:style-name="gr3" draw:text-style-name="P96" svg:x1="12.656cm" svg:y1="4.254cm" svg:x2="12.656cm" svg:y2="6.42cm"><text:p/></draw:line><draw:path draw:name="Courbe de Bézier 5" draw:style-name="gr52" draw:text-style-name="P96" svg:width="0.583cm" svg:height="0.671cm" svg:x="10.675cm" svg:y="6.779cm" svg:viewBox="0 0 584 672" svg:d="M584 670c-1314 46 0-670 0-670"><text:p/></draw:path><draw:frame draw:name="Cadre de texte 31" draw:style-name="gr7" draw:text-style-name="P97" svg:width="2.613cm" svg:height="0.814cm" svg:x="1.595cm" svg:y="5.02cm"><draw:text-box><text:p><text:span text:style-name="T1">1- Req (ID=x)</text:span></text:p></draw:text-box></draw:frame><draw:frame draw:name="Cadre de texte 32" draw:style-name="gr51" draw:text-style-name="P97" svg:width="1.574cm" svg:height="0.525cm" svg:x="12.937cm" svg:y="4.807cm"><draw:text-box><text:p><text:span text:style-name="T1">6- Data</text:span></text:p></draw:text-box></draw:frame><draw:path draw:name="Courbe de Bézier 6" draw:style-name="gr52" draw:text-style-name="P96" svg:width="0.753cm" svg:height="0.69cm" svg:x="14.929cm" svg:y="6.651cm" svg:viewBox="0 0 754 691" svg:d="M0 2c1695-47 1 689 1 689"><text:p/></draw:path><draw:frame draw:name="Cadre de texte 33" draw:style-name="gr7" draw:text-style-name="P97" svg:width="1.574cm" svg:height="0.814cm" svg:x="16.004cm" svg:y="6.549cm"><draw:text-box><text:p><text:span text:style-name="T1">7- Kill Exch n°y</text:span></text:p></draw:text-box></draw:frame><draw:frame draw:name="Cadre de texte 34" draw:style-name="gr51" draw:text-style-name="P97" svg:width="2.984cm" svg:height="0.525cm" svg:x="6.571cm" svg:y="9.737cm"><draw:text-box><text:p><text:span text:style-name="T1">8- Data (ID=x)</text:span></text:p></draw:text-box></draw:frame><draw:line draw:name="Ligne 11" draw:style-name="gr53" draw:text-style-name="P96" svg:x1="5.26cm" svg:y1="6.42cm" svg:x2="5.26cm" svg:y2="4.333cm"><text:p/></draw:line><draw:frame draw:name="Cadre de texte 35" draw:style-name="gr51" draw:text-style-name="P97" svg:width="1.574cm" svg:height="0.525cm" svg:x="5.35cm" svg:y="4.609cm"><draw:text-box><text:p><text:span text:style-name="T1">9- Data</text:span></text:p></draw:text-box></draw:frame><draw:frame draw:name="Cadre de texte 36" draw:style-name="gr7" draw:text-style-name="P97" svg:width="1.574cm" svg:height="0.814cm" svg:x="6.58cm" svg:y="7.557cm"><draw:text-box><text:p><text:span text:style-name="T1">10- Kill Exch n°x</text:span></text:p></draw:text-box></draw:frame><draw:ellipse draw:name="Arc d'ellipse 3" draw:style-name="gr54" draw:text-style-name="P96" svg:width="0.098cm" svg:height="0.017cm" svg:x="5.052cm" svg:y="7.04cm" draw:kind="arc" draw:start-angle="274.12" draw:end-angle="291.45"><text:p/></draw:ellipse><draw:ellipse draw:name="Arc d'ellipse 4" draw:style-name="gr52" draw:text-style-name="P96" svg:width="0.627cm" svg:height="0.449cm" svg:x="4.89cm" svg:y="7.184cm" draw:kind="arc" draw:start-angle="272.16" draw:end-angle="188.35"><text:p/></draw:ellipse><draw:frame draw:name="Cadre de texte 37" draw:style-name="gr51" draw:text-style-name="P97" svg:width="1.574cm" svg:height="0.525cm" svg:x="4.629cm" svg:y="6.562cm"><draw:text-box><text:p><text:span text:style-name="T1">3’- retry n</text:span></text:p></draw:text-box></draw:frame><draw:line draw:name="Ligne 12" draw:style-name="gr3" draw:text-style-name="P96" svg:x1="5.454cm" svg:y1="0.995cm" svg:x2="11.82cm" svg:y2="0.991cm"><text:p/></draw:line><draw:line draw:name="Ligne 13" draw:style-name="gr3" draw:text-style-name="P96" svg:x1="11.705cm" svg:y1="1.586cm" svg:x2="5.531cm" svg:y2="1.586cm"><text:p/></draw:line><draw:frame draw:name="Cadre de texte 38" draw:style-name="gr55" draw:text-style-name="P97" svg:width="1.574cm" svg:height="0.433cm" svg:x="6.636cm" svg:y="0.48cm"><draw:text-box><text:p><text:span text:style-name="T1">Req</text:span></text:p></draw:text-box></draw:frame><draw:frame draw:name="Cadre de texte 39" draw:style-name="gr55" draw:text-style-name="P97" svg:width="1.574cm" svg:height="0.433cm" svg:x="6.636cm" svg:y="1.154cm"><draw:text-box><text:p><text:span text:style-name="T1">Data</text:span></text:p></draw:text-box></draw:frame><draw:path draw:name="Courbe de Bézier 7" draw:style-name="gr56" draw:text-style-name="P96" svg:width="0.583cm" svg:height="0.571cm" svg:x="0.471cm" svg:y="6.966cm" svg:viewBox="0 0 584 572" svg:d="M584 2c-1314-39 0 570 0 570"><text:p/></draw:path><draw:path draw:name="Courbe de Bézier 8" draw:style-name="gr57" draw:text-style-name="P96" svg:width="0.908cm" svg:height="0.671cm" svg:x="6.387cm" svg:y="6.764cm" svg:viewBox="0 0 909 672" svg:d="M0 670c2045 47 0-670 0-670"><text:p/></draw:path><draw:frame draw:name="Cadre de texte 1" draw:style-name="gr51" draw:text-style-name="P100" svg:width="12.052cm" svg:height="0.525cm" svg:x="2.553cm" svg:y="10.753cm"><draw:text-box><text:p><text:span text:style-name="T63">Fig x </text:span><text:span text:style-name="T65">: échange typique d'une requête : focus sur l'initiateur de la requête, émission</text:span></text:p></draw:text-box></draw:frame><draw:polyline draw:style-name="gr58" draw:text-style-name="P96" svg:width="9.547cm" svg:height="2.451cm" svg:x="3.997cm" svg:y="7.81cm" svg:viewBox="0 0 9548 2452" draw:points="9525,0 9548,2427 48,2452 0,0"><text:p/></draw:polyline><draw:polyline draw:style-name="gr59" draw:text-style-name="P96" svg:width="9.741cm" svg:height="1.609cm" svg:x="3.37cm" svg:y="7.81cm" svg:viewBox="0 0 9742 1610" draw:points="0,0 0,1589 9742,1610 9694,0"><text:p/></draw:polylin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2239_1642002524"/>Côté A : les étapes 1-3 , 6-8<text:bookmark-end text:name="__RefHeading__2239_1642002524"/></text:h>
      <text:list xml:id="list3376671489514529159" text:style-name="L12">
        <text:list-item>
          <text:p text:style-name="P65">L'application envoie une requête à la couche <text:span text:style-name="T4">ExchangeLayer</text:span> en précisant l'<text:span text:style-name="T4">ID</text:span> de la requête (de manière univoque).</text:p>
        </text:list-item>
        <text:list-item>
          <text:p text:style-name="P65">La couche d'échange cherche une entrée libre dans la table. </text:p>
        </text:list-item>
      </text:list>
      <text:list xml:id="list6484715119839043965" text:style-name="L13">
        <text:list-item>
          <text:list>
            <text:list-item>
              <text:p text:style-name="P66">Si c'est OK, l'échange est crée, le message encapsulé</text:p>
            </text:list-item>
            <text:list-item>
              <text:p text:style-name="P66">Sinon message d'erreur vers l'application</text:p>
            </text:list-item>
          </text:list>
        </text:list-item>
      </text:list>
      <text:list xml:id="list4283465918823954514" text:style-name="L14">
        <text:list-item>
          <text:p text:style-name="P67">La trame est passé à <text:span text:style-name="T4">MAC</text:span> avec gestion des essais (par exemple jusqu'à 5). Si erreur l'application est informée</text:p>
        </text:list-item>
      </text:list>
      <text:p text:style-name="P29"/>
      <text:list xml:id="list4013848652477389060" text:style-name="L15">
        <text:list-item>
          <text:p text:style-name="P72"><text:span text:style-name="T13">La </text:span><text:span text:style-name="T14">MAC</text:span><text:span text:style-name="T13"> a passé la data à la sous-couche</text:span><text:span text:style-name="T15"> </text:span><text:span text:style-name="T27">MAC2ExchSubLayer</text:span><text:span text:style-name="T13"> (filtrage adresse). Cette sous-couche aura aussi filtré l'</text:span><text:span text:style-name="T14">ID </text:span><text:span text:style-name="T13">ainsi que la nature Data de la trame reçue (cf FSM de réception). Le statut de l'échange correspondant est modifié de sorte à ce que l'application puisse savoir que la donnée est arrivée.</text:span></text:p>
        </text:list-item>
        <text:list-item>
          <text:p text:style-name="P69">La donnée est lue par l'application. </text:p>
        </text:list-item>
        <text:list-item>
          <text:p text:style-name="P69">L'échange est détruit (status passe à Free).</text:p>
        </text:list-item>
      </text:list>
      <text:p text:style-name="P27"/>
      <text:p text:style-name="P27"/>
      <text:p text:style-name="P27"/>
      <text:p text:style-name="P27"/>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04" svg:width="12.341cm" svg:height="0.727cm" svg:x="1.374cm" svg:y="0.528cm"><draw:text-box><text:p><text:span text:style-name="T71">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96" svg:width="12.434cm" svg:height="2.86cm" svg:x="0.683cm" svg:y="3.116cm" svg:viewBox="0 0 12435 2861" svg:d="M12435 2861c-10922-766-12435-2861-12435-2861"><text:p/></draw:path><draw:path draw:style-name="gr63" draw:text-style-name="P96" svg:width="0.456cm" svg:height="1.015cm" svg:x="0.369cm" svg:y="1.256cm" svg:viewBox="0 0 457 1016" svg:d="M0 1016c36-834 457-1016 457-1016"><text:p/></draw:path><draw:frame draw:style-name="gr64" draw:text-style-name="P105" svg:width="9.406cm" svg:height="0.627cm" svg:x="0.9cm" svg:y="5.733cm"><draw:text-box><text:p><text:span text:style-name="T2">Exchange Layer</text:span></text:p></draw:text-box></draw:frame><draw:line draw:style-name="gr65" draw:text-style-name="P96" svg:x1="13.887cm" svg:y1="5.593cm" svg:x2="13.887cm" svg:y2="3.116cm"><text:p/></draw:line><draw:line draw:style-name="gr65" draw:text-style-name="P96" svg:x1="15.812cm" svg:y1="5.665cm" svg:x2="15.835cm" svg:y2="3.116cm"><text:p/></draw:line><draw:ellipse draw:style-name="gr54" draw:text-style-name="P96" svg:width="3.151cm" svg:height="0.939cm" svg:x="13.118cm" svg:y="5.47cm"><text:p/></draw:ellipse><draw:frame draw:style-name="gr64" draw:text-style-name="P106" svg:width="3.296cm" svg:height="0.627cm" svg:x="13.55cm" svg:y="5.645cm"><draw:text-box><text:p><text:span text:style-name="T72">Request_FSM</text:span></text:p></draw:text-box></draw:frame></draw:g></text:p>
      <text:p text:style-name="P29"/>
      <text:p text:style-name="P29"/>
      <text:p text:style-name="P29"/>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4">Status</text:p>
            <text:p text:style-name="P55"/>
          </table:table-cell>
          <table:table-cell table:style-name="Tableau6.A1" office:value-type="string">
            <text:p text:style-name="P54">Org/dest Adr</text:p>
            <text:p text:style-name="P55"/>
          </table:table-cell>
          <table:table-cell table:style-name="Tableau6.A1" office:value-type="string">
            <text:p text:style-name="P54">ID</text:p>
            <text:p text:style-name="P55">x</text:p>
          </table:table-cell>
          <table:table-cell table:style-name="Tableau6.A1" office:value-type="string">
            <text:p text:style-name="P54">Type</text:p>
            <text:p text:style-name="P55"/>
          </table:table-cell>
          <table:table-cell table:style-name="Tableau6.A1" office:value-type="string">
            <text:p text:style-name="P54">LenData</text:p>
            <text:p text:style-name="P55"/>
          </table:table-cell>
          <table:table-cell table:style-name="Tableau6.A1" office:value-type="string">
            <text:p text:style-name="P54">Data[30]</text:p>
            <text:p text:style-name="P54"/>
          </table:table-cell>
          <table:table-cell table:style-name="Tableau6.A1" office:value-type="string">
            <text:p text:style-name="P54">Trial <text:s text:c="3"/></text:p>
            <text:p text:style-name="P55"/>
          </table:table-cell>
          <table:table-cell table:style-name="Tableau6.A1" office:value-type="string">
            <text:p text:style-name="P54">TimeOutDate</text:p>
            <text:p text:style-name="P55"/>
          </table:table-cell>
          <table:table-cell table:style-name="Tableau6.A1" office:value-type="string">
            <text:p text:style-name="P54">FSM_CurrentState</text:p>
            <text:p text:style-name="P55"/>
          </table:table-cell>
          <table:table-cell table:style-name="Tableau6.J1" office:value-type="string">
            <text:p text:style-name="P54">FSM_Trans</text:p>
            <text:p text:style-name="P54">-</text:p>
          </table:table-cell>
        </table:table-row>
      </table:table>
      <text:p text:style-name="P7"/>
      <text:p text:style-name="P29"/>
      <text:p text:style-name="P29"/>
      <text:p text:style-name="P29"/>
      <text:p text:style-name="P29"/>
      <text:p text:style-name="P29"/>
      <text:p text:style-name="P29"/>
      <text:p text:style-name="P29"/>
      <text:p text:style-name="P29"/>
      <text:p text:style-name="P29"/>
      <text:p text:style-name="P29">Les transitions de la FSM sont dans l'échange x. Ces transitions peuvent être modifiées par les états de la FSM mais aussi par l'application (via des fonctions de lecture de données par exemple), par la sous-couche <text:s/><text:span text:style-name="T31">MAC2ExchSubLayer,</text:span><text:span text:style-name="T29"> l</text:span><text:span text:style-name="T38">ors d'une réception depuis la MAC.</text:span></text:p>
      <text:p text:style-name="P29">L'état actif de la FSM est également l'un des champs de l'échange.</text:p>
      <text:p text:style-name="P29">Le status de l'échange est modifié par la FSM, en fonction de l'état actif.</text:p>
      <text:p text:style-name="P29"><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9"/>
      <text:h text:style-name="Heading_20_3" text:outline-level="3"><text:bookmark-start text:name="__RefHeading__2245_1642002524"/>Les étapes de l'échange ...<text:bookmark-end text:name="__RefHeading__2245_1642002524"/></text:h>
      <text:p text:style-name="P29"/>
      <text:p text:style-name="P29"/>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01" svg:width="2.384cm" svg:height="1.181cm" svg:x="1.247cm" svg:y="0.385cm"><draw:text-box><text:p><text:span text:style-name="T67"><text:s text:c="7"/></text:span></text:p><text:p><text:span text:style-name="T71"><text:s text:c="4"/></text:span><text:span text:style-name="T71">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01" svg:width="2.384cm" svg:height="1.181cm" svg:x="13.376cm" svg:y="0.27cm"><draw:text-box><text:p><text:span text:style-name="T67"><text:s text:c="7"/></text:span></text:p><text:p><text:span text:style-name="T71"><text:s text:c="3"/></text:span><text:span text:style-name="T71">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04" svg:width="4.88cm" svg:height="1.16cm" svg:x="1.51cm" svg:y="2.992cm"><draw:text-box><text:p><text:span text:style-name="T71"><text:s text:c="7"/></text:span><text:span text:style-name="T71">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04" svg:width="4.885cm" svg:height="1.16cm" svg:x="1.538cm" svg:y="6.469cm"><draw:text-box><text:p><text:span text:style-name="T71"><text:s text:c="2"/></text:span><text:span text:style-name="T71">ExchangeCtrl</text:span></text:p></draw:text-box></draw:frame></draw:g><draw:line draw:name="Ligne 8" draw:style-name="gr49" draw:text-style-name="P96"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04" svg:width="4.88cm" svg:height="1.16cm" svg:x="11.712cm" svg:y="2.913cm"><draw:text-box><text:p><text:span text:style-name="T71"><text:s text:c="7"/></text:span><text:span text:style-name="T71">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04" svg:width="3.365cm" svg:height="1.16cm" svg:x="11.601cm" svg:y="6.469cm"><draw:text-box><text:p><text:span text:style-name="T71"><text:s text:c="2"/></text:span><text:span text:style-name="T71">ExchangeCtrl</text:span></text:p></draw:text-box></draw:frame></draw:g><draw:line draw:name="Ligne 9" draw:style-name="gr3" draw:text-style-name="P96" svg:x1="12.127cm" svg:y1="6.241cm" svg:x2="12.127cm" svg:y2="4.154cm"><text:p/></draw:line><draw:frame draw:name="Cadre de texte 27" draw:style-name="gr7" draw:text-style-name="P97" svg:width="1.574cm" svg:height="0.814cm" svg:x="-1.067cm" svg:y="6.451cm"><draw:text-box><text:p><text:span text:style-name="T1">2- Create Exch n°x</text:span></text:p></draw:text-box></draw:frame><draw:frame draw:name="Cadre de texte 28" draw:style-name="gr7" draw:text-style-name="P97" svg:width="1.574cm" svg:height="0.814cm" svg:x="8.998cm" svg:y="6.497cm"><draw:text-box><text:p><text:span text:style-name="T1">4- Create Exch n°y</text:span></text:p></draw:text-box></draw:frame><draw:frame draw:name="Cadre de texte 29" draw:style-name="gr7" draw:text-style-name="P97" svg:width="2.744cm" svg:height="0.814cm" svg:x="0.545cm" svg:y="8.693cm"><draw:text-box><text:p><text:span text:style-name="T1">3-Mssg (ID=x)</text:span></text:p></draw:text-box></draw:frame><draw:frame draw:name="Cadre de texte 30" draw:style-name="gr51" draw:text-style-name="P97" svg:width="1.574cm" svg:height="0.525cm" svg:x="10.92cm" svg:y="4.657cm"><draw:text-box><text:p><text:span text:style-name="T1">5- Mssg</text:span></text:p></draw:text-box></draw:frame><draw:line draw:name="Ligne 10" draw:style-name="gr3" draw:text-style-name="P96" svg:x1="12.688cm" svg:y1="4.072cm" svg:x2="12.688cm" svg:y2="6.238cm"><text:p/></draw:line><draw:path draw:name="Courbe de Bézier 5" draw:style-name="gr52" draw:text-style-name="P96" svg:width="0.583cm" svg:height="0.671cm" svg:x="10.709cm" svg:y="6.597cm" svg:viewBox="0 0 584 672" svg:d="M584 670c-1314 46 0-670 0-670"><text:p/></draw:path><draw:frame draw:name="Cadre de texte 31" draw:style-name="gr7" draw:text-style-name="P97" svg:width="2.613cm" svg:height="0.814cm" svg:x="1.66cm" svg:y="4.698cm"><draw:text-box><text:p><text:span text:style-name="T1">1- Mssg (ID=x)</text:span></text:p></draw:text-box></draw:frame><draw:frame draw:name="Cadre de texte 32" draw:style-name="gr51" draw:text-style-name="P97" svg:width="1.574cm" svg:height="0.525cm" svg:x="12.972cm" svg:y="4.625cm"><draw:text-box><text:p><text:span text:style-name="T1">5- Ack</text:span></text:p></draw:text-box></draw:frame><draw:path draw:name="Courbe de Bézier 6" draw:style-name="gr52" draw:text-style-name="P96" svg:width="0.753cm" svg:height="0.69cm" svg:x="14.965cm" svg:y="6.47cm" svg:viewBox="0 0 754 691" svg:d="M0 2c1695-47 1 689 1 689"><text:p/></draw:path><draw:frame draw:name="Cadre de texte 33" draw:style-name="gr7" draw:text-style-name="P97" svg:width="1.574cm" svg:height="0.814cm" svg:x="16.039cm" svg:y="6.366cm"><draw:text-box><text:p><text:span text:style-name="T1">7- Kill Exch n°y</text:span></text:p></draw:text-box></draw:frame><draw:frame draw:name="Cadre de texte 34" draw:style-name="gr51" draw:text-style-name="P97" svg:width="2.984cm" svg:height="0.525cm" svg:x="6.509cm" svg:y="9.51cm"><draw:text-box><text:p><text:span text:style-name="T1">6- Ack(ID=x)</text:span></text:p></draw:text-box></draw:frame><draw:line draw:name="Ligne 11" draw:style-name="gr66" draw:text-style-name="P96" svg:x1="5.295cm" svg:y1="6.241cm" svg:x2="5.295cm" svg:y2="4.154cm"><text:p/></draw:line><draw:frame draw:name="Cadre de texte 35" draw:style-name="gr51" draw:text-style-name="P97" svg:width="1.574cm" svg:height="0.525cm" svg:x="5.385cm" svg:y="4.426cm"><draw:text-box><text:p><text:span text:style-name="T1">7- Ack</text:span></text:p></draw:text-box></draw:frame><draw:frame draw:name="Cadre de texte 36" draw:style-name="gr7" draw:text-style-name="P97" svg:width="1.574cm" svg:height="0.814cm" svg:x="6.615cm" svg:y="7.375cm"><draw:text-box><text:p><text:span text:style-name="T1">8- Kill Exch n°x</text:span></text:p></draw:text-box></draw:frame><draw:ellipse draw:name="Arc d'ellipse 3" draw:style-name="gr54" draw:text-style-name="P96" svg:width="0.098cm" svg:height="0.017cm" svg:x="5.086cm" svg:y="6.857cm" draw:kind="arc" draw:start-angle="274.12" draw:end-angle="291.45"><text:p/></draw:ellipse><draw:ellipse draw:name="Arc d'ellipse 4" draw:style-name="gr52" draw:text-style-name="P96" svg:width="0.627cm" svg:height="0.449cm" svg:x="4.925cm" svg:y="7.001cm" draw:kind="arc" draw:start-angle="272.16" draw:end-angle="188.35"><text:p/></draw:ellipse><draw:frame draw:name="Cadre de texte 37" draw:style-name="gr51" draw:text-style-name="P97" svg:width="1.574cm" svg:height="0.525cm" svg:x="4.664cm" svg:y="6.379cm"><draw:text-box><text:p><text:span text:style-name="T1">3’- retry n</text:span></text:p></draw:text-box></draw:frame><draw:line draw:name="Ligne 12" draw:style-name="gr3" draw:text-style-name="P96" svg:x1="5.486cm" svg:y1="0.813cm" svg:x2="11.852cm" svg:y2="0.809cm"><text:p/></draw:line><draw:line draw:name="Ligne 13" draw:style-name="gr3" draw:text-style-name="P96" svg:x1="11.741cm" svg:y1="1.405cm" svg:x2="5.567cm" svg:y2="1.405cm"><text:p/></draw:line><draw:frame draw:name="Cadre de texte 38" draw:style-name="gr55" draw:text-style-name="P97" svg:width="3.439cm" svg:height="0.433cm" svg:x="6.671cm" svg:y="0.297cm"><draw:text-box><text:p><text:span text:style-name="T1">Message Asyn</text:span></text:p></draw:text-box></draw:frame><draw:frame draw:name="Cadre de texte 39" draw:style-name="gr55" draw:text-style-name="P97" svg:width="1.574cm" svg:height="0.433cm" svg:x="6.671cm" svg:y="0.971cm"><draw:text-box><text:p><text:span text:style-name="T1">Ack</text:span></text:p></draw:text-box></draw:frame><draw:path draw:name="Courbe de Bézier 7" draw:style-name="gr56" draw:text-style-name="P96" svg:width="0.583cm" svg:height="0.571cm" svg:x="0.506cm" svg:y="6.785cm" svg:viewBox="0 0 584 572" svg:d="M584 2c-1314-39 0 570 0 570"><text:p/></draw:path><draw:path draw:name="Courbe de Bézier 8" draw:style-name="gr57" draw:text-style-name="P96" svg:width="0.908cm" svg:height="0.671cm" svg:x="6.421cm" svg:y="6.582cm" svg:viewBox="0 0 909 672" svg:d="M0 670c2045 47 0-670 0-670"><text:p/></draw:path><draw:frame draw:name="Cadre de texte 1" draw:style-name="gr7" draw:text-style-name="P100" svg:width="14.313cm" svg:height="0.814cm" svg:x="1.819cm" svg:y="10.568cm"><draw:text-box><text:p><text:span text:style-name="T63">Fig x </text:span><text:span text:style-name="T65">: échange typique d'un message asynchrone : focus sur l'initiateur du message, émission</text:span></text:p></draw:text-box></draw:frame><draw:polyline draw:style-name="gr58" draw:text-style-name="P96" svg:width="9.547cm" svg:height="2.451cm" svg:x="4.514cm" svg:y="7.628cm" svg:viewBox="0 0 9548 2452" draw:points="9525,0 9548,2427 48,2452 0,0"><text:p/></draw:polyline><draw:polyline draw:style-name="gr59" draw:text-style-name="P96" svg:width="9.741cm" svg:height="1.609cm" svg:x="3.143cm" svg:y="7.628cm" svg:viewBox="0 0 9742 1610" draw:points="0,0 0,1589 9742,1610 9694,0"><text:p/></draw:polyline></draw:g><text:bookmark-start text:name="__RefHeading__2247_1642002524"/>Côté A...<text:bookmark-end text:name="__RefHeading__2247_1642002524"/></text:h>
      <text:list xml:id="list777553220851968406" text:style-name="L16">
        <text:list-header>
          <text:p text:style-name="P68"/>
        </text:list-header>
        <text:list-item>
          <text:p text:style-name="P68">L'application envoie un message asynchrone à la couche Exchange Layer en précisant l'ID du message (de manière univoque).</text:p>
        </text:list-item>
        <text:list-item>
          <text:p text:style-name="P68">La couche d'échange cherche une entrée libre dans la table. </text:p>
        </text:list-item>
        <text:list-item>
          <text:p text:style-name="P68">Si c'est OK, l'échange est crée, le message encapsulé</text:p>
        </text:list-item>
        <text:list-item>
          <text:p text:style-name="P68">Sinon message d'erreur vers l'application</text:p>
        </text:list-item>
        <text:list-item>
          <text:p text:style-name="P68">La trame est passé à MAC avec gestion des essais (par exemple jusqu'à 5). Si erreur l'application est informée</text:p>
          <text:p text:style-name="P68"/>
        </text:list-item>
        <text:list-item>
          <text:p text:style-name="P71"><text:span text:style-name="T56">La MAC a passé un Ack à la sous-couche</text:span> <text:span text:style-name="T30">MAC2ExchSubLayer </text:span><text:span text:style-name="T56">(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70">L'ack est lue par l'application ou pas. Si non lu au bout d'un certain temps on passe à l'étape 8. Cette non lecture est la véritable nature d'un message asynchrone. On laisse à l'application le choix de lire ou pas l'acquittement. </text:p>
        </text:list-item>
        <text:list-item>
          <text:p text:style-name="P70">L'échange est détruit (status passe à Free).</text:p>
        </text:list-item>
      </text:list>
      <text:p text:style-name="P29"/>
      <text:h text:style-name="Heading_20_3" text:outline-level="3"><text:bookmark-start text:name="__RefHeading__2249_1642002524"/><text:soft-page-break/>La state Machine AsyMssg_FSM<text:bookmark-end text:name="__RefHeading__2249_1642002524"/></text:h>
      <text:p text:style-name="P29"><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29"/>
      <text:h text:style-name="Heading_20_2" text:outline-level="2"><text:bookmark-start text:name="__RefHeading__2251_1642002524"/><text:soft-page-break/>La réception <text:bookmark-end text:name="__RefHeading__2251_1642002524"/></text:h>
      <text:p text:style-name="P27">Elle se décompose en 2 niveaux comme le montre la figure ci-dessous. Deux sous-couches :</text:p>
      <text:list xml:id="list8035746110789299793" text:style-name="L17">
        <text:list-item>
          <text:p text:style-name="P63">MAC2ExchSubLayer</text:p>
        </text:list-item>
        <text:list-item>
          <text:p text:style-name="P63">Exch2AppliSubLayer</text:p>
        </text:list-item>
      </text:list>
      <text:h text:style-name="Heading_20_3" text:outline-level="3"><draw:frame text:anchor-type="paragraph" draw:z-index="30" draw:name="Cadre de texte 135" draw:style-name="gr67" draw:text-style-name="P104" svg:width="5.081cm" svg:height="0.974cm" svg:x="1.515cm" svg:y="3.231cm"><draw:text-box><text:p><text:span text:style-name="T71"><text:s text:c="2"/></text:span><text:span text:style-name="T71">Exchange Layer</text:span></text:p></draw:text-box></draw:frame><draw:line text:anchor-type="paragraph" draw:z-index="31" draw:name="Ligne 56" draw:style-name="gr68" draw:text-style-name="P96" svg:x1="7.322cm" svg:y1="20.447cm" svg:x2="7.322cm" svg:y2="17.291cm"><text:p/></draw:line><draw:frame text:anchor-type="paragraph" draw:z-index="32" draw:name="Cadre de texte 136" draw:style-name="gr69" draw:text-style-name="P97"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04" svg:width="11.521cm" svg:height="0.727cm" svg:x="2.212cm" svg:y="20.592cm"><draw:text-box><text:p><text:span text:style-name="T71">MAC layer</text:span></text:p></draw:text-box></draw:frame></draw:g><draw:line text:anchor-type="paragraph" draw:z-index="34" draw:name="Ligne 57" draw:style-name="gr70" draw:text-style-name="P96" svg:x1="-0.049cm" svg:y1="11.061cm" svg:x2="11.614cm" svg:y2="11.061cm"><text:p/></draw:line><draw:frame text:anchor-type="paragraph" draw:z-index="35" draw:name="Cadre de texte 138" draw:style-name="gr71" draw:text-style-name="P107" svg:width="7.587cm" svg:height="0.586cm" svg:x="0.404cm" svg:y="11.411cm"><draw:text-box><text:p><text:span text:style-name="T63">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20" draw:text-style-name="P96" svg:x1="2.327cm" svg:y1="5.759cm" svg:x2="2.327cm" svg:y2="8.516cm"><text:p/></draw:line><draw:line draw:name="Ligne 59" draw:style-name="gr20" draw:text-style-name="P96" svg:x1="6.073cm" svg:y1="5.759cm" svg:x2="6.073cm" svg:y2="8.516cm"><text:p/></draw:line><draw:frame draw:name="Cadre de texte 139" draw:style-name="gr42" draw:text-style-name="P101" svg:width="0.675cm" svg:height="0.435cm" svg:x="1.501cm" svg:y="5.759cm"><draw:text-box><text:p><text:span text:style-name="T67">Free</text:span></text:p></draw:text-box></draw:frame><draw:frame draw:name="Cadre de texte 140" draw:style-name="gr42" draw:text-style-name="P101" svg:width="0.673cm" svg:height="0.435cm" svg:x="1.473cm" svg:y="6.541cm"><draw:text-box><text:p><text:span text:style-name="T67">Free</text:span></text:p></draw:text-box></draw:frame><draw:frame draw:name="Cadre de texte 141" draw:style-name="gr42" draw:text-style-name="P101" svg:width="0.675cm" svg:height="0.435cm" svg:x="1.501cm" svg:y="6.091cm"><draw:text-box><text:p><text:span text:style-name="T67">_</text:span></text:p></draw:text-box></draw:frame><draw:frame draw:name="Cadre de texte 142" draw:style-name="gr42" draw:text-style-name="P101" svg:width="0.675cm" svg:height="0.435cm" svg:x="1.459cm" svg:y="7.776cm"><draw:text-box><text:p><text:span text:style-name="T67">Free</text:span></text:p></draw:text-box></draw:frame><draw:frame draw:name="Cadre de texte 143" draw:style-name="gr42" draw:text-style-name="P101" svg:width="0.673cm" svg:height="0.435cm" svg:x="1.473cm" svg:y="6.975cm"><draw:text-box><text:p><text:span text:style-name="T67">_</text:span></text:p></draw:text-box></draw:frame><draw:frame draw:name="Cadre de texte 144" draw:style-name="gr42" draw:text-style-name="P101" svg:width="0.675cm" svg:height="0.435cm" svg:x="1.501cm" svg:y="7.407cm"><draw:text-box><text:p><text:span text:style-name="T67">_</text:span></text:p></draw:text-box></draw:frame><draw:frame draw:name="Cadre de texte 145" draw:style-name="gr42" draw:text-style-name="P101" svg:width="0.675cm" svg:height="0.435cm" svg:x="1.459cm" svg:y="8.176cm"><draw:text-box><text:p><text:span text:style-name="T67">Free</text:span></text:p></draw:text-box></draw:frame><draw:frame draw:name="Cadre de texte 146" draw:style-name="gr43" draw:text-style-name="P102" svg:width="0.414cm" svg:height="2.924cm" svg:x="0.842cm" svg:y="5.68cm"><draw:text-box><text:p><text:span text:style-name="T70">0</text:span></text:p><text:p><text:span text:style-name="T70">1</text:span></text:p><text:p><text:span text:style-name="T70"/></text:p><text:p><text:span text:style-name="T70">…</text:span></text:p><text:p><text:span text:style-name="T70"/></text:p><text:p><text:span text:style-name="T70"/></text:p><text:p><text:span text:style-name="T70"/></text:p><text:p><text:span text:style-name="T70">9</text:span></text:p></draw:text-box></draw:frame><draw:frame draw:name="Cadre de texte 147" draw:style-name="gr7" draw:text-style-name="P97" svg:width="1.373cm" svg:height="0.814cm" svg:x="-0.049cm" svg:y="5.068cm"><draw:text-box><text:p><text:span text:style-name="T1">EchIndex</text:span></text:p></draw:text-box></draw:frame><draw:frame draw:name="Cadre de texte 148" draw:style-name="gr7" draw:text-style-name="P99" svg:width="2.551cm" svg:height="0.814cm" svg:x="3.574cm" svg:y="8.659cm"><draw:text-box><text:p><text:span text:style-name="T73">char</text:span><text:span text:style-name="T62"> </text:span><text:span text:style-name="T74">ExchTab[10]</text:span></text:p></draw:text-box></draw:frame><draw:frame draw:name="Cadre de texte 149" draw:style-name="gr7" draw:text-style-name="P97" svg:width="1.375cm" svg:height="0.814cm" svg:x="1.323cm" svg:y="5.068cm"><draw:text-box><text:p><text:span text:style-name="T1">Status</text:span></text:p></draw:text-box></draw:frame><draw:frame draw:name="Cadre de texte 150" draw:style-name="gr7" draw:text-style-name="P97"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07" svg:width="7.587cm" svg:height="1.267cm" svg:x="2.873cm" svg:y="3.928cm"><draw:text-box><text:p><text:span text:style-name="T63">Exch2AppliSubLayer</text:span></text:p></draw:text-box></draw:frame><draw:line text:anchor-type="paragraph" draw:z-index="39" draw:name="Ligne 60" draw:style-name="gr70" draw:text-style-name="P96" svg:x1="11.614cm" svg:y1="3.746cm" svg:x2="11.771cm" svg:y2="17.344cm"><text:p/></draw:line><draw:frame text:anchor-type="paragraph" draw:z-index="41" draw:name="Cadre de texte 162" draw:style-name="gr78" draw:text-style-name="P99" svg:width="4.825cm" svg:height="4.871cm" svg:x="7.43cm" svg:y="11.996cm"><draw:text-box><text:p><text:span text:style-name="T62">FSM :</text:span></text:p><text:p text:style-name="P109"><text:span text:style-name="T76">Exch2AppliLayerSubLayer_FSM</text:span></text:p><text:p><text:span text:style-name="T72"/></text:p><text:p><text:span text:style-name="T62">FSM Transition</text:span></text:p><text:p><text:span text:style-name="T75">Variables de </text:span><text:span text:style-name="T77">ExchLayerStatus</text:span></text:p><text:p><text:span text:style-name="T77"/></text:p><text:p><text:span text:style-name="T78">Code Erreur</text:span></text:p><text:p><text:span text:style-name="T75">NoError</text:span></text:p><text:p><text:span text:style-name="T75">IDMismatch</text:span></text:p><text:p><text:span text:style-name="T75">ExchTabIsFull</text:span></text:p><text:p><text:span text:style-name="T62"/></text:p><text:p><text:span text:style-name="T72"/></text:p></draw:text-box></draw:frame><draw:line text:anchor-type="paragraph" draw:z-index="42" draw:name="Ligne 61" draw:style-name="gr79" draw:text-style-name="P96" svg:x1="6.214cm" svg:y1="12.548cm" svg:x2="7.212cm" svg:y2="12.548cm"><text:p/></draw:line><draw:path text:anchor-type="paragraph" draw:z-index="43" draw:name="Courbe de Bézier 5" draw:style-name="gr80" draw:text-style-name="P96" svg:width="0.585cm" svg:height="6.155cm" svg:x="5.124cm" svg:y="14.915cm" svg:viewBox="0 0 586 6156" svg:d="M38 6156c1254-1464-38-6156-38-6156"><text:p/></draw:path><draw:path text:anchor-type="paragraph" draw:z-index="44" draw:name="Courbe de Bézier 16" draw:style-name="gr80" draw:text-style-name="P96" svg:width="0.585cm" svg:height="6.949cm" svg:x="5.613cm" svg:y="14.121cm" svg:viewBox="0 0 586 6950" svg:d="M39 6950c1254-1652-39-6950-39-6950"><text:p/></draw:path><draw:frame text:anchor-type="paragraph" draw:z-index="45" draw:name="Cadre de texte 161" draw:style-name="gr81" draw:text-style-name="P99" svg:width="4.144cm" svg:height="0.814cm" svg:x="0.981cm" svg:y="16.817cm"><draw:text-box><text:p><text:span text:style-name="T73">struct</text:span><text:span text:style-name="T74"> ExchLayerStatus</text:span></text:p></draw:text-box></draw:frame><draw:frame text:anchor-type="paragraph" draw:z-index="46" draw:name="Cadre de texte 165" draw:style-name="gr76" draw:text-style-name="P107" svg:width="3.585cm" svg:height="1.267cm" svg:x="12.485cm" svg:y="4.399cm"><draw:text-box><text:p><text:span text:style-name="T63">ExchLayerExecution</text:span></text:p></draw:text-box></draw:frame><draw:frame text:anchor-type="paragraph" draw:z-index="47" draw:name="Cadre de texte 166" draw:style-name="gr82" draw:text-style-name="P110" svg:width="5.409cm" svg:height="4.012cm" svg:x="11.811cm" svg:y="7.844cm"><draw:text-box><text:p text:style-name="P108"><text:span text:style-name="T79">Interruption FSM :</text:span></text:p><text:p text:style-name="P108"><text:span text:style-name="T79"/></text:p><text:p text:style-name="P108"><text:span text:style-name="T80">Mac2ExchRecep_FSM_Prgress()</text:span></text:p><text:p text:style-name="P108"><text:span text:style-name="T79"/></text:p><text:p text:style-name="P108"><text:span text:style-name="T81">Pour Index de 0 à 9</text:span></text:p><text:p text:style-name="P108"><text:span text:style-name="T81"><text:s/></text:span><text:span text:style-name="T81">Si <text:s/></text:span><text:span text:style-name="T82">ExchTab</text:span><text:span text:style-name="T81">[Index] != free </text:span></text:p><text:p text:style-name="P108"><text:span text:style-name="T82"><text:s text:c="2"/></text:span><text:span text:style-name="T81">xx_FSM_Progress(Index)</text:span></text:p><text:p text:style-name="P108"><text:span text:style-name="T81"><text:s/></text:span><text:span text:style-name="T81">Fin si</text:span></text:p><text:p text:style-name="P108"><text:span text:style-name="T81">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04" svg:width="11.521cm" svg:height="0.727cm" svg:x="2.212cm" svg:y="1.471cm"><draw:text-box><text:p><text:span text:style-name="T71">Appli </text:span></text:p></draw:text-box></draw:frame></draw:g><draw:line text:anchor-type="paragraph" draw:z-index="49" draw:name="Ligne 62" draw:style-name="gr68" draw:text-style-name="P96" svg:x1="6.828cm" svg:y1="3.747cm" svg:x2="6.828cm" svg:y2="2.198cm"><text:p/></draw:line><draw:frame text:anchor-type="paragraph" draw:z-index="50" draw:name="Cadre de texte 157" draw:style-name="gr83" draw:text-style-name="P97" svg:width="2.834cm" svg:height="0.692cm" svg:x="7.066cm" svg:y="2.743cm"><draw:text-box><text:p><text:span text:style-name="T1">Req / AsyMssg</text:span></text:p></draw:text-box></draw:frame><draw:line text:anchor-type="paragraph" draw:z-index="51" draw:name="Ligne 63" draw:style-name="gr68" draw:text-style-name="P96" svg:x1="10.552cm" svg:y1="2.198cm" svg:x2="10.587cm" svg:y2="3.747cm"><text:p/></draw:line><draw:frame text:anchor-type="paragraph" draw:z-index="52" draw:name="Cadre de texte 158" draw:style-name="gr83" draw:text-style-name="P97"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11" svg:width="4.499cm" svg:height="0.435cm" svg:x="0.612cm" svg:y="13.966cm"><draw:text-box><text:p text:style-name="P108"><text:span text:style-name="T83">char</text:span><text:span text:style-name="T84"> NewFrameFromMAC 0/1</text:span></text:p></draw:text-box></draw:frame><draw:frame draw:name="Cadre de texte 154" draw:style-name="gr42" draw:text-style-name="P112" svg:width="3.708cm" svg:height="0.435cm" svg:x="0.612cm" svg:y="13.031cm"><draw:text-box><text:p text:style-name="P108"><text:span text:style-name="T83">char</text:span><text:span text:style-name="T84"> CurrentExchQte <text:s/>0-9</text:span></text:p></draw:text-box></draw:frame><draw:frame draw:name="Cadre de texte 156" draw:style-name="gr85" draw:text-style-name="P112" svg:width="4.61cm" svg:height="0.655cm" svg:x="0.637cm" svg:y="15.988cm"><draw:text-box><text:p text:style-name="P108"><text:span text:style-name="T83">ELF_Struct</text:span><text:span text:style-name="T84"> TransmExchLayerFrame</text:span></text:p><text:p text:style-name="P108"><text:span text:style-name="T84"><text:s/></text:span><text:span text:style-name="T84">|Dest@| ID|Type_LenData|Data|Trial| </text:span></text:p></draw:text-box></draw:frame><draw:frame draw:name="Cadre de texte 163" draw:style-name="gr85" draw:text-style-name="P112" svg:width="4.615cm" svg:height="0.655cm" svg:x="0.587cm" svg:y="14.508cm"><draw:text-box><text:p text:style-name="P108"><text:span text:style-name="T83">ELF_Struct</text:span><text:span text:style-name="T84"> ReceptExchLayerFrame</text:span></text:p><text:p text:style-name="P108"><text:span text:style-name="T84"><text:s/></text:span><text:span text:style-name="T84">|Org@| ID|Type_LenData|Data|Trial| </text:span></text:p></draw:text-box></draw:frame><draw:frame draw:name="Cadre de texte 164" draw:style-name="gr42" draw:text-style-name="P112" svg:width="3.336cm" svg:height="0.435cm" svg:x="0.612cm" svg:y="13.465cm"><draw:text-box><text:p text:style-name="P108"><text:span text:style-name="T83">char</text:span><text:span text:style-name="T84"> Error</text:span></text:p></draw:text-box></draw:frame><draw:frame draw:name="Cadre de texte 152" draw:style-name="gr42" draw:text-style-name="P111" svg:width="4.499cm" svg:height="0.435cm" svg:x="0.612cm" svg:y="12.164cm"><draw:text-box><text:p text:style-name="P108"><text:span text:style-name="T83">char</text:span><text:span text:style-name="T84"> FSM_State</text:span></text:p></draw:text-box></draw:frame><draw:frame draw:name="Cadre de texte 152" draw:style-name="gr42" draw:text-style-name="P111" svg:width="4.499cm" svg:height="0.435cm" svg:x="0.612cm" svg:y="12.597cm"><draw:text-box><text:p text:style-name="P108"><text:span text:style-name="T83">char</text:span><text:span text:style-name="T84"> FSM_Transition</text:span></text:p></draw:text-box></draw:frame><draw:frame draw:name="Cadre de texte 152" draw:style-name="gr42" draw:text-style-name="P111" svg:width="4.499cm" svg:height="0.435cm" svg:x="0.637cm" svg:y="15.362cm"><draw:text-box><text:p text:style-name="P108"><text:span text:style-name="T83">char</text:span><text:span text:style-name="T84"> NewFrameToMAC 0/1</text:span></text:p></draw:text-box></draw:frame><draw:line draw:style-name="gr20" draw:text-style-name="P96" svg:x1="0.404cm" svg:y1="12.575cm" svg:x2="6.022cm" svg:y2="12.575cm"><text:p/></draw:line><draw:line draw:style-name="gr20" draw:text-style-name="P96" svg:x1="0.404cm" svg:y1="12.984cm" svg:x2="6.022cm" svg:y2="12.984cm"><text:p/></draw:line><draw:line draw:style-name="gr20" draw:text-style-name="P96" svg:x1="0.404cm" svg:y1="13.418cm" svg:x2="6.022cm" svg:y2="13.418cm"><text:p/></draw:line><draw:line draw:style-name="gr20" draw:text-style-name="P96" svg:x1="0.404cm" svg:y1="13.875cm" svg:x2="6.022cm" svg:y2="13.875cm"><text:p/></draw:line><draw:line draw:style-name="gr20" draw:text-style-name="P96" svg:x1="0.404cm" svg:y1="14.404cm" svg:x2="6.022cm" svg:y2="14.404cm"><text:p/></draw:line><draw:line draw:style-name="gr20" draw:text-style-name="P96" svg:x1="0.404cm" svg:y1="15.293cm" svg:x2="6.022cm" svg:y2="15.293cm"><text:p/></draw:line><draw:line draw:style-name="gr20" draw:text-style-name="P96"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99" svg:width="4.276cm" svg:height="6.575cm" svg:x="7.535cm" svg:y="0.012cm"><draw:text-box><text:p><text:span text:style-name="T62">FSM List :</text:span></text:p><text:p><text:span text:style-name="T72">FSM_Req</text:span></text:p><text:p><text:span text:style-name="T72">FSM_AsyMssg</text:span></text:p><text:p><text:span text:style-name="T72">FSM_Data</text:span></text:p><text:p><text:span text:style-name="T72">FSM_Ack</text:span></text:p><text:p><text:span text:style-name="T72"/></text:p><text:p><text:span text:style-name="T62">FSM Transition</text:span></text:p><text:p><text:span text:style-name="T75">Start </text:span></text:p><text:p><text:span text:style-name="T75">ReqFromMAC </text:span></text:p><text:p><text:span text:style-name="T65">FSM_Trans_CreateExchOK</text:span></text:p><text:p><text:span text:style-name="T75">AsyMssgFromMAC </text:span></text:p><text:p><text:span text:style-name="T75">DataFromMAC </text:span></text:p><text:p><text:span text:style-name="T75">AckFromMAC </text:span></text:p><text:p><text:span text:style-name="T75">ReqAsyMssgFromMAC</text:span></text:p><text:p text:style-name="P108"><text:span text:style-name="T75">DataFromAppli </text:span></text:p><text:p/></draw:text-box></draw:frame><draw:frame text:anchor-type="paragraph" draw:z-index="55" draw:name="Cadre de texte 159" draw:style-name="gr88" draw:text-style-name="P99" svg:width="7.257cm" svg:height="1.467cm" svg:x="0.155cm" svg:y="5.676cm"><draw:text-box><text:p><text:span text:style-name="T62">FSM Status : </text:span><text:span text:style-name="T85">Free, Ready, IDMismatch, TabFull, WaitOnDataAckRecept, FailToReaceive, DataAckJustReceived, WaitForAppData, WaitForAppAck, </text:span></text:p><text:p><text:span text:style-name="T72"/></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4"/>
      <text:p text:style-name="P44">La réception intervient dans 4 situations :</text:p>
      <text:list xml:id="list4319290647765052460" text:style-name="L18">
        <text:list-item>
          <text:p text:style-name="P64">A (émissaire d'une requête) attend une trame Data de la part de B,</text:p>
        </text:list-item>
        <text:list-item>
          <text:p text:style-name="P64">A (émissaire d'un message asynchrone) attend une trame Ack de la part de B,</text:p>
        </text:list-item>
        <text:list-item>
          <text:p text:style-name="P64">B destinataire d'une requête, attend une trame de type requête de la part de A,</text:p>
        </text:list-item>
        <text:list-item>
          <text:p text:style-name="P64">B destinataire d'un message asynchrone attend une trame de type message asynchrone de la part de A,</text:p>
        </text:list-item>
      </text:list>
      <text:p text:style-name="P44"/>
      <text:p text:style-name="P35"/>
      <text:p text:style-name="P27">Ainsi, la sous-couche <text:span text:style-name="T32">MAC2ExchSubLayer </text:span><text:span text:style-name="T39">va gérer les messages filtrés de MAC (@ destination = my), et va se charger de créer un échange (deux derniers cas), ou mettre à jour les échanges existants (deux premiers cas).</text:span></text:p>
      <text:p text:style-name="P35"/>
      <text:p text:style-name="P27"><text:span text:style-name="T39">Principe : Une fois lancée, la FSM attend un nouveau message de la MAC. Celui ci est analysé (voir algorithme associé à l'état </text:span><text:span text:style-name="T32">ExchchangeCreateUpdate</text:span><text:span text:style-name="T39">) . Dès lors, un attente est lancée pour laisser à la couche applicative de gérer ce message. Durant ce laps de temps toute nouvelle trame arrivant depuis la MAC n'est pas traitée. Passé ce temps la FSM se remet en attente. </text:span></text:p>
      <text:p text:style-name="P35"/>
      <text:p text:style-name="P45"><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5"><text:tab/>Si Echange existe (vérification),</text:p>
      <text:p text:style-name="P45"><text:tab/> <text:s/>mettre à jour (en particulier les champs Data et <text:tab/> <text:s/><text:tab/> <text:s/>FSM_Trans. DataFromMAC=1)</text:p>
      <text:p text:style-name="P45"><text:tab/>Sinon Status.Erreur = IDMismatch</text:p>
      <text:p text:style-name="P45"><text:line-break/>Si Type == Ack (Update)</text:p>
      <text:p text:style-name="P45"><text:tab/>Si Echange existe (vérification), </text:p>
      <text:p text:style-name="P46"><text:tab/> <text:s/>mettre à jour (en particulier les champs Data et <text:tab/> <text:s/><text:tab/> <text:s/>FSM_Trans. AckFromMAC=1)</text:p>
      <text:p text:style-name="P46"><text:tab/>Sinon Status.Erreur = IDMismatch</text:p>
      <text:p text:style-name="P46"><text:line-break/>Si Type == Req (Creation)<text:line-break/><text:tab/>Si table not full </text:p>
      <text:p text:style-name="P46"><text:tab/> <text:s text:c="2"/>mettre à jour (en particulier les <text:s/>champs Data et <text:tab/> <text:s text:c="2"/><text:tab/> <text:s text:c="2"/>FSM_Trans. Start=1 et Type = Data)<text:line-break/><text:tab/>Sinon Status.Erreur = ExchTabIsFull</text:p>
      <text:p text:style-name="P46"/>
      <text:p text:style-name="P46">Si Type == AsyMssg (Creation)<text:line-break/><text:tab/>Si table not full </text:p>
      <text:p text:style-name="P46"><text:tab/> <text:s text:c="2"/>mettre à jour (en particulier les <text:s/>champs Data et <text:tab/> <text:s text:c="2"/><text:tab/> <text:s/>FSM_Trans. Start=1 et Type <text:s/>= Ack)<text:line-break/><text:tab/>Sinon Status.Erreur = ExchTabIsFull</text:p>
      <text:p text:style-name="P46">Fin si</text:p>
      <text:p text:style-name="P47"><text:line-break/><text:line-break/></text:p>
      <text:p text:style-name="P47"/>
      <text:p text:style-name="P36"/>
      <text:p text:style-name="P28"><text:span text:style-name="T39">Les 4 situations de réception sont claires vis à vis de la sous-couche </text:span><text:span text:style-name="T32">Exch2AppliSubLaye</text:span><text:span text:style-name="T39">r <text:s/>grâce au travail de réception de la sous-couche <text:s/></text:span><text:span text:style-name="T32">MAC2Exch2SubLaye</text:span><text:span text:style-name="T39">r : chaque échange est à jour (soit nouvellement créé, soit mis à jour).</text:span></text:p>
      <text:p text:style-name="P36"/>
      <text:p text:style-name="P28"><text:span text:style-name="T39">Pour les deux premières (cf 1.3.2) les FSM </text:span><text:span text:style-name="T32">Request_FSM</text:span><text:span text:style-name="T39"> et </text:span><text:span text:style-name="T32">AsyMssg_FSM</text:span><text:span text:style-name="T39"> sont débloquées et peuvent poursuivre leur route. </text:span></text:p>
      <text:p text:style-name="P36">Pour les deux autres, l'une ou l'autre des FSM suivantes auront été lancées(via un start dans l'échange). Le choix de la FSM se fera via le type de l'échange :</text:p>
      <text:p text:style-name="P28"><text:span text:style-name="T39">Si Type = Data (suite à une réception de type Req), ce sera </text:span><text:span text:style-name="T32">Data_FSM</text:span><text:span text:style-name="T39"> qui sera lancée,</text:span></text:p>
      <text:p text:style-name="P28"><text:span text:style-name="T39">Si Type = Ack (suite à une réception de type AsyMssg), ce sera </text:span><text:span text:style-name="T32">AsyMssg_FSM</text:span><text:span text:style-name="T39"> qui sera lancée.</text:span></text:p>
      <text:h text:style-name="P74" text:outline-level="2"><text:bookmark-start text:name="__RefHeading__2257_1642002524"/><text:soft-page-break/>Les échanges de type Data et Ack<text:bookmark-end text:name="__RefHeading__2257_1642002524"/></text:h>
      <text:p text:style-name="P20"/>
      <text:h text:style-name="P75" text:outline-level="3"><text:bookmark-start text:name="__RefHeading__2259_1642002524"/>Les étapes de l'échange …<text:bookmark-end text:name="__RefHeading__2259_1642002524"/></text:h>
      <text:p text:style-name="P20"/>
      <text:p text:style-name="P13"><text:span text:style-name="T39">Il s'agit ici de se situer au niveau du device B. L'échange a été créé par la sous couche </text:span><text:span text:style-name="T33">MAC2ExchSubLayer</text:span><text:span text:style-name="T39">. Il possède un ID bien déterminé.</text:span></text:p>
      <text:p text:style-name="P20"><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01" svg:width="2.384cm" svg:height="1.181cm" svg:x="1.312cm" svg:y="1.079cm"><draw:text-box><text:p><text:span text:style-name="T67"><text:s text:c="7"/></text:span></text:p><text:p><text:span text:style-name="T71"><text:s text:c="4"/></text:span><text:span text:style-name="T71">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01" svg:width="2.384cm" svg:height="1.181cm" svg:x="13.441cm" svg:y="0.964cm"><draw:text-box><text:p><text:span text:style-name="T67"><text:s text:c="7"/></text:span></text:p><text:p><text:span text:style-name="T71"><text:s text:c="3"/></text:span><text:span text:style-name="T71">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04" svg:width="4.88cm" svg:height="1.16cm" svg:x="1.575cm" svg:y="3.686cm"><draw:text-box><text:p><text:span text:style-name="T71"><text:s text:c="7"/></text:span><text:span text:style-name="T71">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04" svg:width="4.885cm" svg:height="1.16cm" svg:x="1.603cm" svg:y="7.163cm"><draw:text-box><text:p><text:span text:style-name="T71"><text:s text:c="2"/></text:span><text:span text:style-name="T71">ExchangeCtrl</text:span></text:p></draw:text-box></draw:frame></draw:g><draw:line draw:name="Ligne 8" draw:style-name="gr3" draw:text-style-name="P96"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04" svg:width="4.88cm" svg:height="1.16cm" svg:x="11.777cm" svg:y="3.607cm"><draw:text-box><text:p><text:span text:style-name="T71"><text:s text:c="7"/></text:span><text:span text:style-name="T71">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04" svg:width="3.365cm" svg:height="1.16cm" svg:x="11.666cm" svg:y="7.163cm"><draw:text-box><text:p><text:span text:style-name="T71"><text:s text:c="2"/></text:span><text:span text:style-name="T71">ExchangeCtrl</text:span></text:p></draw:text-box></draw:frame></draw:g><draw:line draw:name="Ligne 9" draw:style-name="gr53" draw:text-style-name="P96" svg:x1="12.192cm" svg:y1="6.932cm" svg:x2="12.192cm" svg:y2="4.845cm"><text:p/></draw:line><draw:frame draw:name="Cadre de texte 27" draw:style-name="gr7" draw:text-style-name="P97" svg:width="1.574cm" svg:height="0.814cm" svg:x="-1.002cm" svg:y="7.145cm"><draw:text-box><text:p><text:span text:style-name="T1">2- Create Exch n°x</text:span></text:p></draw:text-box></draw:frame><draw:frame draw:name="Cadre de texte 28" draw:style-name="gr7" draw:text-style-name="P97" svg:width="1.574cm" svg:height="0.814cm" svg:x="9.063cm" svg:y="7.191cm"><draw:text-box><text:p><text:span text:style-name="T1">4- Create Exch n°y</text:span></text:p></draw:text-box></draw:frame><draw:frame draw:name="Cadre de texte 29" draw:style-name="gr7" draw:text-style-name="P97" svg:width="2.744cm" svg:height="0.814cm" svg:x="4.748cm" svg:y="9.276cm"><draw:text-box><text:p><text:span text:style-name="T1">3- Req (ID=x)</text:span></text:p></draw:text-box></draw:frame><draw:frame draw:name="Cadre de texte 30" draw:style-name="gr51" draw:text-style-name="P97" svg:width="1.574cm" svg:height="0.525cm" svg:x="10.985cm" svg:y="5.351cm"><draw:text-box><text:p><text:span text:style-name="T1">5- Req</text:span></text:p></draw:text-box></draw:frame><draw:line draw:name="Ligne 10" draw:style-name="gr53" draw:text-style-name="P96" svg:x1="12.753cm" svg:y1="4.766cm" svg:x2="12.753cm" svg:y2="6.932cm"><text:p/></draw:line><draw:path draw:name="Courbe de Bézier 5" draw:style-name="gr86" draw:text-style-name="P96" svg:width="0.583cm" svg:height="0.671cm" svg:x="10.774cm" svg:y="7.291cm" svg:viewBox="0 0 584 672" svg:d="M584 670c-1314 46 0-670 0-670"><text:p/></draw:path><draw:frame draw:name="Cadre de texte 31" draw:style-name="gr7" draw:text-style-name="P97" svg:width="2.613cm" svg:height="0.814cm" svg:x="1.695cm" svg:y="5.531cm"><draw:text-box><text:p><text:span text:style-name="T1">1- Req (ID=x)</text:span></text:p></draw:text-box></draw:frame><draw:frame draw:name="Cadre de texte 32" draw:style-name="gr51" draw:text-style-name="P97" svg:width="1.574cm" svg:height="0.525cm" svg:x="13.037cm" svg:y="5.318cm"><draw:text-box><text:p><text:span text:style-name="T1">6- Data</text:span></text:p></draw:text-box></draw:frame><draw:path draw:name="Courbe de Bézier 6" draw:style-name="gr57" draw:text-style-name="P96" svg:width="0.753cm" svg:height="0.69cm" svg:x="15.03cm" svg:y="7.163cm" svg:viewBox="0 0 754 691" svg:d="M0 2c1695-47 1 689 1 689"><text:p/></draw:path><draw:frame draw:name="Cadre de texte 33" draw:style-name="gr7" draw:text-style-name="P97" svg:width="1.574cm" svg:height="0.814cm" svg:x="16.104cm" svg:y="7.06cm"><draw:text-box><text:p><text:span text:style-name="T1">7- Kill Exch n°y</text:span></text:p></draw:text-box></draw:frame><draw:frame draw:name="Cadre de texte 34" draw:style-name="gr51" draw:text-style-name="P97" svg:width="2.984cm" svg:height="0.525cm" svg:x="6.671cm" svg:y="10.248cm"><draw:text-box><text:p><text:span text:style-name="T1">8- Data (ID=x)</text:span></text:p></draw:text-box></draw:frame><draw:line draw:name="Ligne 11" draw:style-name="gr3" draw:text-style-name="P96" svg:x1="5.36cm" svg:y1="6.932cm" svg:x2="5.36cm" svg:y2="4.845cm"><text:p/></draw:line><draw:frame draw:name="Cadre de texte 35" draw:style-name="gr51" draw:text-style-name="P97" svg:width="1.574cm" svg:height="0.525cm" svg:x="5.45cm" svg:y="5.12cm"><draw:text-box><text:p><text:span text:style-name="T1">9- Data</text:span></text:p></draw:text-box></draw:frame><draw:frame draw:name="Cadre de texte 36" draw:style-name="gr7" draw:text-style-name="P97" svg:width="1.574cm" svg:height="0.814cm" svg:x="6.68cm" svg:y="8.068cm"><draw:text-box><text:p><text:span text:style-name="T1">10- Kill Exch n°x</text:span></text:p></draw:text-box></draw:frame><draw:ellipse draw:name="Arc d'ellipse 3" draw:style-name="gr54" draw:text-style-name="P96" svg:width="0.098cm" svg:height="0.017cm" svg:x="5.151cm" svg:y="7.551cm" draw:kind="arc" draw:start-angle="274.12" draw:end-angle="291.45"><text:p/></draw:ellipse><draw:ellipse draw:name="Arc d'ellipse 4" draw:style-name="gr52" draw:text-style-name="P96" svg:width="0.627cm" svg:height="0.449cm" svg:x="4.99cm" svg:y="7.695cm" draw:kind="arc" draw:start-angle="272.16" draw:end-angle="188.35"><text:p/></draw:ellipse><draw:frame draw:name="Cadre de texte 37" draw:style-name="gr51" draw:text-style-name="P97" svg:width="1.574cm" svg:height="0.525cm" svg:x="4.729cm" svg:y="7.073cm"><draw:text-box><text:p><text:span text:style-name="T1">3’- retry n</text:span></text:p></draw:text-box></draw:frame><draw:line draw:name="Ligne 12" draw:style-name="gr3" draw:text-style-name="P96" svg:x1="5.551cm" svg:y1="1.505cm" svg:x2="11.917cm" svg:y2="1.501cm"><text:p/></draw:line><draw:line draw:name="Ligne 13" draw:style-name="gr3" draw:text-style-name="P96" svg:x1="11.806cm" svg:y1="2.098cm" svg:x2="5.632cm" svg:y2="2.098cm"><text:p/></draw:line><draw:frame draw:name="Cadre de texte 38" draw:style-name="gr55" draw:text-style-name="P97" svg:width="1.574cm" svg:height="0.433cm" svg:x="6.736cm" svg:y="0.991cm"><draw:text-box><text:p><text:span text:style-name="T1">Req</text:span></text:p></draw:text-box></draw:frame><draw:frame draw:name="Cadre de texte 39" draw:style-name="gr55" draw:text-style-name="P97" svg:width="1.574cm" svg:height="0.433cm" svg:x="6.736cm" svg:y="1.665cm"><draw:text-box><text:p><text:span text:style-name="T1">Data</text:span></text:p></draw:text-box></draw:frame><draw:path draw:name="Courbe de Bézier 7" draw:style-name="gr52" draw:text-style-name="P96" svg:width="0.583cm" svg:height="0.571cm" svg:x="0.57cm" svg:y="7.478cm" svg:viewBox="0 0 584 572" svg:d="M584 2c-1314-39 0 570 0 570"><text:p/></draw:path><draw:path draw:name="Courbe de Bézier 8" draw:style-name="gr52" draw:text-style-name="P96" svg:width="0.908cm" svg:height="0.671cm" svg:x="6.486cm" svg:y="7.276cm" svg:viewBox="0 0 909 672" svg:d="M0 670c2045 47 0-670 0-670"><text:p/></draw:path><draw:frame draw:name="Cadre de texte 1" draw:style-name="gr51" draw:text-style-name="P100" svg:width="12.052cm" svg:height="0.525cm" svg:x="2.653cm" svg:y="11.264cm"><draw:text-box><text:p><text:span text:style-name="T63">Fig x </text:span><text:span text:style-name="T65">: échange typique d'une requête : focus sur le récepteur, renvoie de donnée</text:span></text:p></draw:text-box></draw:frame><draw:polyline draw:style-name="gr87" draw:text-style-name="P96" svg:width="9.547cm" svg:height="2.451cm" svg:x="4.096cm" svg:y="8.322cm" svg:viewBox="0 0 9548 2452" draw:points="9525,0 9548,2427 48,2452 0,0"><text:p/></draw:polyline><draw:polyline draw:style-name="gr63" draw:text-style-name="P96" svg:width="9.741cm" svg:height="1.609cm" svg:x="3.471cm" svg:y="8.322cm" svg:viewBox="0 0 9742 1610" draw:points="0,0 0,1589 9742,1610 9694,0"><text:p/></draw:polyline></draw:g></text:p>
      <text:p text:style-name="P47"/>
      <text:p text:style-name="P47"/>
      <text:p text:style-name="P47"/>
      <text:p text:style-name="P36">L'acquittement est sensiblement identique, c'est pourquoi l'illustration de l'échange de type Message asynchrone + acquittement n'est pas détaillé. Se reporter directement à la FSM associée un peu plus loin.</text:p>
      <text:p text:style-name="P36"/>
      <text:p text:style-name="P36"/>
      <text:p text:style-name="P36"/>
      <text:p text:style-name="P36"/>
      <text:p text:style-name="P36"/>
      <text:p text:style-name="P36"/>
      <text:p text:style-name="P36"/>
      <text:p text:style-name="P36"/>
      <text:p text:style-name="P36"/>
      <text:h text:style-name="P75" text:outline-level="3"><text:bookmark-start text:name="__RefHeading__2261_1642002524"/><text:soft-page-break/>La state Machine <text:s/>Data_FSM<text:bookmark-end text:name="__RefHeading__2261_1642002524"/></text:h>
      <text:p text:style-name="P47"><draw:frame draw:style-name="fr1" draw:name="images4" text:anchor-type="paragraph" svg:x="0.335cm" svg:y="0.258cm" svg:width="14.439cm" svg:height="8.98cm" draw:z-index="56"><draw:image xlink:href="Pictures/2000000700002DE500001669414C65CB.svm" xlink:type="simple" xlink:show="embed" xlink:actuate="onLoad"/></draw:frame></text:p>
      <text:p text:style-name="P47"/>
      <text:h text:style-name="P76" text:outline-level="3"><text:bookmark-start text:name="__RefHeading__2263_1642002524"/>La state Machine Acq_FSM<text:bookmark-end text:name="__RefHeading__2263_1642002524"/></text:h>
      <text:p text:style-name="P47"/>
      <text:p text:style-name="P47"><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47"/>
      <text:p text:style-name="P47"/>
      <text:p text:style-name="P47"/>
      <text:p text:style-name="P47"/>
      <text:p text:style-name="P47"/>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6"/>
      <text:p text:style-name="P36">On s'intéresse ici à la couche i qui échange avec la couche i+1. Par exemple la MAC avec ExchangeLayer, ou bien Phy_UART avec MAC.</text:p>
      <text:p text:style-name="P36"/>
      <text:p text:style-name="P36">La couche i doit contenir :</text:p>
      <text:list xml:id="list753372184062925747" text:style-name="L19">
        <text:list-item>
          <text:p text:style-name="P59">une variable structurée <text:span text:style-name="T4">Message</text:span> contenant les messages up et down et les flags associés ainsi qu'un statut,</text:p>
        </text:list-item>
        <text:list-item>
          <text:p text:style-name="P59">une FSM montante pour la réception vers la couche n+1, une FSM descendante pour l'émission vers la couche n-1</text:p>
        </text:list-item>
        <text:list-item>
          <text:p text:style-name="P59">Des fonctions IO qui sont proposées à la couche n+1 pour l'interface</text:p>
          <text:p text:style-name="P59"/>
        </text:list-item>
      </text:list>
      <text:p text:style-name="P36"/>
      <text:p text:style-name="P36"/>
      <text:h text:style-name="Heading_20_3" text:outline-level="3"><text:bookmark-start text:name="__RefHeading__2269_1642002524"/>La couche MAC, vue globale<text:bookmark-end text:name="__RefHeading__2269_1642002524"/></text:h>
      <text:p text:style-name="P36"/>
      <text:p text:style-name="P36"/>
      <text:p text:style-name="P36"/>
      <text:p text:style-name="P36"/>
      <text:p text:style-name="P36"/>
      <text:p text:style-name="P36"/>
      <text:p text:style-name="P36"/>
      <text:p text:style-name="P36"/>
      <text:p text:style-name="P36"><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12" svg:width="3.336cm" svg:height="0.435cm" svg:x="1.353cm" svg:y="2.639cm"><draw:text-box><text:p text:style-name="P108"><text:span text:style-name="T83">char</text:span><text:span text:style-name="T84"> Status</text:span></text:p></draw:text-box></draw:frame><draw:frame draw:name="Cadre de texte 152" draw:style-name="gr89" draw:text-style-name="P113" svg:width="3.038cm" svg:height="0.489cm" svg:x="0.66cm" svg:y="-1.91cm"><draw:text-box><text:p text:style-name="P108"><text:span text:style-name="T86">Couche MAC</text:span></text:p></draw:text-box></draw:frame><draw:frame draw:name="Cadre de texte 152" draw:style-name="gr42" draw:text-style-name="P111" svg:width="4.499cm" svg:height="0.435cm" svg:x="1.334cm" svg:y="0.81cm"><draw:text-box><text:p text:style-name="P108"><text:span text:style-name="T83">char</text:span><text:span text:style-name="T84"> StrReceived[30?]</text:span></text:p></draw:text-box></draw:frame><draw:line draw:style-name="gr20" draw:text-style-name="P96" svg:x1="1.127cm" svg:y1="1.244cm" svg:x2="6.745cm" svg:y2="1.244cm"><text:p/></draw:line><draw:line draw:style-name="gr20" draw:text-style-name="P96" svg:x1="1.127cm" svg:y1="1.653cm" svg:x2="6.745cm" svg:y2="1.653cm"><text:p/></draw:line><draw:line draw:style-name="gr20" draw:text-style-name="P96" svg:x1="1.127cm" svg:y1="2.087cm" svg:x2="6.745cm" svg:y2="2.087cm"><text:p/></draw:line><draw:line draw:style-name="gr20" draw:text-style-name="P96"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14" svg:width="4.499cm" svg:height="0.435cm" svg:x="1.235cm" svg:y="0.113cm"><draw:text-box><text:p text:style-name="P108"><text:span text:style-name="T87">MAC_Mssg</text:span></text:p></draw:text-box></draw:frame><draw:frame draw:name="Cadre de texte 152" draw:style-name="gr42" draw:text-style-name="P111" svg:width="4.499cm" svg:height="0.435cm" svg:x="1.334cm" svg:y="1.267cm"><draw:text-box><text:p text:style-name="P108"><text:span text:style-name="T83">char</text:span><text:span text:style-name="T84"> NewStrReceived</text:span></text:p></draw:text-box></draw:frame><draw:frame draw:name="Cadre de texte 152" draw:style-name="gr42" draw:text-style-name="P111" svg:width="4.499cm" svg:height="0.435cm" svg:x="1.334cm" svg:y="1.701cm"><draw:text-box><text:p text:style-name="P108"><text:span text:style-name="T83">char</text:span><text:span text:style-name="T84"> StrToSend[30?]</text:span></text:p></draw:text-box></draw:frame><draw:frame draw:name="Cadre de texte 152" draw:style-name="gr42" draw:text-style-name="P111" svg:width="4.499cm" svg:height="0.435cm" svg:x="1.353cm" svg:y="2.135cm"><draw:text-box><text:p text:style-name="P108"><text:span text:style-name="T83">char</text:span><text:span text:style-name="T84"> NewStrToSend</text:span></text:p></draw:text-box></draw:frame><draw:g draw:style-name="gr10"><draw:frame draw:name="Cadre de texte 152" draw:style-name="gr42" draw:text-style-name="P114" svg:width="4.499cm" svg:height="0.435cm" svg:x="7.717cm" svg:y="0.148cm"><draw:text-box><text:p text:style-name="P108"><text:span text:style-name="T87">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11" svg:width="4.499cm" svg:height="0.435cm" svg:x="7.74cm" svg:y="0.778cm"><draw:text-box><text:p text:style-name="P108"><text:span text:style-name="T83">char</text:span><text:span text:style-name="T84"> State</text:span></text:p></draw:text-box></draw:frame><draw:line draw:style-name="gr20" draw:text-style-name="P96" svg:x1="7.531cm" svg:y1="1.212cm" svg:x2="13.149cm" svg:y2="1.212cm"><text:p/></draw:line><draw:frame draw:name="Cadre de texte 152" draw:style-name="gr42" draw:text-style-name="P111" svg:width="4.499cm" svg:height="0.435cm" svg:x="7.74cm" svg:y="1.235cm"><draw:text-box><text:p text:style-name="P108"><text:span text:style-name="T84">Trans_Struct </text:span></text:p></draw:text-box></draw:frame></draw:g><draw:g draw:style-name="gr10"><draw:frame draw:name="Cadre de texte 152" draw:style-name="gr42" draw:text-style-name="P114" svg:width="4.499cm" svg:height="0.435cm" svg:x="7.717cm" svg:y="2.322cm"><draw:text-box><text:p text:style-name="P108"><text:span text:style-name="T87">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11" svg:width="4.499cm" svg:height="0.435cm" svg:x="7.74cm" svg:y="2.951cm"><draw:text-box><text:p text:style-name="P108"><text:span text:style-name="T83">char</text:span><text:span text:style-name="T84"> State</text:span></text:p></draw:text-box></draw:frame><draw:line draw:style-name="gr20" draw:text-style-name="P96" svg:x1="7.531cm" svg:y1="3.385cm" svg:x2="13.149cm" svg:y2="3.385cm"><text:p/></draw:line><draw:frame draw:name="Cadre de texte 152" draw:style-name="gr42" draw:text-style-name="P111" svg:width="4.499cm" svg:height="0.435cm" svg:x="7.74cm" svg:y="3.408cm"><draw:text-box><text:p text:style-name="P108"><text:span text:style-name="T84">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11" svg:width="9.575cm" svg:height="1.849cm" svg:x="3.708cm" svg:y="-2.316cm"><draw:text-box><text:p text:style-name="P108"><text:span text:style-name="T83">char</text:span><text:span text:style-name="T84"> MAC_IsNewMssg ()</text:span></text:p><text:p text:style-name="P108"><text:span text:style-name="T88">Void </text:span><text:span text:style-name="T84"><text:s/>MAC_GetNewMssg (</text:span><text:span text:style-name="T88">char *</text:span><text:span text:style-name="T84"> ) <text:s/>// recopie le newmssg à l'@ indiquée</text:span></text:p><text:p text:style-name="P108"><text:span text:style-name="T88">void</text:span><text:span text:style-name="T84"> MAC_SendNewMssg (</text:span><text:span text:style-name="T88">char *</text:span><text:span text:style-name="T84">) // recopie le mssg dont l'@ est donnée ds StrToSend. La FSM de transmission sera lancée (encapsulation, attente medum libre)</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draw:frame text:anchor-type="paragraph" draw:z-index="62" draw:name="Cadre de texte 152" draw:style-name="gr93" draw:text-style-name="P111" svg:width="4.499cm" svg:height="0.435cm" svg:x="1.434cm" svg:y="5.103cm"><draw:text-box><text:p text:style-name="P108"><text:span text:style-name="T83">char</text:span><text:span text:style-name="T84"> StrReceived[30?]</text:span></text:p></draw:text-box></draw:frame><draw:line text:anchor-type="paragraph" draw:z-index="63" draw:style-name="gr70" draw:text-style-name="P96" svg:x1="1.226cm" svg:y1="5.537cm" svg:x2="6.844cm" svg:y2="5.537cm"><text:p/></draw:line><draw:line text:anchor-type="paragraph" draw:z-index="64" draw:style-name="gr70" draw:text-style-name="P96" svg:x1="1.226cm" svg:y1="5.946cm" svg:x2="6.844cm" svg:y2="5.946cm"><text:p/></draw:line><draw:line text:anchor-type="paragraph" draw:z-index="65" draw:style-name="gr70" draw:text-style-name="P96" svg:x1="1.226cm" svg:y1="6.38cm" svg:x2="6.844cm" svg:y2="6.38cm"><text:p/></draw:line><draw:line text:anchor-type="paragraph" draw:z-index="66" draw:style-name="gr70" draw:text-style-name="P96" svg:x1="1.226cm" svg:y1="6.837cm" svg:x2="6.844cm" svg:y2="6.837cm"><text:p/></draw:line><draw:frame text:anchor-type="paragraph" draw:z-index="68" draw:name="Cadre de texte 152" draw:style-name="gr93" draw:text-style-name="P114" svg:width="4.499cm" svg:height="0.435cm" svg:x="1.335cm" svg:y="4.406cm"><draw:text-box><text:p text:style-name="P108"><text:span text:style-name="T87">PhyUART_Mssg</text:span></text:p></draw:text-box></draw:frame><draw:g text:anchor-type="paragraph" draw:z-index="72" draw:style-name="gr1"><draw:frame draw:name="Cadre de texte 152" draw:style-name="gr42" draw:text-style-name="P114" svg:width="4.499cm" svg:height="0.435cm" svg:x="7.817cm" svg:y="4.441cm"><draw:text-box><text:p text:style-name="P108"><text:span text:style-name="T87">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11" svg:width="4.499cm" svg:height="0.435cm" svg:x="7.84cm" svg:y="5.071cm"><draw:text-box><text:p text:style-name="P108"><text:span text:style-name="T83">char</text:span><text:span text:style-name="T84"> State</text:span></text:p></draw:text-box></draw:frame><draw:line draw:style-name="gr20" draw:text-style-name="P96" svg:x1="7.632cm" svg:y1="5.505cm" svg:x2="13.25cm" svg:y2="5.505cm"><text:p/></draw:line></draw:g><draw:g text:anchor-type="paragraph" draw:z-index="73" draw:style-name="gr1"><draw:frame draw:name="Cadre de texte 152" draw:style-name="gr42" draw:text-style-name="P114" svg:width="4.499cm" svg:height="0.435cm" svg:x="7.817cm" svg:y="6.615cm"><draw:text-box><text:p text:style-name="P108"><text:span text:style-name="T87">??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11" svg:width="4.499cm" svg:height="0.435cm" svg:x="7.84cm" svg:y="7.245cm"><draw:text-box><text:p text:style-name="P108"><text:span text:style-name="T83">char</text:span><text:span text:style-name="T84"> State</text:span></text:p></draw:text-box></draw:frame><draw:line draw:style-name="gr20" draw:text-style-name="P96" svg:x1="7.632cm" svg:y1="7.68cm" svg:x2="13.25cm" svg:y2="7.68cm"><text:p/></draw:line><draw:frame draw:name="Cadre de texte 152" draw:style-name="gr42" draw:text-style-name="P111" svg:width="4.499cm" svg:height="0.435cm" svg:x="7.84cm" svg:y="7.702cm"><draw:text-box><text:p text:style-name="P108"><text:span text:style-name="T84">Trans_Struct </text:span></text:p></draw:text-box></draw:frame></draw:g><text:bookmark-start text:name="__RefHeading__2271_1642002524"/><text:soft-page-break/>La couche PhyUART, vue globale <text:bookmark-end text:name="__RefHeading__2271_1642002524"/></text:h>
      <text:p text:style-name="P36"><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11" svg:width="9.575cm" svg:height="3.266cm" svg:x="3.808cm" svg:y="0.06cm"><draw:text-box><text:p text:style-name="P108"><text:span text:style-name="T89">FSM &amp; Init Fcts ...</text:span></text:p><text:p text:style-name="P108"><text:span text:style-name="T83">char </text:span><text:span text:style-name="T90">PhyUART_Init</text:span><text:span text:style-name="T91"> ()</text:span></text:p><text:p text:style-name="P108"><text:span text:style-name="T83">char </text:span><text:span text:style-name="T90">PhyUART_StartFSM</text:span><text:span text:style-name="T91">()</text:span></text:p><text:p text:style-name="P108"><text:span text:style-name="T88">char </text:span><text:span text:style-name="T92">PhyUART_FSM_Progress</text:span><text:span text:style-name="T93"> ()</text:span></text:p><text:p text:style-name="P108"><text:span text:style-name="T93"/></text:p><text:p text:style-name="P108"><text:span text:style-name="T94">I/O Fcts ...</text:span></text:p><text:p text:style-name="P108"><text:span text:style-name="T83">char</text:span><text:span text:style-name="T84"> PhyUART_IsNewMssg ()</text:span></text:p><text:p text:style-name="P108"><text:span text:style-name="T88">void </text:span><text:span text:style-name="T84"><text:s/>PhyUART_GetNewMssg (</text:span><text:span text:style-name="T88">char *, int </text:span><text:span text:style-name="T84">) <text:s/>// recopie le newmssg à l'@ indiquée</text:span></text:p><text:p text:style-name="P108"><text:span text:style-name="T88">void</text:span><text:span text:style-name="T84"> PhyUART_SendNewMssg (</text:span><text:span text:style-name="T88">char *, int</text:span><text:span text:style-name="T84">) // transmission directe à UART_FSK pour un print.</text:span></text:p></draw:text-box></draw:frame></text:p>
      <text:p text:style-name="P36"/>
      <text:p text:style-name="P36"><draw:frame text:anchor-type="paragraph" draw:z-index="61" draw:name="Cadre de texte 152" draw:style-name="gr94" draw:text-style-name="P113" svg:width="3.038cm" svg:height="0.976cm" svg:x="0.76cm" svg:y="0.122cm"><draw:text-box><text:p text:style-name="P108"><text:span text:style-name="T86">Couche PhyUART</text:span></text:p></draw:text-box></draw:frame></text:p>
      <text:p text:style-name="P36"/>
      <text:p text:style-name="P36"/>
      <text:p text:style-name="P36"><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draw:custom-shape text:anchor-type="paragraph" draw:z-index="59" draw:name="Forme 90" draw:style-name="gr92" svg:width="5.619cm" svg:height="3.451cm" svg:x="1.226cm" svg:y="0.243cm"><text:p/><draw:enhanced-geometry svg:viewBox="0 0 21600 21600" draw:mirror-horizontal="false" draw:mirror-vertical="false" draw:type="rectangle" draw:enhanced-path="M 0 0 L 21600 0 21600 21600 0 21600 0 0 Z N"/></draw:custom-shape></text:p>
      <text:p text:style-name="P36"><draw:frame text:anchor-type="paragraph" draw:z-index="88" draw:name="Cadre de texte 152" draw:style-name="gr93" draw:text-style-name="P111" svg:width="4.499cm" svg:height="0.435cm" svg:x="1.434cm" svg:y="0.399cm"><draw:text-box><text:p text:style-name="P108"><text:span text:style-name="T83">char</text:span><text:span text:style-name="T84"> LenStrReceived</text:span></text:p></draw:text-box></draw:frame></text:p>
      <text:p text:style-name="P36"><draw:frame text:anchor-type="paragraph" draw:z-index="69" draw:name="Cadre de texte 152" draw:style-name="gr93" draw:text-style-name="P111" svg:width="4.499cm" svg:height="0.435cm" svg:x="1.434cm" svg:y="0.386cm"><draw:text-box><text:p text:style-name="P108"><text:span text:style-name="T83">char</text:span><text:span text:style-name="T84"> NewStrReceived</text:span></text:p></draw:text-box></draw:frame></text:p>
      <text:p text:style-name="P36"><draw:frame text:anchor-type="paragraph" draw:z-index="70" draw:name="Cadre de texte 152" draw:style-name="gr93" draw:text-style-name="P111" svg:width="4.499cm" svg:height="0.435cm" svg:x="1.434cm" svg:y="0.374cm"><draw:text-box><text:p text:style-name="P108"><text:span text:style-name="T83">char</text:span><text:span text:style-name="T84"> StrToSend[30?]</text:span></text:p></draw:text-box></draw:frame></text:p>
      <text:p text:style-name="P36"/>
      <text:p text:style-name="P36"><draw:line text:anchor-type="paragraph" draw:z-index="77" draw:style-name="gr70" draw:text-style-name="P96" svg:x1="1.233cm" svg:y1="0.389cm" svg:x2="6.851cm" svg:y2="0.389cm"><text:p/></draw:line><draw:frame text:anchor-type="paragraph" draw:z-index="71" draw:name="Cadre de texte 152" draw:style-name="gr93" draw:text-style-name="P111" svg:width="4.499cm" svg:height="0.435cm" svg:x="1.453cm" svg:y="0.042cm"><draw:text-box><text:p text:style-name="P108"><text:span text:style-name="T83">char</text:span><text:span text:style-name="T84"> NewStrToSend</text:span></text:p></draw:text-box></draw:frame></text:p>
      <text:p text:style-name="P36"><draw:line text:anchor-type="paragraph" draw:z-index="87" draw:style-name="gr70" draw:text-style-name="P96" svg:x1="1.226cm" svg:y1="0.424cm" svg:x2="6.844cm" svg:y2="0.424cm"><text:p/></draw:line><draw:frame text:anchor-type="paragraph" draw:z-index="60" draw:name="Cadre de texte 164" draw:style-name="gr93" draw:text-style-name="P112" svg:width="3.336cm" svg:height="0.435cm" svg:x="1.453cm" svg:y="0.03cm"><draw:text-box><text:p text:style-name="P108"><text:span text:style-name="T83">char</text:span><text:span text:style-name="T84"> Status</text:span></text:p></draw:text-box></draw:frame></text:p>
      <text:p text:style-name="P36"><draw:frame text:anchor-type="paragraph" draw:z-index="76" draw:name="Cadre de texte 164" draw:style-name="gr93" draw:text-style-name="P112" svg:width="3.336cm" svg:height="0.435cm" svg:x="1.413cm" svg:y="0.018cm"><draw:text-box><text:p text:style-name="P108"><text:span text:style-name="T83">char</text:span><text:span text:style-name="T84"> Error</text:span></text:p></draw:text-box></draw:frame></text:p>
      <text:p text:style-name="P36"><draw:custom-shape text:anchor-type="paragraph" draw:z-index="79" draw:name="Forme 90" draw:style-name="gr92" svg:width="3.848cm" svg:height="0.775cm" svg:x="2.82cm" svg:y="0.377cm"><text:p/><draw:enhanced-geometry svg:viewBox="0 0 21600 21600" draw:mirror-horizontal="false" draw:mirror-vertical="false" draw:type="rectangle" draw:enhanced-path="M 0 0 L 21600 0 21600 21600 0 21600 0 0 Z N"/></draw:custom-shape></text:p>
      <text:p text:style-name="P36"><draw:frame text:anchor-type="paragraph" draw:z-index="78" draw:name="Cadre de texte 152" draw:style-name="gr93" draw:text-style-name="P111" svg:width="4.499cm" svg:height="0.435cm" svg:x="2.979cm" svg:y="0.157cm"><draw:text-box><text:p text:style-name="P108"><text:span text:style-name="T83">char</text:span><text:span text:style-name="T84"> InComingMssg[30?]</text:span></text:p></draw:text-box></draw:frame></text:p>
      <text:p text:style-name="P36"/>
      <text:p text:style-name="P36"/>
      <text:p text:style-name="P36"/>
      <text:p text:style-name="P36"><text:span text:style-name="T2">NB </text:span>: Le tableau <text:span text:style-name="T4">IncomingMssg</text:span> est celui qui est mis à jour par la FSM de réception au fur et à mesure de l'arrivée d'octets depuis l'UART.</text:p>
      <text:p text:style-name="P36"><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8902249814379512261" text:style-name="L20">
        <text:list-item>
          <text:p text:style-name="P90">filtrer les messages dont l'entête est #####</text:p>
        </text:list-item>
        <text:list-item>
          <text:p text:style-name="P90">vérifier la longueur et le checksum, si OK, la trame est disponible pour transfert vers la couche supérieure</text:p>
        </text:list-item>
      </text:list>
      <text:list xml:id="list6819328538882337864" text:style-name="L21">
        <text:list-header>
          <text:p text:style-name="P95"><text:span text:style-name="T16">NB</text:span><text:span text:style-name="T15"> : le processus de réception se fait par FSM. Dès qu'un préambule est détecté, le statut de la couche passe à </text:span><text:span text:style-name="T12">MessgInComing</text:span><text:span text:style-name="T15">, ce qui permet à la couche MAC de savoir que le médium n'est pas disponible. Le statut par défaut est </text:span><text:span text:style-name="T12">listening</text:span><text:span text:style-name="T15">.</text:span></text:p>
        </text:list-header>
      </text:list>
      <text:p text:style-name="P13"/>
      <text:p text:style-name="P17">Emission :</text:p>
      <text:list xml:id="list3360172398011927653" text:style-name="L22">
        <text:list-item>
          <text:p text:style-name="P91">calculer le checksum et la longueur du message</text:p>
        </text:list-item>
        <text:list-item>
          <text:p text:style-name="P91">encapsuler le message descendant</text:p>
        </text:list-item>
        <text:list-item>
          <text:p text:style-name="P91">Transmettre par une simple boucle. </text:p>
        </text:list-item>
      </text:list>
      <text:p text:style-name="Text_20_body"><text:span text:style-name="T16">NB </text:span><text:span text:style-name="T15">: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0"><text:span text:style-name="T51">|#####|Len</text:span><text:span text:style-name="T44">|My@|</text:span><text:span text:style-name="T34">Dest@|ID|Type_LenData|Data|Trial|</text:span><text:span text:style-name="T51">CheckSum| </text:span></text:p>
      <text:p text:style-name="P51"/>
      <text:p text:style-name="P30"><text:span text:style-name="T43">Si le checksum est correct, la chaîne </text:span><text:span text:style-name="T46">PhyUART_Mssg.</text:span><text:span text:style-name="T37">StrReceived[] </text:span><text:span text:style-name="T35">vaut </text:span></text:p>
      <text:p text:style-name="P30"><text:span text:style-name="T45">|My@|</text:span><text:span text:style-name="T35">Dest@|ID|Type_LenData|Data|Trial|</text:span></text:p>
      <text:p text:style-name="P34"/>
      <text:p text:style-name="P30"><text:span text:style-name="T35">L'indicateur <text:s/></text:span><text:span text:style-name="T47">PhyUART_Mssg.New</text:span><text:span text:style-name="T37">StrReceived</text:span><text:span text:style-name="T36"> passe à 1.</text:span></text:p>
      <text:p text:style-name="P37"/>
      <text:p text:style-name="P37"/>
      <text:p text:style-name="P37"><draw:frame draw:style-name="fr1" draw:name="images6" text:anchor-type="paragraph" svg:x="0.663cm" svg:y="0.019cm" svg:width="13.19cm" svg:height="9.287cm" draw:z-index="80"><draw:image xlink:href="Pictures/200000070000269B0000201A95E36384.svm" xlink:type="simple" xlink:show="embed" xlink:actuate="onLoad"/></draw:frame></text:p>
      <text:p text:style-name="P37"/>
      <text:p text:style-name="P37">NB :<text:span text:style-name="T58"> La FSM s'exécute que si l'état de </text:span><text:span text:style-name="T6">Phy_UART </text:span><text:span text:style-name="T58">n'est pas égal à </text:span><text:span text:style-name="T6">SendingMssg.</text:span></text:p>
      <text:p text:style-name="P43"/>
      <text:h text:style-name="Heading_20_3" text:outline-level="3">Les longueurs :</text:h>
      <text:p text:style-name="P38">Au niveau entrée Phy_UART, la longueur correspond aux data + Len + CheckSum. Le maximum est fixé en #define StringLenMax :</text:p>
      <text:p text:style-name="P38"><draw:frame text:anchor-type="paragraph" draw:z-index="90" draw:style-name="gr100" draw:text-style-name="P116" svg:width="2.117cm" svg:height="0.53cm" svg:x="4.403cm" svg:y="0.319cm"><draw:text-box><text:p><text:span text:style-name="T95">StringLenMax</text:span></text:p></draw:text-box></draw:frame></text:p>
      <text:p text:style-name="P38"><draw:line text:anchor-type="paragraph" draw:z-index="89" draw:style-name="gr99" draw:text-style-name="P96" svg:x1="1.072cm" svg:y1="0.264cm" svg:x2="10.145cm" svg:y2="0.245cm"><text:p/></draw:line></text:p>
      <text:p text:style-name="P37"><text:span text:style-name="T52">|#####|Len</text:span><text:span text:style-name="T48">|My@|</text:span><text:span text:style-name="T58">Dest@|ID|Type_LenData|Data|Trial|</text:span><text:span text:style-name="T52">CheckSum| </text:span></text:p>
      <text:p text:style-name="P52"/>
      <text:p text:style-name="P50">Au niveau de la sortie de Phy_UART, la longueur est réduire de 2 (MACLenMax) :</text:p>
      <text:p text:style-name="P38"><draw:frame text:anchor-type="paragraph" draw:z-index="92" draw:style-name="gr100" draw:text-style-name="P116" svg:width="2.117cm" svg:height="0.53cm" svg:x="4.403cm" svg:y="0.319cm"><draw:text-box><text:p><text:span text:style-name="T95">MACLenMax</text:span></text:p></draw:text-box></draw:frame></text:p>
      <text:p text:style-name="P38"><draw:line text:anchor-type="paragraph" draw:z-index="91" draw:style-name="gr99" draw:text-style-name="P96" svg:x1="1.817cm" svg:y1="0.245cm" svg:x2="8.481cm" svg:y2="0.245cm"><text:p/></draw:line></text:p>
      <text:p text:style-name="P49"><text:span text:style-name="T52">|#####|Len</text:span><text:span text:style-name="T59">|My@|</text:span><text:span text:style-name="T59">Dest@|ID|Type_LenData|Data|Trial|</text:span><text:span text:style-name="T52">CheckSum| </text:span></text:p>
      <text:p text:style-name="P50"><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38">Elle se fait directement sans passer par une FSM, c'est la fonction <text:span text:style-name="T57">void</text:span><text:span text:style-name="T4"> PhyUART_SendNewMssg (</text:span><text:span text:style-name="T57">char *</text:span><text:span text:style-name="T4"> AdrString,</text:span><text:span text:style-name="T57"> int</text:span><text:span text:style-name="T4"> Len)</text:span>.</text:p>
      <text:p text:style-name="P38">Elle encapsule la donnée (#####Len ….data … CheckSum). Elle calcule le checkSum. </text:p>
      <text:p text:style-name="P38">Ensuite, elle prélève l'état de <text:span text:style-name="T4">Phy_UART</text:span>, le place à <text:span text:style-name="T4">SendingMssg</text:span>, envoie la donnée à <text:span text:style-name="T4">UART_FSK</text:span>, puis replace l'état comme il était.</text:p>
      <text:p text:style-name="P38">La FSM de réception est paralysée durant une émission, ce qui est normal vu le caractère half duplex de la FSK.</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38">Les fonctions renvoient -1 si malfonction, 0 sinon.</text:p>
      <text:p text:style-name="P38"/>
      <text:p text:style-name="P38"><text:span text:style-name="T60">int </text:span><text:s/>PhyUART_GetNewMssg (<text:span text:style-name="T60">char *</text:span> AdrString, <text:span text:style-name="T60">int </text:span>Len); </text:p>
      <text:p text:style-name="P39">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38"/>
      <text:p text:style-name="P38">AdrDtring : |I|n|c|o|m|i|n|g|M|s|s|g|0|0|0.....|0|0|</text:p>
      <text:p text:style-name="P38"/>
      <text:p text:style-name="P38"><text:span text:style-name="T60">int </text:span>PhyUART_SendNewMssg (<text:span text:style-name="T60">char *</text:span> AdrString, <text:span text:style-name="T60">int</text:span> Len);</text:p>
      <text:p text:style-name="P38">Erreur si Len est trop grande, précisément si Len est supérieur strictement à <text:span text:style-name="T4">StringLenMax-2</text:span> (define .h)</text:p>
      <text:p text:style-name="P38"/>
      <text:h text:style-name="Heading_20_3" text:outline-level="3">Les erreurs renvoyée par la FSM </text:h>
      <text:p text:style-name="P38">Durant le processus de réception, plusieurs erreurs peuvent être rencontrées :</text:p>
      <text:p text:style-name="P38"/>
      <text:list xml:id="list5260433348899086351" text:style-name="L23">
        <text:list-item>
          <text:p text:style-name="P60"><text:span text:style-name="T5">NoError :</text:span> tout va bien,</text:p>
        </text:list-item>
        <text:list-item>
          <text:p text:style-name="P60"><text:span text:style-name="T4">LenError</text:span> : La longueur est soit :</text:p>
          <text:list>
            <text:list-item>
              <text:p text:style-name="P60">Trop grande, précisément, supérieure strictement à <text:s/><text:span text:style-name="T4">StringLenMax </text:span><text:s/>(define .h),</text:p>
            </text:list-item>
            <text:list-item>
              <text:p text:style-name="P60">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38"><text:s text:c="13"/>Aucun échantillonnage ne se fait dans <text:span text:style-name="T4">IncomingMssg</text:span>.</text:p>
      <text:list xml:id="list37521683" text:continue-numbering="true" text:style-name="L23">
        <text:list-item>
          <text:p text:style-name="P60"><text:span text:style-name="T5">CheckSumError :</text:span> la détection du header est passé, l'échantillonnage dans <text:span text:style-name="T4">IncomingMssg </text:span>a eu lieu, mais la vérification du checksum a échoué,</text:p>
        </text:list-item>
        <text:list-item>
          <text:p text:style-name="P60"><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0"><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38">Les tests (voir 6.6) montrent que le timing d'appel à <text:span text:style-name="T4">PhyUART_FSM_Progress()</text:span> ne peut pas être inférieur à 15µs pour prendre un peu de marge. On peut viser 50µs par exemple, mais cela impose un débit de symbole inférieur à 20kBds. </text:p>
      <text:p text:style-name="P38"><text:span text:style-name="T2">NB</text:span> : CPU à 72MHz, Carte Nucléo 103</text:p>
      <text:p text:style-name="P38"/>
      <text:p text:style-name="P38"/>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38"/>
      <text:p text:style-name="P38">Les chronométrages sont fait en réel avec Analog discovery : Mesure de largeur d'impulsion.</text:p>
      <text:p text:style-name="P38"/>
      <text:p text:style-name="P38">Incoming message 30 de longueur (28 utile), donc condition maximale : OK</text:p>
      <text:p text:style-name="P38">Chronométrage sur réception caractère (state = ReadingFrame) : 1,3µs</text:p>
      <text:p text:style-name="P38">Chronométrage sur checksum(state = CheckSum) : 11,8µs</text:p>
      <text:p text:style-name="P38">Chronométrage sur update (state = UpdateMssgForMAC) : 13,2µs</text:p>
      <text:p text:style-name="P38"/>
      <text:h text:style-name="Heading_20_3" text:outline-level="3"><draw:g text:anchor-type="paragraph" draw:z-index="93" draw:style-name="gr1"><draw:g draw:name="DrawObject 6" draw:style-name="gr10"><draw:line draw:name="Ligne verticale 5" draw:style-name="gr3" draw:text-style-name="P96" svg:x1="4.41cm" svg:y1="3.191cm" svg:x2="4.41cm" svg:y2="4.461cm"><text:p/></draw:line><draw:frame draw:name="Cadre de texte 24" draw:style-name="gr16" draw:text-style-name="P100" svg:width="1.71cm" svg:height="0.989cm" svg:x="2.595cm" svg:y="3.475cm"><draw:text-box><text:p><text:span text:style-name="T65">- request</text:span></text:p><text:p><text:span text:style-name="T65">- AsyMssg</text:span></text:p></draw:text-box></draw:frame><draw:line draw:name="Ligne verticale 6" draw:style-name="gr3" draw:text-style-name="P96" svg:x1="6.245cm" svg:y1="4.461cm" svg:x2="6.227cm" svg:y2="3.191cm"><text:p/></draw:line><draw:frame draw:name="Cadre de texte 25" draw:style-name="gr16" draw:text-style-name="P100" svg:width="1.71cm" svg:height="0.989cm" svg:x="6.423cm" svg:y="3.475cm"><draw:text-box><text:p><text:span text:style-name="T65">- data</text:span></text:p><text:p><text:span text:style-name="T65">- Ack</text:span></text:p></draw:text-box></draw:frame></draw:g><draw:g draw:name="DrawObject 7" draw:style-name="gr10"><draw:line draw:name="Ligne verticale 7" draw:style-name="gr3" draw:text-style-name="P96" svg:x1="4.41cm" svg:y1="7.635cm" svg:x2="4.41cm" svg:y2="8.905cm"><text:p/></draw:line><draw:frame draw:name="Cadre de texte 26" draw:style-name="gr16" draw:text-style-name="P100" svg:width="1.71cm" svg:height="0.989cm" svg:x="2.595cm" svg:y="7.916cm"><draw:text-box><text:p><text:span text:style-name="T65">- request</text:span></text:p><text:p><text:span text:style-name="T65">- AsyMssg</text:span></text:p></draw:text-box></draw:frame><draw:line draw:name="Ligne verticale 8" draw:style-name="gr3" draw:text-style-name="P96" svg:x1="6.245cm" svg:y1="8.905cm" svg:x2="6.227cm" svg:y2="7.635cm"><text:p/></draw:line><draw:frame draw:name="Cadre de texte 27" draw:style-name="gr16" draw:text-style-name="P100" svg:width="1.71cm" svg:height="0.989cm" svg:x="6.423cm" svg:y="7.916cm"><draw:text-box><text:p><text:span text:style-name="T65">- data</text:span></text:p><text:p><text:span text:style-name="T65">- Ack</text:span></text:p></draw:text-box></draw:frame></draw:g><draw:g draw:name="DrawObject8" draw:style-name="gr10"><draw:path draw:name="Forme52" draw:style-name="gr17" draw:text-style-name="P96" svg:width="0.115cm" svg:height="0.286cm" svg:x="8.19cm" svg:y="8.705cm" svg:viewBox="0 0 116 287" svg:d="M0 287c58-646 116 0 116 0"><text:p/></draw:path><draw:path draw:name="Forme53" draw:style-name="gr17" draw:text-style-name="P96" svg:width="0.115cm" svg:height="0.286cm" svg:x="8.308cm" svg:y="8.989cm" svg:viewBox="0 0 116 287" svg:d="M0 0c58 645 116 0 116 0"><text:p/></draw:path><draw:path draw:name="Forme54" draw:style-name="gr17" draw:text-style-name="P96" svg:width="0.115cm" svg:height="0.286cm" svg:x="8.422cm" svg:y="8.705cm" svg:viewBox="0 0 116 287" svg:d="M0 287c58-646 116 0 116 0"><text:p/></draw:path><draw:path draw:name="Forme55" draw:style-name="gr17" draw:text-style-name="P96" svg:width="0.115cm" svg:height="0.286cm" svg:x="8.539cm" svg:y="8.989cm" svg:viewBox="0 0 116 287" svg:d="M0 0c58 645 116 0 116 0"><text:p/></draw:path><draw:path draw:name="Forme56" draw:style-name="gr17" draw:text-style-name="P96" svg:width="0.115cm" svg:height="0.286cm" svg:x="8.653cm" svg:y="8.705cm" svg:viewBox="0 0 116 287" svg:d="M0 287c58-646 116 0 116 0"><text:p/></draw:path><draw:path draw:name="Forme57" draw:style-name="gr17" draw:text-style-name="P96" svg:width="0.115cm" svg:height="0.286cm" svg:x="8.771cm" svg:y="8.989cm" svg:viewBox="0 0 116 287" svg:d="M0 0c58 645 116 0 116 0"><text:p/></draw:path><draw:path draw:name="Forme58" draw:style-name="gr17" draw:text-style-name="P96" svg:width="0.115cm" svg:height="0.286cm" svg:x="8.888cm" svg:y="8.705cm" svg:viewBox="0 0 116 287" svg:d="M0 287c58-646 116 0 116 0"><text:p/></draw:path><draw:path draw:name="Forme63" draw:style-name="gr17" draw:text-style-name="P96" svg:width="0.073cm" svg:height="0.286cm" svg:x="9.01cm" svg:y="8.989cm" svg:viewBox="0 0 74 287" svg:d="M0 0c37 645 74 0 74 0"><text:p/></draw:path><draw:path draw:name="Forme64" draw:style-name="gr17" draw:text-style-name="P96" svg:width="0.073cm" svg:height="0.286cm" svg:x="9.085cm" svg:y="8.705cm" svg:viewBox="0 0 74 287" svg:d="M0 287c37-646 74 0 74 0"><text:p/></draw:path><draw:path draw:name="Forme65" draw:style-name="gr17" draw:text-style-name="P96" svg:width="0.073cm" svg:height="0.286cm" svg:x="9.159cm" svg:y="8.989cm" svg:viewBox="0 0 74 287" svg:d="M0 0c37 645 74 0 74 0"><text:p/></draw:path><draw:path draw:name="Forme66" draw:style-name="gr17" draw:text-style-name="P96" svg:width="0.073cm" svg:height="0.286cm" svg:x="9.234cm" svg:y="8.705cm" svg:viewBox="0 0 74 287" svg:d="M0 287c37-646 74 0 74 0"><text:p/></draw:path><draw:path draw:name="Forme67" draw:style-name="gr17" draw:text-style-name="P96" svg:width="0.073cm" svg:height="0.286cm" svg:x="9.309cm" svg:y="8.989cm" svg:viewBox="0 0 74 287" svg:d="M0 0c37 645 74 0 74 0"><text:p/></draw:path><draw:path draw:name="Forme68" draw:style-name="gr17" draw:text-style-name="P96" svg:width="0.073cm" svg:height="0.286cm" svg:x="9.384cm" svg:y="8.705cm" svg:viewBox="0 0 74 287" svg:d="M0 287c37-646 74 0 74 0"><text:p/></draw:path><draw:path draw:name="Forme69" draw:style-name="gr17" draw:text-style-name="P96" svg:width="0.073cm" svg:height="0.286cm" svg:x="9.456cm" svg:y="8.989cm" svg:viewBox="0 0 74 287" svg:d="M0 0c37 645 74 0 74 0"><text:p/></draw:path><draw:path draw:name="Forme75" draw:style-name="gr18" draw:text-style-name="P96" svg:width="0.115cm" svg:height="0.286cm" svg:x="8.422cm" svg:y="8.705cm" svg:viewBox="0 0 116 287" svg:d="M0 287c58-646 116 0 116 0"><text:p/></draw:path><draw:path draw:name="Forme76" draw:style-name="gr18" draw:text-style-name="P96" svg:width="0.115cm" svg:height="0.286cm" svg:x="8.539cm" svg:y="8.989cm" svg:viewBox="0 0 116 287" svg:d="M0 0c58 645 116 0 116 0"><text:p/></draw:path><draw:path draw:name="Forme77" draw:style-name="gr18" draw:text-style-name="P96" svg:width="0.115cm" svg:height="0.286cm" svg:x="8.657cm" svg:y="8.705cm" svg:viewBox="0 0 116 287" svg:d="M0 287c58-646 116 0 116 0"><text:p/></draw:path><draw:path draw:name="Forme78" draw:style-name="gr18" draw:text-style-name="P96" svg:width="0.115cm" svg:height="0.286cm" svg:x="8.771cm" svg:y="8.989cm" svg:viewBox="0 0 116 287" svg:d="M0 0c58 645 116 0 116 0"><text:p/></draw:path><draw:path draw:name="Forme79" draw:style-name="gr18" draw:text-style-name="P96" svg:width="0.115cm" svg:height="0.286cm" svg:x="8.888cm" svg:y="8.705cm" svg:viewBox="0 0 116 287" svg:d="M0 287c58-646 116 0 116 0"><text:p/></draw:path><draw:path draw:name="Forme84" draw:style-name="gr18" draw:text-style-name="P96" svg:width="0.073cm" svg:height="0.286cm" svg:x="9.01cm" svg:y="8.989cm" svg:viewBox="0 0 74 287" svg:d="M0 0c37 645 74 0 74 0"><text:p/></draw:path><draw:path draw:name="Forme85" draw:style-name="gr18" draw:text-style-name="P96" svg:width="0.073cm" svg:height="0.286cm" svg:x="9.085cm" svg:y="8.705cm" svg:viewBox="0 0 74 287" svg:d="M0 287c37-646 74 0 74 0"><text:p/></draw:path><draw:path draw:name="Forme86" draw:style-name="gr18" draw:text-style-name="P96" svg:width="0.073cm" svg:height="0.286cm" svg:x="9.159cm" svg:y="8.989cm" svg:viewBox="0 0 74 287" svg:d="M0 0c37 645 74 0 74 0"><text:p/></draw:path><draw:g draw:name="Forme87" draw:style-name="gr10"><draw:path draw:style-name="gr18" draw:text-style-name="P96" svg:width="0.115cm" svg:height="0.286cm" svg:x="8.19cm" svg:y="8.705cm" svg:viewBox="0 0 116 287" svg:d="M0 287c58-646 116 0 116 0"><text:p/></draw:path><draw:path draw:style-name="gr18" draw:text-style-name="P96" svg:width="0.115cm" svg:height="0.286cm" svg:x="8.308cm" svg:y="8.989cm" svg:viewBox="0 0 116 287" svg:d="M0 0c58 645 116 0 116 0"><text:p/></draw:path></draw:g><draw:path draw:name="Forme102" draw:style-name="gr18" draw:text-style-name="P96" svg:width="0.073cm" svg:height="0.286cm" svg:x="9.159cm" svg:y="8.989cm" svg:viewBox="0 0 74 287" svg:d="M74 0c-37 645-74 0-74 0"><text:p/></draw:path><draw:path draw:name="Forme103" draw:style-name="gr18" draw:text-style-name="P96" svg:width="0.073cm" svg:height="0.291cm" svg:x="9.234cm" svg:y="8.704cm" svg:viewBox="0 0 74 292" svg:d="M0 292c37-656 74 0 74 0"><text:p/></draw:path><draw:path draw:name="Forme104" draw:style-name="gr18" draw:text-style-name="P96" svg:width="0.074cm" svg:height="0.286cm" svg:x="9.384cm" svg:y="8.705cm" svg:viewBox="0 0 75 287" svg:d="M75 287c-38-646-75 0-75 0"><text:p/></draw:path><draw:path draw:name="Forme105" draw:style-name="gr18" draw:text-style-name="P96" svg:width="0.074cm" svg:height="0.286cm" svg:x="9.309cm" svg:y="8.989cm" svg:viewBox="0 0 75 287" svg:d="M75 0c-38 645-75 0-75 0"><text:p/></draw:path><draw:path draw:name="Forme107" draw:style-name="gr18" draw:text-style-name="P96" svg:width="0.074cm" svg:height="0.286cm" svg:x="9.457cm" svg:y="8.989cm" svg:viewBox="0 0 75 287" svg:d="M75 0c-38 645-75 0-75 0"><text:p/></draw:path><draw:path draw:name="Forme111" draw:style-name="gr18" draw:text-style-name="P96" svg:width="0.115cm" svg:height="0.286cm" svg:x="8.422cm" svg:y="8.705cm" svg:viewBox="0 0 116 287" svg:d="M0 287c58-646 116 0 116 0"><text:p/></draw:path><draw:path draw:name="Forme112" draw:style-name="gr18" draw:text-style-name="P96" svg:width="0.115cm" svg:height="0.286cm" svg:x="8.539cm" svg:y="8.989cm" svg:viewBox="0 0 116 287" svg:d="M0 0c58 645 116 0 116 0"><text:p/></draw:path></draw:g><draw:line draw:name="Ligne 8" draw:style-name="gr19" draw:text-style-name="P96" svg:x1="7.026cm" svg:y1="9.157cm" svg:x2="8.003cm" svg:y2="9.171cm"><text:p/></draw:line><draw:line draw:name="Ligne 9" draw:style-name="gr19" draw:text-style-name="P96" svg:x1="8.393cm" svg:y1="9.629cm" svg:x2="7.262cm" svg:y2="9.629cm"><text:p/></draw:line><draw:g draw:name="DrawObject 8" draw:style-name="gr10"><draw:path draw:name="Forme 31" draw:style-name="gr17" draw:text-style-name="P96" svg:width="0.106cm" svg:height="0.036cm" svg:x="8.502cm" svg:y="9.593cm" svg:viewBox="0 0 107 37" svg:d="M0 37c54-83 107 0 107 0"><text:p/></draw:path><draw:path draw:name="Forme 32" draw:style-name="gr17" draw:text-style-name="P96" svg:width="0.106cm" svg:height="0.036cm" svg:x="8.607cm" svg:y="9.63cm" svg:viewBox="0 0 107 37" svg:d="M0 0c53 83 107 0 107 0"><text:p/></draw:path><draw:path draw:name="Forme 33" draw:style-name="gr17" draw:text-style-name="P96" svg:width="0.106cm" svg:height="0.036cm" svg:x="8.717cm" svg:y="9.593cm" svg:viewBox="0 0 107 37" svg:d="M0 37c54-83 107 0 107 0"><text:p/></draw:path><draw:path draw:name="Forme 34" draw:style-name="gr17" draw:text-style-name="P96" svg:width="0.106cm" svg:height="0.036cm" svg:x="8.823cm" svg:y="9.63cm" svg:viewBox="0 0 107 37" svg:d="M0 0c53 83 107 0 107 0"><text:p/></draw:path><draw:path draw:name="Forme 35" draw:style-name="gr17" draw:text-style-name="P96" svg:width="0.106cm" svg:height="0.036cm" svg:x="8.928cm" svg:y="9.593cm" svg:viewBox="0 0 107 37" svg:d="M0 37c54-83 107 0 107 0"><text:p/></draw:path><draw:path draw:name="Forme 36" draw:style-name="gr17" draw:text-style-name="P96" svg:width="0.106cm" svg:height="0.036cm" svg:x="9.033cm" svg:y="9.63cm" svg:viewBox="0 0 107 37" svg:d="M0 0c53 83 107 0 107 0"><text:p/></draw:path><draw:path draw:name="Forme 37" draw:style-name="gr17" draw:text-style-name="P96" svg:width="0.106cm" svg:height="0.036cm" svg:x="9.144cm" svg:y="9.593cm" svg:viewBox="0 0 107 37" svg:d="M0 37c54-83 107 0 107 0"><text:p/></draw:path><draw:path draw:name="Forme 38" draw:style-name="gr17" draw:text-style-name="P96" svg:width="0.068cm" svg:height="0.036cm" svg:x="9.257cm" svg:y="9.63cm" svg:viewBox="0 0 69 37" svg:d="M0 0c34 83 69 0 69 0"><text:p/></draw:path><draw:path draw:name="Forme 39" draw:style-name="gr17" draw:text-style-name="P96" svg:width="0.068cm" svg:height="0.036cm" svg:x="9.324cm" svg:y="9.593cm" svg:viewBox="0 0 69 37" svg:d="M0 37c34-83 69 0 69 0"><text:p/></draw:path><draw:path draw:name="Forme 40" draw:style-name="gr17" draw:text-style-name="P96" svg:width="0.068cm" svg:height="0.036cm" svg:x="9.391cm" svg:y="9.63cm" svg:viewBox="0 0 69 37" svg:d="M0 0c34 83 69 0 69 0"><text:p/></draw:path><draw:path draw:name="Forme 41" draw:style-name="gr17" draw:text-style-name="P96" svg:width="0.068cm" svg:height="0.036cm" svg:x="9.461cm" svg:y="9.593cm" svg:viewBox="0 0 69 37" svg:d="M0 37c34-83 69 0 69 0"><text:p/></draw:path><draw:path draw:name="Forme 42" draw:style-name="gr17" draw:text-style-name="P96" svg:width="0.068cm" svg:height="0.036cm" svg:x="9.529cm" svg:y="9.63cm" svg:viewBox="0 0 69 37" svg:d="M0 0c34 83 69 0 69 0"><text:p/></draw:path><draw:path draw:name="Forme 43" draw:style-name="gr17" draw:text-style-name="P96" svg:width="0.068cm" svg:height="0.036cm" svg:x="9.6cm" svg:y="9.593cm" svg:viewBox="0 0 69 37" svg:d="M0 37c34-83 69 0 69 0"><text:p/></draw:path><draw:path draw:name="Forme 44" draw:style-name="gr17" draw:text-style-name="P96" svg:width="0.068cm" svg:height="0.036cm" svg:x="9.667cm" svg:y="9.63cm" svg:viewBox="0 0 69 37" svg:d="M0 0c34 83 69 0 69 0"><text:p/></draw:path><draw:path draw:name="Forme 45" draw:style-name="gr18" draw:text-style-name="P96" svg:width="0.106cm" svg:height="0.036cm" svg:x="8.717cm" svg:y="9.593cm" svg:viewBox="0 0 107 37" svg:d="M0 37c54-83 107 0 107 0"><text:p/></draw:path><draw:path draw:name="Forme 46" draw:style-name="gr18" draw:text-style-name="P96" svg:width="0.106cm" svg:height="0.036cm" svg:x="8.823cm" svg:y="9.63cm" svg:viewBox="0 0 107 37" svg:d="M0 0c53 83 107 0 107 0"><text:p/></draw:path><draw:path draw:name="Forme 47" draw:style-name="gr18" draw:text-style-name="P96" svg:width="0.106cm" svg:height="0.036cm" svg:x="8.929cm" svg:y="9.593cm" svg:viewBox="0 0 107 37" svg:d="M0 37c54-83 107 0 107 0"><text:p/></draw:path><draw:path draw:name="Forme 48" draw:style-name="gr18" draw:text-style-name="P96" svg:width="0.106cm" svg:height="0.036cm" svg:x="9.038cm" svg:y="9.63cm" svg:viewBox="0 0 107 37" svg:d="M0 0c53 83 107 0 107 0"><text:p/></draw:path><draw:path draw:name="Forme 49" draw:style-name="gr18" draw:text-style-name="P96" svg:width="0.106cm" svg:height="0.036cm" svg:x="9.144cm" svg:y="9.593cm" svg:viewBox="0 0 107 37" svg:d="M0 37c54-83 107 0 107 0"><text:p/></draw:path><draw:path draw:name="Forme 50" draw:style-name="gr18" draw:text-style-name="P96" svg:width="0.068cm" svg:height="0.036cm" svg:x="9.257cm" svg:y="9.63cm" svg:viewBox="0 0 69 37" svg:d="M0 0c34 83 69 0 69 0"><text:p/></draw:path><draw:path draw:name="Forme 51" draw:style-name="gr18" draw:text-style-name="P96" svg:width="0.068cm" svg:height="0.036cm" svg:x="9.324cm" svg:y="9.593cm" svg:viewBox="0 0 69 37" svg:d="M0 37c34-83 69 0 69 0"><text:p/></draw:path><draw:path draw:name="Forme 52" draw:style-name="gr18" draw:text-style-name="P96" svg:width="0.068cm" svg:height="0.036cm" svg:x="9.392cm" svg:y="9.63cm" svg:viewBox="0 0 69 37" svg:d="M0 0c34 83 69 0 69 0"><text:p/></draw:path><draw:g draw:name="Forme 53" draw:style-name="gr10"><draw:path draw:style-name="gr18" draw:text-style-name="P96" svg:width="0.106cm" svg:height="0.036cm" svg:x="8.502cm" svg:y="9.593cm" svg:viewBox="0 0 107 37" svg:d="M0 37c54-83 107 0 107 0"><text:p/></draw:path><draw:path draw:style-name="gr18" draw:text-style-name="P96" svg:width="0.106cm" svg:height="0.036cm" svg:x="8.607cm" svg:y="9.63cm" svg:viewBox="0 0 107 37" svg:d="M0 0c53 83 107 0 107 0"><text:p/></draw:path></draw:g><draw:path draw:name="Forme 54" draw:style-name="gr18" draw:text-style-name="P96" svg:width="0.068cm" svg:height="0.036cm" svg:x="9.393cm" svg:y="9.63cm" svg:viewBox="0 0 69 37" svg:d="M69 0c-35 83-69 0-69 0"><text:p/></draw:path><draw:path draw:name="Forme 55" draw:style-name="gr18" draw:text-style-name="P96" svg:width="0.068cm" svg:height="0.036cm" svg:x="9.462cm" svg:y="9.592cm" svg:viewBox="0 0 69 37" svg:d="M0 37c34-84 69 0 69 0"><text:p/></draw:path><draw:path draw:name="Forme 56" draw:style-name="gr18" draw:text-style-name="P96" svg:width="0.068cm" svg:height="0.036cm" svg:x="9.6cm" svg:y="9.593cm" svg:viewBox="0 0 69 37" svg:d="M69 37c-35-83-69 0-69 0"><text:p/></draw:path><draw:path draw:name="Forme 57" draw:style-name="gr18" draw:text-style-name="P96" svg:width="0.068cm" svg:height="0.036cm" svg:x="9.532cm" svg:y="9.63cm" svg:viewBox="0 0 69 37" svg:d="M69 0c-35 83-69 0-69 0"><text:p/></draw:path><draw:path draw:name="Forme 58" draw:style-name="gr18" draw:text-style-name="P96" svg:width="0.068cm" svg:height="0.036cm" svg:x="9.667cm" svg:y="9.63cm" svg:viewBox="0 0 69 37" svg:d="M69 0c-35 83-69 0-69 0"><text:p/></draw:path><draw:path draw:name="Forme 59" draw:style-name="gr18" draw:text-style-name="P96" svg:width="0.106cm" svg:height="0.036cm" svg:x="8.717cm" svg:y="9.593cm" svg:viewBox="0 0 107 37" svg:d="M0 37c54-83 107 0 107 0"><text:p/></draw:path><draw:path draw:name="Forme 60" draw:style-name="gr18" draw:text-style-name="P96" svg:width="0.106cm" svg:height="0.036cm" svg:x="8.823cm" svg:y="9.63cm" svg:viewBox="0 0 107 37" svg:d="M0 0c53 83 107 0 107 0"><text:p/></draw:path></draw:g><draw:g draw:name="DrawObject11" draw:style-name="gr10"><draw:line draw:name="Ligne 10" draw:style-name="gr20" draw:text-style-name="P96" svg:x1="0.292cm" svg:y1="8.197cm" svg:x2="0.559cm" svg:y2="8.197cm"><text:p/></draw:line><draw:line draw:name="Ligne 11" draw:style-name="gr20" draw:text-style-name="P96" svg:x1="0.56cm" svg:y1="8.518cm" svg:x2="0.56cm" svg:y2="8.197cm"><text:p/></draw:line><draw:line draw:name="Ligne 12" draw:style-name="gr20" draw:text-style-name="P96" svg:x1="0.56cm" svg:y1="8.518cm" svg:x2="0.718cm" svg:y2="8.518cm"><text:p/></draw:line><draw:line draw:name="Ligne 13" draw:style-name="gr20" draw:text-style-name="P96" svg:x1="0.718cm" svg:y1="8.518cm" svg:x2="0.718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96"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2cm" svg:y="8.198cm"><text:p/><draw:enhanced-geometry svg:viewBox="0 0 21600 21600" draw:type="rectangle" draw:enhanced-path="M 0 0 L 21600 0 21600 21600 0 21600 0 0 Z N"/></draw:custom-shape><draw:line draw:name="Ligne 22" draw:style-name="gr20" draw:text-style-name="P96" svg:x1="1.375cm" svg:y1="8.518cm" svg:x2="1.375cm" svg:y2="8.197cm"><text:p/></draw:line><draw:custom-shape draw:name="Forme 15" draw:style-name="gr21" svg:width="0.165cm" svg:height="0.322cm" svg:x="1.376cm" svg:y="8.198cm"><text:p/><draw:enhanced-geometry svg:viewBox="0 0 21600 21600" draw:type="rectangle" draw:enhanced-path="M 0 0 L 21600 0 21600 21600 0 21600 0 0 Z N"/></draw:custom-shape><draw:custom-shape draw:name="Forme 16" draw:style-name="gr21" svg:width="0.165cm" svg:height="0.322cm" svg:x="1.54cm" svg:y="8.198cm"><text:p/><draw:enhanced-geometry svg:viewBox="0 0 21600 21600" draw:type="rectangle" draw:enhanced-path="M 0 0 L 21600 0 21600 21600 0 21600 0 0 Z N"/></draw:custom-shape><draw:line draw:name="Ligne 23" draw:style-name="gr20" draw:text-style-name="P96"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96"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99" svg:width="2.911cm" svg:height="0.408cm" svg:x="4.142cm" svg:y="6.874cm"><draw:text-box><text:p><text:span text:style-name="T62">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99" svg:width="2.911cm" svg:height="0.408cm" svg:x="4.11cm" svg:y="2.438cm"><draw:text-box><text:p><text:span text:style-name="T62">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99" svg:width="2.911cm" svg:height="0.408cm" svg:x="4.144cm" svg:y="9.096cm"><draw:text-box><text:p><text:span text:style-name="T62">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99" svg:width="2.911cm" svg:height="0.408cm" svg:x="4.02cm" svg:y="4.653cm"><draw:text-box><text:p><text:span text:style-name="T62"><text:s text:c="2"/></text:span><text:span text:style-name="T62">Phy_UART</text:span></text:p></draw:text-box></draw:frame></draw:g></draw:g><draw:g draw:name="DrawObject 10" draw:style-name="gr10"><draw:line draw:name="Ligne verticale 4" draw:style-name="gr3" draw:text-style-name="P96" svg:x1="4.41cm" svg:y1="5.401cm" svg:x2="4.41cm" svg:y2="6.671cm"><text:p/></draw:line><draw:frame draw:name="Cadre de texte 31" draw:style-name="gr16" draw:text-style-name="P100" svg:width="1.71cm" svg:height="0.989cm" svg:x="2.595cm" svg:y="5.683cm"><draw:text-box><text:p><text:span text:style-name="T65">- request</text:span></text:p><text:p><text:span text:style-name="T65">- AsyMssg</text:span></text:p></draw:text-box></draw:frame><draw:line draw:name="Ligne verticale 9" draw:style-name="gr3" draw:text-style-name="P96" svg:x1="6.245cm" svg:y1="6.671cm" svg:x2="6.227cm" svg:y2="5.401cm"><text:p/></draw:line><draw:frame draw:name="Cadre de texte 32" draw:style-name="gr16" draw:text-style-name="P100" svg:width="1.71cm" svg:height="0.989cm" svg:x="6.423cm" svg:y="5.683cm"><draw:text-box><text:p><text:span text:style-name="T65">- data</text:span></text:p><text:p><text:span text:style-name="T65">- Ack</text:span></text:p></draw:text-box></draw:frame></draw:g><draw:frame draw:name="Cadre de texte 2" draw:style-name="gr25" draw:text-style-name="P101" svg:width="3.444cm" svg:height="1.308cm" svg:x="0.161cm" svg:y="6.297cm"><draw:text-box><text:p><text:span text:style-name="T66">Phy Frame</text:span></text:p><text:p><text:span text:style-name="T68">|#####|Len</text:span><text:span text:style-name="T67">|datal|</text:span><text:span text:style-name="T68">CheckSum|</text:span><text:span text:style-name="T67"> </text:span></text:p><text:p><text:span text:style-name="T66"/></text:p></draw:text-box></draw:frame><draw:frame draw:name="Cadre de texte 2" draw:style-name="gr23" draw:text-style-name="P101" svg:width="1.726cm" svg:height="0.981cm" svg:x="0.39cm" svg:y="3.445cm"><draw:text-box><text:p><text:span text:style-name="T66">MAC Frame</text:span></text:p><text:p><text:span text:style-name="T68">|Len'</text:span><text:span text:style-name="T67">|datal|</text:span></text:p><text:p><text:span text:style-name="T66"/></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99" svg:width="2.911cm" svg:height="0.408cm" svg:x="10.531cm" svg:y="7.017cm"><draw:text-box><text:p><text:span text:style-name="T62">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99" svg:width="2.911cm" svg:height="0.408cm" svg:x="10.497cm" svg:y="2.58cm"><draw:text-box><text:p><text:span text:style-name="T62">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99" svg:width="2.911cm" svg:height="0.408cm" svg:x="10.533cm" svg:y="9.239cm"><draw:text-box><text:p><text:span text:style-name="T62">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99" svg:width="2.911cm" svg:height="0.408cm" svg:x="10.409cm" svg:y="4.796cm"><draw:text-box><text:p><text:span text:style-name="T62"><text:s text:c="2"/></text:span><text:span text:style-name="T62">Phy_UART</text:span></text:p></draw:text-box></draw:frame></draw:g></draw:g><draw:g draw:name="DrawObject 6" draw:style-name="gr10"><draw:line draw:name="Ligne verticale 5" draw:style-name="gr3" draw:text-style-name="P96" svg:x1="10.961cm" svg:y1="3.351cm" svg:x2="10.961cm" svg:y2="4.621cm"><text:p/></draw:line><draw:frame draw:name="Cadre de texte 24" draw:style-name="gr16" draw:text-style-name="P100" svg:width="1.71cm" svg:height="0.989cm" svg:x="9.146cm" svg:y="3.633cm"><draw:text-box><text:p><text:span text:style-name="T65">- request</text:span></text:p><text:p><text:span text:style-name="T65">- AsyMssg</text:span></text:p></draw:text-box></draw:frame><draw:line draw:name="Ligne verticale 6" draw:style-name="gr3" draw:text-style-name="P96" svg:x1="12.796cm" svg:y1="4.621cm" svg:x2="12.778cm" svg:y2="3.351cm"><text:p/></draw:line><draw:frame draw:name="Cadre de texte 25" draw:style-name="gr16" draw:text-style-name="P100" svg:width="1.71cm" svg:height="0.989cm" svg:x="12.974cm" svg:y="3.633cm"><draw:text-box><text:p><text:span text:style-name="T65">- data</text:span></text:p><text:p><text:span text:style-name="T65">- Ack</text:span></text:p></draw:text-box></draw:frame></draw:g><draw:g draw:name="DrawObject 10" draw:style-name="gr10"><draw:line draw:name="Ligne verticale 4" draw:style-name="gr3" draw:text-style-name="P96" svg:x1="10.963cm" svg:y1="5.552cm" svg:x2="10.963cm" svg:y2="6.822cm"><text:p/></draw:line><draw:frame draw:name="Cadre de texte 31" draw:style-name="gr16" draw:text-style-name="P100" svg:width="1.71cm" svg:height="0.989cm" svg:x="9.148cm" svg:y="5.835cm"><draw:text-box><text:p><text:span text:style-name="T65">- request</text:span></text:p><text:p><text:span text:style-name="T65">- AsyMssg</text:span></text:p></draw:text-box></draw:frame><draw:line draw:name="Ligne verticale 9" draw:style-name="gr3" draw:text-style-name="P96" svg:x1="12.8cm" svg:y1="6.822cm" svg:x2="12.782cm" svg:y2="5.552cm"><text:p/></draw:line><draw:frame draw:name="Cadre de texte 32" draw:style-name="gr16" draw:text-style-name="P100" svg:width="1.71cm" svg:height="0.989cm" svg:x="12.976cm" svg:y="5.835cm"><draw:text-box><text:p><text:span text:style-name="T65">- data</text:span></text:p><text:p><text:span text:style-name="T65">- Ack</text:span></text:p></draw:text-box></draw:frame></draw:g><draw:g draw:name="DrawObject 7" draw:style-name="gr10"><draw:line draw:name="Ligne verticale 7" draw:style-name="gr3" draw:text-style-name="P96" svg:x1="11.049cm" svg:y1="7.719cm" svg:x2="11.049cm" svg:y2="8.989cm"><text:p/></draw:line><draw:frame draw:name="Cadre de texte 26" draw:style-name="gr16" draw:text-style-name="P100" svg:width="1.71cm" svg:height="0.989cm" svg:x="9.233cm" svg:y="8.003cm"><draw:text-box><text:p><text:span text:style-name="T65">- request</text:span></text:p><text:p><text:span text:style-name="T65">- AsyMssg</text:span></text:p></draw:text-box></draw:frame><draw:line draw:name="Ligne verticale 8" draw:style-name="gr3" draw:text-style-name="P96" svg:x1="12.883cm" svg:y1="8.989cm" svg:x2="12.865cm" svg:y2="7.719cm"><text:p/></draw:line><draw:frame draw:name="Cadre de texte 27" draw:style-name="gr16" draw:text-style-name="P100" svg:width="1.71cm" svg:height="0.989cm" svg:x="13.06cm" svg:y="8.003cm"><draw:text-box><text:p><text:span text:style-name="T65">- data</text:span></text:p><text:p><text:span text:style-name="T65">- Ack</text:span></text:p></draw:text-box></draw:frame></draw:g></draw:g>Test complet de la couche PhyUART, Nucléo 103</text:h>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Scénario de test :</text:p>
      <text:p text:style-name="P38">On utilise un LCD : </text:p>
      <text:p text:style-name="P38">Première ligne : ce que j'envoie, ou invite, sur la seconde ce que je reçois.</text:p>
      <text:p text:style-name="P38"/>
      <text:p text:style-name="P38">Au reset, le Master envoie le message « Coucou Slave » et l'écrit sur LCD première ligne. Il attend la réponse du Slave, qui doit lui dire, « Salut Master ». Le message sera écrit en seconde ligne.</text:p>
      <text:p text:style-name="P38">Au reset du Slave, il écrit en première ligne « Waiting Master ». Qd il reçoit le message (donc après un reset du Master), il écrit en seconde ligne le message reçu, et en première ligne « Salut Master ». Il envoie « Hello Master ! ».</text:p>
      <text:p text:style-name="P38"><text:soft-page-break/></text:p>
      <text:p text:style-name="P38">Pour l'instant le slave est matérialisé par le PC + module FSK en USB.</text:p>
      <text:p text:style-name="P38"/>
      <text:p text:style-name="P38"/>
      <text:p text:style-name="P38"/>
      <text:p text:style-name="P38"/>
      <text:p text:style-name="P38"/>
      <text:h text:style-name="Heading_20_1" text:outline-level="1"><text:bookmark-start text:name="__RefHeading__4125_1521403488"/>La couche MAC <text:bookmark-end text:name="__RefHeading__4125_1521403488"/></text:h>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h text:style-name="Heading_20_1" text:outline-level="1"><text:bookmark-start text:name="__RefHeading__4127_1521403488"/>Implémentation logicielle<text:bookmark-end text:name="__RefHeading__4127_1521403488"/></text:h>
      <text:p text:style-name="P37"/>
      <text:p text:style-name="P38">Elle doit être indépendante de la puce ST. La partie PhyUART doit être un minimum versatile. Typiquement la pile doit pouvoir s'implémenter sur une STM32F103 ou STM32L031/041. </text:p>
      <text:p text:style-name="P38"><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96"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15" svg:width="1.779cm" svg:height="1.08cm" svg:x="10.707cm" svg:y="5.098cm"><draw:text-box><text:p><text:span text:style-name="T65">Indépendant du matériel</text:span></text:p></draw:text-box></draw:frame><draw:custom-shape text:anchor-type="paragraph" draw:z-index="83" draw:style-name="gr97" draw:text-style-name="P96"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15" svg:width="1.779cm" svg:height="1.08cm" svg:x="10.726cm" svg:y="10.352cm"><draw:text-box><text:p><text:span text:style-name="T65">dépendant du matériel</text:span></text:p></draw:text-box></draw:frame></text:p>
      <text:p text:style-name="P38"/>
      <text:p text:style-name="P38"/>
      <text:p text:style-name="P38"/>
      <text:p text:style-name="P38"/>
      <text:p text:style-name="P38"/>
      <text:p text:style-name="P38"><text:s/>La partie dépendante du matérielle regroupera :</text:p>
      <text:list xml:id="list5686242398914870261" text:style-name="L24">
        <text:list-item>
          <text:p text:style-name="P61">les fonctions IO utiles (getByte, print, Antenne en réception ou émission)</text:p>
        </text:list-item>
        <text:list-item>
          <text:p text:style-name="P61">un <text:span text:style-name="T3">handler UART</text:span> (nom dépend de la puce, copier coller handler start-up) sur réception octet, un callback est mis en place dans Phy_UART.</text:p>
          <text:p text:style-name="P62"/>
        </text:list-item>
      </text:list>
      <text:p text:style-name="P38"/>
      <text:p text:style-name="P38">Le reste sera indépendant du matériel.</text:p>
      <text:p text:style-name="P38"><text:soft-page-break/></text:p>
      <text:p text:style-name="P38"/>
      <text:p text:style-name="P38"/>
      <text:p text:style-name="P38"/>
      <text:p text:style-name="P38"/>
      <text:p text:style-name="P38"/>
      <text:h text:style-name="Heading_20_1" text:outline-level="1"><text:bookmark-start text:name="__RefHeading__4275_1521403488"/>Aspect temps réel ...<text:bookmark-end text:name="__RefHeading__4275_1521403488"/></text:h>
      <text:p text:style-name="P38"/>
      <text:p text:style-name="P38"/>
      <text:p text:style-name="P38"/>
      <text:p text:style-name="P38"/>
      <text:p text:style-name="P38"/>
      <text:p text:style-name="P38"/>
      <text:p text:style-name="P37"/>
      <text:p text:style-name="P37"/>
      <text:p text:style-name="P37"/>
      <text:p text:style-name="P34"/>
      <text:p text:style-name="P34"/>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01T17:27:33.30</dc:date>
    <meta:editing-duration>P5DT16H13M44S</meta:editing-duration>
    <meta:editing-cycles>152</meta:editing-cycles>
    <meta:generator>OpenOffice/4.1.13$Win32 OpenOffice.org_project/4113m1$Build-9810</meta:generator>
    <meta:print-date>2011-11-29T11:08:14.52</meta:print-date>
    <dc:creator>Thierry Rocacher</dc:creator>
    <meta:document-statistic meta:table-count="2" meta:image-count="7" meta:object-count="0" meta:page-count="26" meta:paragraph-count="348" meta:word-count="4178" meta:character-count="25646"/>
    <meta:user-defined meta:name="Info 1"/>
    <meta:user-defined meta:name="Info 2"/>
    <meta:user-defined meta:name="Info 3"/>
    <meta:user-defined meta:name="Info 4"/>
  </office:meta>
</office:document-meta>
</file>